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</style:style>
    <style:style style:name="P2" style:family="paragraph" style:parent-style-name="Standard">
      <style:paragraph-properties style:line-height-at-least="0.503cm"/>
      <style:text-properties fo:color="#d4d4d4" style:font-name="Consolas" fo:font-size="10.5pt" fo:font-weight="normal" fo:background-color="transparent"/>
    </style:style>
    <style:style style:name="P3" style:family="paragraph" style:parent-style-name="Standard">
      <style:paragraph-properties style:line-height-at-least="0.503cm"/>
      <style:text-properties fo:color="#d4d4d4" style:font-name="Consolas" fo:font-size="10.5pt" style:text-underline-style="solid" style:text-underline-width="auto" style:text-underline-color="font-color" fo:font-weight="normal" fo:background-color="transparent" style:font-weight-asian="bold" style:font-weight-complex="bold"/>
    </style:style>
    <style:style style:name="P4" style:family="paragraph" style:parent-style-name="Standard">
      <style:paragraph-properties style:line-height-at-least="0.503cm"/>
      <style:text-properties fo:color="#d4d4d4" style:font-name="Consolas" fo:font-size="10.5pt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style:line-height-at-least="0.503cm"/>
      <style:text-properties fo:color="#d4d4d4" style:font-name="Consolas" fo:font-size="10.5pt" fo:font-style="normal" style:text-underline-style="solid" style:text-underline-width="auto" style:text-underline-color="font-color" fo:font-weight="normal" fo:background-color="transparent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style:line-height-at-least="0.503cm"/>
      <style:text-properties fo:color="#d4d4d4" fo:background-color="transparent"/>
    </style:style>
    <style:style style:name="P7" style:family="paragraph" style:parent-style-name="Standard">
      <style:paragraph-properties style:line-height-at-least="0.503cm"/>
      <style:text-properties fo:background-color="transparent"/>
    </style:style>
    <style:style style:name="P8" style:family="paragraph" style:parent-style-name="Standard">
      <style:paragraph-properties style:line-height-at-least="0.503cm"/>
      <style:text-properties fo:color="#808080" fo:background-color="transparent"/>
    </style:style>
    <style:style style:name="P9" style:family="paragraph" style:parent-style-name="Standard">
      <style:paragraph-properties style:line-height-at-least="0.503cm"/>
      <style:text-properties fo:color="#808080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Standard">
      <style:paragraph-properties fo:margin-top="0cm" fo:margin-bottom="0.499cm" style:line-height-at-least="0.503cm"/>
      <style:text-properties fo:background-color="transparent"/>
    </style:style>
    <style:style style:name="P12" style:family="paragraph" style:parent-style-name="Standard">
      <style:paragraph-properties style:line-height-at-least="0.503cm" style:border-line-width-bottom="0.088cm 0.035cm 0.035cm" fo:padding="0.074cm" fo:border-left="none" fo:border-right="none" fo:border-top="none" fo:border-bottom="0.158cm double #000000" style:join-border="false"/>
      <style:text-properties fo:color="#808080" fo:background-color="transparent"/>
    </style:style>
    <style:style style:name="P13" style:family="paragraph" style:parent-style-name="Standard">
      <style:paragraph-properties style:line-height-at-least="0.503cm" style:border-line-width-bottom="0.088cm 0.035cm 0.035cm" fo:padding="0.074cm" fo:border-left="none" fo:border-right="none" fo:border-top="none" fo:border-bottom="0.158cm double #000000" style:join-border="false"/>
      <style:text-properties fo:color="#808080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style:line-height-at-least="0.503cm"/>
      <style:text-properties fo:color="#808080" style:font-name="Consolas" fo:font-size="10.5pt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P15" style:family="paragraph" style:parent-style-name="Standard">
      <style:paragraph-properties style:line-height-at-least="0.503cm"/>
      <style:text-properties fo:color="#808080" style:font-name="Consolas" fo:font-size="10.5pt" fo:font-weight="normal" fo:background-color="transparent"/>
    </style:style>
    <style:style style:name="P16" style:family="paragraph" style:parent-style-name="Standard">
      <style:paragraph-properties style:line-height-at-least="0.503cm"/>
      <style:text-properties fo:color="#808080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style:line-height-at-least="0.503cm"/>
      <style:text-properties style:use-window-font-color="true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P18" style:family="paragraph" style:parent-style-name="Standard">
      <style:paragraph-properties style:line-height-at-least="0.503cm"/>
      <style:text-properties style:use-window-font-color="true" style:font-name="Consolas" fo:font-size="10.5pt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P19" style:family="paragraph" style:parent-style-name="Standard">
      <style:paragraph-properties style:line-height-at-least="0.503cm"/>
      <style:text-properties style:use-window-font-color="true" fo:font-style="normal" style:text-underline-style="solid" style:text-underline-width="auto" style:text-underline-color="font-color" fo:font-weight="bold" fo:background-color="transparent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style:line-height-at-least="0.503cm" style:border-line-width-bottom="0.088cm 0.035cm 0.035cm" fo:padding="0.074cm" fo:border-left="none" fo:border-right="none" fo:border-top="none" fo:border-bottom="0.158cm double #000000" style:join-border="false"/>
      <style:text-properties fo:color="#808080" style:font-name="Consolas" fo:font-size="10.5pt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1" style:family="text">
      <style:text-properties style:use-window-font-color="true" style:font-name="Consolas" fo:font-size="10.5pt" fo:font-weight="bold" fo:background-color="transparent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d4d4d4"/>
    </style:style>
    <style:style style:name="T4" style:family="text">
      <style:text-properties fo:color="#808080"/>
    </style:style>
    <style:style style:name="T5" style:family="text">
      <style:text-properties fo:color="#808080" style:font-name="Consolas" fo:font-size="10.5pt" fo:font-weight="normal"/>
    </style:style>
    <style:style style:name="T6" style:family="text">
      <style:text-properties fo:color="#808080" style:text-underline-style="none" style:font-weight-asian="normal" style:font-weight-complex="normal"/>
    </style:style>
    <style:style style:name="T7" style:family="text">
      <style:text-properties fo:color="#569cd6"/>
    </style:style>
    <style:style style:name="T8" style:family="text">
      <style:text-properties fo:color="#569cd6" style:font-name="Consolas" fo:font-size="10.5pt" fo:font-weight="normal"/>
    </style:style>
    <style:style style:name="T9" style:family="text">
      <style:text-properties fo:color="#569cd6" style:text-underline-style="none" style:font-weight-asian="normal" style:font-weight-complex="normal"/>
    </style:style>
    <style:style style:name="T10" style:family="text">
      <style:text-properties fo:color="#9cdcfe"/>
    </style:style>
    <style:style style:name="T11" style:family="text">
      <style:text-properties fo:color="#9cdcfe" style:font-name="Consolas" fo:font-size="10.5pt" fo:font-weight="normal"/>
    </style:style>
    <style:style style:name="T12" style:family="text">
      <style:text-properties fo:color="#9cdcfe" style:text-underline-style="none" style:font-weight-asian="normal" style:font-weight-complex="normal"/>
    </style:style>
    <style:style style:name="T13" style:family="text">
      <style:text-properties style:font-name="Consolas" fo:font-size="10.5pt" fo:font-weight="normal"/>
    </style:style>
    <style:style style:name="T14" style:family="text">
      <style:text-properties fo:color="#ce9178" style:font-name="Consolas" fo:font-size="10.5pt" fo:font-weight="normal"/>
    </style:style>
    <style:style style:name="T15" style:family="text">
      <style:text-properties fo:color="#6a9955" style:font-name="Consolas" fo:font-size="10.5pt" fo:font-weight="normal"/>
    </style:style>
    <style:style style:name="T16" style:family="text">
      <style:text-properties style:text-underline-style="none" style:font-weight-asian="normal" style:font-weight-complex="normal"/>
    </style:style>
    <style:style style:name="T17" style:family="text">
      <style:text-properties fo:color="#d7ba7d" style:font-name="Consolas" fo:font-size="10.5pt" fo:font-weight="normal"/>
    </style:style>
    <style:style style:name="T18" style:family="text">
      <style:text-properties fo:color="#b5cea8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8">index.html</text:p>
      <text:p text:style-name="P14"/>
      <text:p text:style-name="P3"><text:span text:style-name="T4">&lt;!</text:span><text:span text:style-name="T7">DOCTYPE</text:span> <text:span text:style-name="T10">html</text:span><text:span text:style-name="T4">&gt;</text:span></text:p>
      <text:p text:style-name="P2"><text:span text:style-name="T4">&lt;</text:span><text:span text:style-name="T7">html</text:span><text:span text:style-name="T4">&gt;</text:span></text:p>
      <text:p text:style-name="P7"/>
      <text:p text:style-name="P2"><text:span text:style-name="T4">&lt;</text:span><text:span text:style-name="T7">head</text:span><text:span text:style-name="T4">&gt;</text:span></text:p>
      <text:p text:style-name="P6">    <text:span text:style-name="T5">&lt;</text:span><text:span text:style-name="T8">meta</text:span><text:span text:style-name="T13"> </text:span><text:span text:style-name="T11">charset</text:span><text:span text:style-name="T13">=</text:span><text:span text:style-name="T14">"utf-8"</text:span><text:span text:style-name="T5">&gt;</text:span></text:p>
      <text:p text:style-name="P6">    <text:span text:style-name="T5">&lt;</text:span><text:span text:style-name="T8">meta</text:span><text:span text:style-name="T13"> </text:span><text:span text:style-name="T11">name</text:span><text:span text:style-name="T13">=</text:span><text:span text:style-name="T14">"viewport"</text:span><text:span text:style-name="T13"> </text:span><text:span text:style-name="T11">content</text:span><text:span text:style-name="T13">=</text:span><text:span text:style-name="T14">"width=device-width, initial-scale=1"</text:span><text:span text:style-name="T5">&gt;</text:span></text:p>
      <text:p text:style-name="P6">    <text:span text:style-name="T5">&lt;</text:span><text:span text:style-name="T8">title</text:span><text:span text:style-name="T5">&gt;</text:span><text:span text:style-name="T13">Team Cui'zine</text:span><text:span text:style-name="T5">&lt;/</text:span><text:span text:style-name="T8">title</text:span><text:span text:style-name="T5">&gt;</text:span></text:p>
      <text:p text:style-name="P7"/>
      <text:p text:style-name="P6">    <text:span text:style-name="T15">&lt;!-- Library --&gt;</text:span></text:p>
      <text:p text:style-name="P6">    <text:span text:style-name="T5">&lt;</text:span><text:span text:style-name="T8">link</text:span><text:span text:style-name="T13"> </text:span><text:span text:style-name="T11">rel</text:span><text:span text:style-name="T13">=</text:span><text:span text:style-name="T14">"stylesheet"</text:span><text:span text:style-name="T13"> </text:span><text:span text:style-name="T11">href</text:span><text:span text:style-name="T13">=</text:span><text:span text:style-name="T14">"./css/bootstrap.css"</text:span><text:span text:style-name="T5">&gt;</text:span></text:p>
      <text:p text:style-name="P7"/>
      <text:p text:style-name="P6">    <text:span text:style-name="T15">&lt;!-- Local --&gt;</text:span></text:p>
      <text:p text:style-name="P6">    <text:span text:style-name="T5">&lt;</text:span><text:span text:style-name="T8">link</text:span><text:span text:style-name="T13"> </text:span><text:span text:style-name="T11">rel</text:span><text:span text:style-name="T13">=</text:span><text:span text:style-name="T14">"stylesheet"</text:span><text:span text:style-name="T13"> </text:span><text:span text:style-name="T11">href</text:span><text:span text:style-name="T13">=</text:span><text:span text:style-name="T14">"./css/main.css"</text:span><text:span text:style-name="T5">&gt;</text:span></text:p>
      <text:p text:style-name="P6">    <text:span text:style-name="T5">&lt;</text:span><text:span text:style-name="T8">link</text:span><text:span text:style-name="T13"> </text:span><text:span text:style-name="T11">rel</text:span><text:span text:style-name="T13">=</text:span><text:span text:style-name="T14">"stylesheet"</text:span><text:span text:style-name="T13"> </text:span><text:span text:style-name="T11">href</text:span><text:span text:style-name="T13">=</text:span><text:span text:style-name="T14">"./css/team.css"</text:span><text:span text:style-name="T5">&gt;</text:span></text:p>
      <text:p text:style-name="P7"/>
      <text:p text:style-name="P2"><text:span text:style-name="T4">&lt;/</text:span><text:span text:style-name="T7">head</text:span><text:span text:style-name="T4">&gt;</text:span></text:p>
      <text:p text:style-name="P7"/>
      <text:p text:style-name="P2"><text:span text:style-name="T4">&lt;</text:span><text:span text:style-name="T7">body</text:span><text:span text:style-name="T4">&gt;</text:span></text:p>
      <text:p text:style-name="P7"/>
      <text:p text:style-name="P6">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background-team"</text:span><text:span text:style-name="T5">&gt;</text:span></text:p>
      <text:p text:style-name="P7"/>
      <text:p text:style-name="P6">        <text:span text:style-name="T5">&lt;</text:span><text:span text:style-name="T8">nav</text:span><text:span text:style-name="T13"> </text:span><text:span text:style-name="T11">class</text:span><text:span text:style-name="T13">=</text:span><text:span text:style-name="T14">"navbar navbar-expand-lg navbar-dark"</text:span><text:span text:style-name="T5">&gt;</text:span></text:p>
      <text:p text:style-name="P7"/>
      <text:p text:style-name="P6">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ntainer-fluid"</text:span><text:span text:style-name="T5">&gt;</text:span></text:p>
      <text:p text:style-name="P7"/>
      <text:p text:style-name="P6">                <text:span text:style-name="T5">&lt;</text:span><text:span text:style-name="T8">h2</text:span><text:span text:style-name="T5">&gt;</text:span></text:p>
      <text:p text:style-name="P6">                    <text:span text:style-name="T5">&lt;</text:span><text:span text:style-name="T8">a</text:span><text:span text:style-name="T13"> </text:span><text:span text:style-name="T11">class</text:span><text:span text:style-name="T13">=</text:span><text:span text:style-name="T14">"navbar-brand"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Cui'zine</text:span><text:span text:style-name="T5">&lt;/</text:span><text:span text:style-name="T8">a</text:span><text:span text:style-name="T5">&gt;</text:span></text:p>
      <text:p text:style-name="P6">                <text:span text:style-name="T5">&lt;/</text:span><text:span text:style-name="T8">h2</text:span><text:span text:style-name="T5">&gt;</text:span></text:p>
      <text:p text:style-name="P7"/>
      <text:p text:style-name="P6">                <text:span text:style-name="T5">&lt;</text:span><text:span text:style-name="T8">button</text:span><text:span text:style-name="T13"> </text:span><text:span text:style-name="T11">class</text:span><text:span text:style-name="T13">=</text:span><text:span text:style-name="T14">"navbar-toggler"</text:span><text:span text:style-name="T13"> </text:span><text:span text:style-name="T11">type</text:span><text:span text:style-name="T13">=</text:span><text:span text:style-name="T14">"button"</text:span><text:span text:style-name="T13"> </text:span><text:span text:style-name="T11">data-bs-toggle</text:span><text:span text:style-name="T13">=</text:span><text:span text:style-name="T14">"collapse"</text:span><text:span text:style-name="T13"> </text:span><text:span text:style-name="T11">data-bs-target</text:span><text:span text:style-name="T13">=</text:span><text:span text:style-name="T14">"#navbarNav"</text:span></text:p>
      <text:p text:style-name="P6">                    <text:span text:style-name="T11">aria-controls</text:span><text:span text:style-name="T13">=</text:span><text:span text:style-name="T14">"navbarNav"</text:span><text:span text:style-name="T13"> </text:span><text:span text:style-name="T11">aria-expanded</text:span><text:span text:style-name="T13">=</text:span><text:span text:style-name="T14">"false"</text:span><text:span text:style-name="T13"> </text:span><text:span text:style-name="T11">aria-label</text:span><text:span text:style-name="T13">=</text:span><text:span text:style-name="T14">"Toggle navigation"</text:span><text:span text:style-name="T5">&gt;</text:span></text:p>
      <text:p text:style-name="P6">                    <text:span text:style-name="T5">&lt;</text:span><text:span text:style-name="T8">span</text:span><text:span text:style-name="T13"> </text:span><text:span text:style-name="T11">class</text:span><text:span text:style-name="T13">=</text:span><text:span text:style-name="T14">"navbar-toggler-icon"</text:span><text:span text:style-name="T5">&gt;&lt;/</text:span><text:span text:style-name="T8">span</text:span><text:span text:style-name="T5">&gt;</text:span></text:p>
      <text:p text:style-name="P6">                <text:span text:style-name="T5">&lt;/</text:span><text:span text:style-name="T8">button</text:span><text:span text:style-name="T5">&gt;</text:span></text:p>
      <text:p text:style-name="P7"/>
      <text:p text:style-name="P6">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llapse navbar-collapse justify-content-end"</text:span><text:span text:style-name="T13"> </text:span><text:span text:style-name="T11">id</text:span><text:span text:style-name="T13">=</text:span><text:span text:style-name="T14">"navbarNav"</text:span><text:span text:style-name="T5">&gt;</text:span></text:p>
      <text:p text:style-name="P7"/>
      <text:p text:style-name="P6">                    <text:span text:style-name="T5">&lt;</text:span><text:span text:style-name="T8">ul</text:span><text:span text:style-name="T13"> </text:span><text:span text:style-name="T11">class</text:span><text:span text:style-name="T13">=</text:span><text:span text:style-name="T14">"navbar-nav"</text:span><text:span text:style-name="T5">&gt;</text:span></text:p>
      <text:p text:style-name="P6">                        <text:span text:style-name="T5">&lt;</text:span><text:span text:style-name="T8">li</text:span><text:span text:style-name="T13"> </text:span><text:span text:style-name="T11">class</text:span><text:span text:style-name="T13">=</text:span><text:span text:style-name="T14">"nav-item"</text:span><text:span text:style-name="T5">&gt;</text:span></text:p>
      <text:p text:style-name="P6">                            <text:span text:style-name="T5">&lt;</text:span><text:span text:style-name="T8">a</text:span><text:span text:style-name="T13"> </text:span><text:span text:style-name="T11">class</text:span><text:span text:style-name="T13">=</text:span><text:span text:style-name="T14">"nav-link active"</text:span><text:span text:style-name="T13"> </text:span><text:span text:style-name="T11">aria-current</text:span><text:span text:style-name="T13">=</text:span><text:span text:style-name="T14">"page"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Accueil</text:span><text:span text:style-name="T5">&lt;/</text:span><text:span text:style-name="T8">a</text:span><text:span text:style-name="T5">&gt;</text:span></text:p>
      <text:p text:style-name="P6">                        <text:span text:style-name="T5">&lt;/</text:span><text:span text:style-name="T8">li</text:span><text:span text:style-name="T5">&gt;</text:span></text:p>
      <text:p text:style-name="P7"/>
      <text:p text:style-name="P6">                        <text:span text:style-name="T5">&lt;</text:span><text:span text:style-name="T8">li</text:span><text:span text:style-name="T13"> </text:span><text:span text:style-name="T11">class</text:span><text:span text:style-name="T13">=</text:span><text:span text:style-name="T14">"nav-item"</text:span><text:span text:style-name="T5">&gt;</text:span></text:p>
      <text:p text:style-name="P6">                            <text:span text:style-name="T5">&lt;</text:span><text:span text:style-name="T8">a</text:span><text:span text:style-name="T13"> </text:span><text:span text:style-name="T11">class</text:span><text:span text:style-name="T13">=</text:span><text:span text:style-name="T14">"nav-link"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Equipe</text:span><text:span text:style-name="T5">&lt;/</text:span><text:span text:style-name="T8">a</text:span><text:span text:style-name="T5">&gt;</text:span></text:p>
      <text:p text:style-name="P6"><text:soft-page-break/>                        <text:span text:style-name="T5">&lt;/</text:span><text:span text:style-name="T8">li</text:span><text:span text:style-name="T5">&gt;</text:span></text:p>
      <text:p text:style-name="P7"/>
      <text:p text:style-name="P6">                        <text:span text:style-name="T5">&lt;</text:span><text:span text:style-name="T8">li</text:span><text:span text:style-name="T13"> </text:span><text:span text:style-name="T11">class</text:span><text:span text:style-name="T13">=</text:span><text:span text:style-name="T14">"nav-item"</text:span><text:span text:style-name="T5">&gt;</text:span></text:p>
      <text:p text:style-name="P6">                            <text:span text:style-name="T5">&lt;</text:span><text:span text:style-name="T8">a</text:span><text:span text:style-name="T13"> </text:span><text:span text:style-name="T11">class</text:span><text:span text:style-name="T13">=</text:span><text:span text:style-name="T14">"nav-link"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Blog</text:span><text:span text:style-name="T5">&lt;/</text:span><text:span text:style-name="T8">a</text:span><text:span text:style-name="T5">&gt;</text:span></text:p>
      <text:p text:style-name="P6">                        <text:span text:style-name="T5">&lt;/</text:span><text:span text:style-name="T8">li</text:span><text:span text:style-name="T5">&gt;</text:span></text:p>
      <text:p text:style-name="P7"/>
      <text:p text:style-name="P6">                        <text:span text:style-name="T5">&lt;</text:span><text:span text:style-name="T8">li</text:span><text:span text:style-name="T13"> </text:span><text:span text:style-name="T11">class</text:span><text:span text:style-name="T13">=</text:span><text:span text:style-name="T14">"nav-item"</text:span><text:span text:style-name="T5">&gt;</text:span></text:p>
      <text:p text:style-name="P6">                            <text:span text:style-name="T5">&lt;</text:span><text:span text:style-name="T8">a</text:span><text:span text:style-name="T13"> </text:span><text:span text:style-name="T11">class</text:span><text:span text:style-name="T13">=</text:span><text:span text:style-name="T14">"nav-link"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Contact</text:span><text:span text:style-name="T5">&lt;/</text:span><text:span text:style-name="T8">a</text:span><text:span text:style-name="T5">&gt;</text:span></text:p>
      <text:p text:style-name="P6">                        <text:span text:style-name="T5">&lt;/</text:span><text:span text:style-name="T8">li</text:span><text:span text:style-name="T5">&gt;</text:span></text:p>
      <text:p text:style-name="P7"/>
      <text:p text:style-name="P6">                    <text:span text:style-name="T5">&lt;/</text:span><text:span text:style-name="T8">ul</text:span><text:span text:style-name="T5">&gt;</text:span></text:p>
      <text:p text:style-name="P7"/>
      <text:p text:style-name="P6">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<text:span text:style-name="T5">&lt;/</text:span><text:span text:style-name="T8">div</text:span><text:span text:style-name="T5">&gt;</text:span></text:p>
      <text:p text:style-name="P7"/>
      <text:p text:style-name="P6">        <text:span text:style-name="T5">&lt;/</text:span><text:span text:style-name="T8">nav</text:span><text:span text:style-name="T5">&gt;</text:span></text:p>
      <text:p text:style-name="P7"/>
      <text:p text:style-name="P6">        <text:span text:style-name="T5">&lt;</text:span><text:span text:style-name="T8">header</text:span><text:span text:style-name="T13"> </text:span><text:span text:style-name="T11">class</text:span><text:span text:style-name="T13">=</text:span><text:span text:style-name="T14">"container-fluid"</text:span><text:span text:style-name="T5">&gt;</text:span></text:p>
      <text:p text:style-name="P7"/>
      <text:p text:style-name="P6">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row header-cuizine-row align-items-center"</text:span><text:span text:style-name="T5">&gt;</text:span></text:p>
      <text:p text:style-name="P7"/>
      <text:p text:style-name="P6">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l-12 text-white text-center"</text:span><text:span text:style-name="T5">&gt;</text:span></text:p>
      <text:p text:style-name="P7"/>
      <text:p text:style-name="P6">                    <text:span text:style-name="T5">&lt;</text:span><text:span text:style-name="T8">h1</text:span><text:span text:style-name="T13"> </text:span><text:span text:style-name="T11">class</text:span><text:span text:style-name="T13">=</text:span><text:span text:style-name="T14">"display-3"</text:span><text:span text:style-name="T5">&gt;</text:span><text:span text:style-name="T13">On apprend en enseignant</text:span><text:span text:style-name="T5">&lt;/</text:span><text:span text:style-name="T8">h1</text:span><text:span text:style-name="T5">&gt;</text:span></text:p>
      <text:p text:style-name="P6">                    <text:span text:style-name="T5">&lt;</text:span><text:span text:style-name="T8">h2</text:span><text:span text:style-name="T13"> </text:span><text:span text:style-name="T11">class</text:span><text:span text:style-name="T13">=</text:span><text:span text:style-name="T14">"display-6"</text:span><text:span text:style-name="T5">&gt;</text:span><text:span text:style-name="T13">Un pour tous et tous pour un</text:span><text:span text:style-name="T5">&lt;/</text:span><text:span text:style-name="T8">h2</text:span><text:span text:style-name="T5">&gt;</text:span></text:p>
      <text:p text:style-name="P7"/>
      <text:p text:style-name="P6">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<text:span text:style-name="T5">&lt;/</text:span><text:span text:style-name="T8">div</text:span><text:span text:style-name="T5">&gt;</text:span></text:p>
      <text:p text:style-name="P7"/>
      <text:p text:style-name="P6">        <text:span text:style-name="T5">&lt;/</text:span><text:span text:style-name="T8">header</text:span><text:span text:style-name="T5">&gt;</text:span></text:p>
      <text:p text:style-name="P11"/>
      <text:p text:style-name="P6">    <text:span text:style-name="T5">&lt;/</text:span><text:span text:style-name="T8">div</text:span><text:span text:style-name="T5">&gt;</text:span></text:p>
      <text:p text:style-name="P7"/>
      <text:p text:style-name="P6">    <text:span text:style-name="T5">&lt;</text:span><text:span text:style-name="T8">main</text:span><text:span text:style-name="T5">&gt;</text:span></text:p>
      <text:p text:style-name="P6">        </text:p>
      <text:p text:style-name="P6">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ntainer-lg section-articles my-5"</text:span><text:span text:style-name="T5">&gt;</text:span></text:p>
      <text:p text:style-name="P11"/>
      <text:p text:style-name="P6">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row"</text:span><text:span text:style-name="T5">&gt;</text:span></text:p>
      <text:p text:style-name="P7"/>
      <text:p text:style-name="P6">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l-12 col-lg-10 text-center"</text:span><text:span text:style-name="T5">&gt;</text:span></text:p>
      <text:p text:style-name="P7"/>
      <text:p text:style-name="P6">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row"</text:span><text:span text:style-name="T5">&gt;</text:span></text:p>
      <text:p text:style-name="P7"/>
      <text:p text:style-name="P6"><text:soft-page-break/>    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l-6 offset-3 col-md-3 offset-md-1 col-lg-2 offset-lg-1"</text:span><text:span text:style-name="T5">&gt;</text:span></text:p>
      <text:p text:style-name="P7"/>
      <text:p text:style-name="P6">                            <text:span text:style-name="T5">&lt;</text:span><text:span text:style-name="T8">img</text:span><text:span text:style-name="T13"> </text:span><text:span text:style-name="T11">class</text:span><text:span text:style-name="T13">=</text:span><text:span text:style-name="T14">"rounded-circle img-fluid"</text:span><text:span text:style-name="T13"> </text:span><text:span text:style-name="T11">src</text:span><text:span text:style-name="T13">=</text:span><text:span text:style-name="T14">"./img/team/tony.jpg"</text:span><text:span text:style-name="T13"> </text:span><text:span text:style-name="T11">alt</text:span><text:span text:style-name="T13">=</text:span><text:span text:style-name="T14">"Tony"</text:span><text:span text:style-name="T5">&gt;</text:span></text:p>
      <text:p text:style-name="P6">                            <text:span text:style-name="T5">&lt;</text:span><text:span text:style-name="T8">h4</text:span><text:span text:style-name="T5">&gt;</text:span><text:span text:style-name="T13">Tony</text:span><text:span text:style-name="T5">&lt;/</text:span><text:span text:style-name="T8">h4</text:span><text:span text:style-name="T5">&gt;</text:span></text:p>
      <text:p text:style-name="P6">                            <text:span text:style-name="T5">&lt;</text:span><text:span text:style-name="T8">p</text:span><text:span text:style-name="T5">&gt;</text:span><text:span text:style-name="T13">Rédacteur en chef</text:span><text:span text:style-name="T5">&lt;/</text:span><text:span text:style-name="T8">p</text:span><text:span text:style-name="T5">&gt;</text:span></text:p>
      <text:p text:style-name="P7"/>
      <text:p text:style-name="P6">        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l-6 offset-3 col-md-3 offset-md-4 col-lg-2 offset-lg-2"</text:span><text:span text:style-name="T5">&gt;</text:span></text:p>
      <text:p text:style-name="P7"/>
      <text:p text:style-name="P6">                            <text:span text:style-name="T5">&lt;</text:span><text:span text:style-name="T8">img</text:span><text:span text:style-name="T13"> </text:span><text:span text:style-name="T11">class</text:span><text:span text:style-name="T13">=</text:span><text:span text:style-name="T14">"rounded-circle img-fluid"</text:span><text:span text:style-name="T13"> </text:span><text:span text:style-name="T11">src</text:span><text:span text:style-name="T13">=</text:span><text:span text:style-name="T14">"./img/team/clementine.jpg"</text:span><text:span text:style-name="T13"> </text:span><text:span text:style-name="T11">alt</text:span><text:span text:style-name="T13">=</text:span><text:span text:style-name="T14">"Clementine"</text:span><text:span text:style-name="T5">&gt;</text:span></text:p>
      <text:p text:style-name="P6">                            <text:span text:style-name="T5">&lt;</text:span><text:span text:style-name="T8">h4</text:span><text:span text:style-name="T5">&gt;</text:span><text:span text:style-name="T13">Clémentine</text:span><text:span text:style-name="T5">&lt;/</text:span><text:span text:style-name="T8">h4</text:span><text:span text:style-name="T5">&gt;</text:span></text:p>
      <text:p text:style-name="P6">                            <text:span text:style-name="T5">&lt;</text:span><text:span text:style-name="T8">p</text:span><text:span text:style-name="T5">&gt;</text:span><text:span text:style-name="T13">Journaliste culinaire</text:span><text:span text:style-name="T5">&lt;/</text:span><text:span text:style-name="T8">p</text:span><text:span text:style-name="T5">&gt;</text:span></text:p>
      <text:p text:style-name="P7"/>
      <text:p text:style-name="P6">        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            </text:p>
      <text:p text:style-name="P6">    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l-6 offset-3 col-md-3 offset-md-1 col-lg-2 offset-lg-2"</text:span><text:span text:style-name="T5">&gt;</text:span></text:p>
      <text:p text:style-name="P6">                            </text:p>
      <text:p text:style-name="P6">                            <text:span text:style-name="T5">&lt;</text:span><text:span text:style-name="T8">img</text:span><text:span text:style-name="T13"> </text:span><text:span text:style-name="T11">class</text:span><text:span text:style-name="T13">=</text:span><text:span text:style-name="T14">"rounded-circle img-fluid"</text:span><text:span text:style-name="T13"> </text:span><text:span text:style-name="T11">src</text:span><text:span text:style-name="T13">=</text:span><text:span text:style-name="T14">"./img/team/antoine.jpg"</text:span><text:span text:style-name="T13"> </text:span><text:span text:style-name="T11">alt</text:span><text:span text:style-name="T13">=</text:span><text:span text:style-name="T14">"Antoine"</text:span><text:span text:style-name="T5">&gt;</text:span></text:p>
      <text:p text:style-name="P6">                            <text:span text:style-name="T5">&lt;</text:span><text:span text:style-name="T8">h4</text:span><text:span text:style-name="T5">&gt;</text:span><text:span text:style-name="T13">Antoine</text:span><text:span text:style-name="T5">&lt;/</text:span><text:span text:style-name="T8">h4</text:span><text:span text:style-name="T5">&gt;</text:span></text:p>
      <text:p text:style-name="P6">                            <text:span text:style-name="T5">&lt;</text:span><text:span text:style-name="T8">p</text:span><text:span text:style-name="T5">&gt;</text:span><text:span text:style-name="T13">Gouter professionel</text:span><text:span text:style-name="T5">&lt;/</text:span><text:span text:style-name="T8">p</text:span><text:span text:style-name="T5">&gt;</text:span></text:p>
      <text:p text:style-name="P6">                            </text:p>
      <text:p text:style-name="P6">                        <text:span text:style-name="T5">&lt;/</text:span><text:span text:style-name="T8">div</text:span><text:span text:style-name="T5">&gt;</text:span></text:p>
      <text:p text:style-name="P6">                        </text:p>
      <text:p text:style-name="P6">    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l-6 offset-3 col-md-3 offset-md-4 col-lg-2 offset-lg-1"</text:span><text:span text:style-name="T5">&gt;</text:span></text:p>
      <text:p text:style-name="P7"/>
      <text:p text:style-name="P6">                            <text:span text:style-name="T5">&lt;</text:span><text:span text:style-name="T8">img</text:span><text:span text:style-name="T13"> </text:span><text:span text:style-name="T11">class</text:span><text:span text:style-name="T13">=</text:span><text:span text:style-name="T14">"rounded-circle img-fluid"</text:span><text:span text:style-name="T13"> </text:span><text:span text:style-name="T11">src</text:span><text:span text:style-name="T13">=</text:span><text:span text:style-name="T14">"./img/team/tony.jpg"</text:span><text:span text:style-name="T13"> </text:span><text:span text:style-name="T11">alt</text:span><text:span text:style-name="T13">=</text:span><text:span text:style-name="T14">"Tony"</text:span><text:span text:style-name="T5">&gt;</text:span></text:p>
      <text:p text:style-name="P6">                            <text:span text:style-name="T5">&lt;</text:span><text:span text:style-name="T8">h4</text:span><text:span text:style-name="T5">&gt;</text:span><text:span text:style-name="T13">Tony</text:span><text:span text:style-name="T5">&lt;/</text:span><text:span text:style-name="T8">h4</text:span><text:span text:style-name="T5">&gt;</text:span></text:p>
      <text:p text:style-name="P6">                            <text:span text:style-name="T5">&lt;</text:span><text:span text:style-name="T8">p</text:span><text:span text:style-name="T5">&gt;</text:span><text:span text:style-name="T13">Rédacteur en chef</text:span><text:span text:style-name="T5">&lt;/</text:span><text:span text:style-name="T8">p</text:span><text:span text:style-name="T5">&gt;</text:span></text:p>
      <text:p text:style-name="P7"/>
      <text:p text:style-name="P6">        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l-6 offset-3 col-md-3 offset-md-1 col-lg-2 offset-lg-2"</text:span><text:span text:style-name="T5">&gt;</text:span></text:p>
      <text:p text:style-name="P7"/>
      <text:p text:style-name="P6">                            <text:span text:style-name="T5">&lt;</text:span><text:span text:style-name="T8">img</text:span><text:span text:style-name="T13"> </text:span><text:span text:style-name="T11">class</text:span><text:span text:style-name="T13">=</text:span><text:span text:style-name="T14">"rounded-circle img-fluid"</text:span><text:span text:style-name="T13"> </text:span><text:span text:style-name="T11">src</text:span><text:span text:style-name="T13">=</text:span><text:span text:style-name="T14">"./img/team/clementine.jpg"</text:span><text:span text:style-name="T13"> </text:span><text:span text:style-name="T11">alt</text:span><text:span text:style-name="T13">=</text:span><text:span text:style-name="T14">"Clementine"</text:span><text:span text:style-name="T5">&gt;</text:span></text:p>
      <text:p text:style-name="P6">                            <text:span text:style-name="T5">&lt;</text:span><text:span text:style-name="T8">h4</text:span><text:span text:style-name="T5">&gt;</text:span><text:span text:style-name="T13">Clémentine</text:span><text:span text:style-name="T5">&lt;/</text:span><text:span text:style-name="T8">h4</text:span><text:span text:style-name="T5">&gt;</text:span></text:p>
      <text:p text:style-name="P6">                            <text:span text:style-name="T5">&lt;</text:span><text:span text:style-name="T8">p</text:span><text:span text:style-name="T5">&gt;</text:span><text:span text:style-name="T13">Journaliste culinaire</text:span><text:span text:style-name="T5">&lt;/</text:span><text:span text:style-name="T8">p</text:span><text:span text:style-name="T5">&gt;</text:span></text:p>
      <text:p text:style-name="P7"/>
      <text:p text:style-name="P6">        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l-6 offset-3 col-md-3 offset-md-4 col-lg-2 offset-lg-2"</text:span><text:span text:style-name="T5">&gt;</text:span></text:p>
      <text:p text:style-name="P7"/>
      <text:p text:style-name="P6">                            <text:span text:style-name="T5">&lt;</text:span><text:span text:style-name="T8">img</text:span><text:span text:style-name="T13"> </text:span><text:span text:style-name="T11">class</text:span><text:span text:style-name="T13">=</text:span><text:span text:style-name="T14">"rounded-circle img-fluid"</text:span><text:span text:style-name="T13"> </text:span><text:span text:style-name="T11">src</text:span><text:span text:style-name="T13">=</text:span><text:span text:style-name="T14">"./img/team/antoine.jpg"</text:span><text:span text:style-name="T13"> </text:span><text:span text:style-name="T11">a</text:span><text:soft-page-break/><text:span text:style-name="T11">l</text:span><text:span text:style-name="T11">t</text:span><text:span text:style-name="T13">=</text:span><text:span text:style-name="T14">"Antoine"</text:span><text:span text:style-name="T5">&gt;</text:span></text:p>
      <text:p text:style-name="P6">                            <text:span text:style-name="T5">&lt;</text:span><text:span text:style-name="T8">h4</text:span><text:span text:style-name="T5">&gt;</text:span><text:span text:style-name="T13">Antoine</text:span><text:span text:style-name="T5">&lt;/</text:span><text:span text:style-name="T8">h4</text:span><text:span text:style-name="T5">&gt;</text:span></text:p>
      <text:p text:style-name="P6">                            <text:span text:style-name="T5">&lt;</text:span><text:span text:style-name="T8">p</text:span><text:span text:style-name="T5">&gt;</text:span><text:span text:style-name="T13">Gouter professionel</text:span><text:span text:style-name="T5">&lt;/</text:span><text:span text:style-name="T8">p</text:span><text:span text:style-name="T5">&gt;</text:span></text:p>
      <text:p text:style-name="P7"/>
      <text:p text:style-name="P6">        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        <text:span text:style-name="T5">&lt;/</text:span><text:span text:style-name="T8">div</text:span><text:span text:style-name="T5">&gt;</text:span></text:p>
      <text:p text:style-name="P6">                </text:p>
      <text:p text:style-name="P6">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    <text:span text:style-name="T5">&lt;</text:span><text:span text:style-name="T8">aside</text:span><text:span text:style-name="T13"> </text:span><text:span text:style-name="T11">class</text:span><text:span text:style-name="T13">=</text:span><text:span text:style-name="T14">"col-lg-2 d-none d-lg-block"</text:span><text:span text:style-name="T5">&gt;</text:span></text:p>
      <text:p text:style-name="P7"/>
      <text:p text:style-name="P6">                    <text:span text:style-name="T5">&lt;</text:span><text:span text:style-name="T8">div</text:span><text:span text:style-name="T5">&gt;</text:span></text:p>
      <text:p text:style-name="P7"/>
      <text:p text:style-name="P6">                        <text:span text:style-name="T5">&lt;</text:span><text:span text:style-name="T8">h6</text:span><text:span text:style-name="T5">&gt;</text:span><text:span text:style-name="T13">Recherche</text:span><text:span text:style-name="T5">&lt;/</text:span><text:span text:style-name="T8">h6</text:span><text:span text:style-name="T5">&gt;</text:span></text:p>
      <text:p text:style-name="P6">    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mb-3"</text:span><text:span text:style-name="T5">&gt;</text:span></text:p>
      <text:p text:style-name="P6">                            <text:span text:style-name="T5">&lt;</text:span><text:span text:style-name="T8">input</text:span><text:span text:style-name="T13"> </text:span><text:span text:style-name="T11">type</text:span><text:span text:style-name="T13">=</text:span><text:span text:style-name="T14">"text"</text:span><text:span text:style-name="T13"> </text:span><text:span text:style-name="T11">class</text:span><text:span text:style-name="T13">=</text:span><text:span text:style-name="T14">"form-control"</text:span><text:span text:style-name="T13"> </text:span><text:span text:style-name="T11">id</text:span><text:span text:style-name="T13">=</text:span><text:span text:style-name="T14">"exampleFormControlInput1"</text:span></text:p>
      <text:p text:style-name="P6">                                <text:span text:style-name="T11">placeholder</text:span><text:span text:style-name="T13">=</text:span><text:span text:style-name="T14">"Recherche"</text:span><text:span text:style-name="T5">&gt;</text:span></text:p>
      <text:p text:style-name="P6">                            <text:span text:style-name="T5">&lt;</text:span><text:span text:style-name="T8">button</text:span><text:span text:style-name="T13"> </text:span><text:span text:style-name="T11">type</text:span><text:span text:style-name="T13">=</text:span><text:span text:style-name="T14">"button"</text:span><text:span text:style-name="T13"> </text:span><text:span text:style-name="T11">class</text:span><text:span text:style-name="T13">=</text:span><text:span text:style-name="T14">"btn btn-outline-dark"</text:span><text:span text:style-name="T5">&gt;</text:span><text:span text:style-name="T13">Ok</text:span><text:span text:style-name="T5">&lt;/</text:span><text:span text:style-name="T8">button</text:span><text:span text:style-name="T5">&gt;</text:span></text:p>
      <text:p text:style-name="P6">        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        <text:span text:style-name="T5">&lt;</text:span><text:span text:style-name="T8">div</text:span><text:span text:style-name="T5">&gt;</text:span></text:p>
      <text:p text:style-name="P7"/>
      <text:p text:style-name="P6">                        <text:span text:style-name="T5">&lt;</text:span><text:span text:style-name="T8">h6</text:span><text:span text:style-name="T5">&gt;</text:span><text:span text:style-name="T13">Newsletter</text:span><text:span text:style-name="T5">&lt;/</text:span><text:span text:style-name="T8">h6</text:span><text:span text:style-name="T5">&gt;</text:span></text:p>
      <text:p text:style-name="P6">    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mb-3"</text:span><text:span text:style-name="T5">&gt;</text:span></text:p>
      <text:p text:style-name="P6">                            <text:span text:style-name="T5">&lt;</text:span><text:span text:style-name="T8">input</text:span><text:span text:style-name="T13"> </text:span><text:span text:style-name="T11">type</text:span><text:span text:style-name="T13">=</text:span><text:span text:style-name="T14">"email"</text:span><text:span text:style-name="T13"> </text:span><text:span text:style-name="T11">class</text:span><text:span text:style-name="T13">=</text:span><text:span text:style-name="T14">"form-control"</text:span><text:span text:style-name="T13"> </text:span><text:span text:style-name="T11">id</text:span><text:span text:style-name="T13">=</text:span><text:span text:style-name="T14">"exampleFormControlInput1"</text:span></text:p>
      <text:p text:style-name="P6">                                <text:span text:style-name="T11">placeholder</text:span><text:span text:style-name="T13">=</text:span><text:span text:style-name="T14">"Recherche"</text:span><text:span text:style-name="T5">&gt;</text:span></text:p>
      <text:p text:style-name="P6">                            <text:span text:style-name="T5">&lt;</text:span><text:span text:style-name="T8">button</text:span><text:span text:style-name="T13"> </text:span><text:span text:style-name="T11">type</text:span><text:span text:style-name="T13">=</text:span><text:span text:style-name="T14">"button"</text:span><text:span text:style-name="T13"> </text:span><text:span text:style-name="T11">class</text:span><text:span text:style-name="T13">=</text:span><text:span text:style-name="T14">"btn btn-outline-dark"</text:span><text:span text:style-name="T5">&gt;</text:span><text:span text:style-name="T13">S'inscrire</text:span><text:span text:style-name="T5">&lt;/</text:span><text:span text:style-name="T8">button</text:span><text:span text:style-name="T5">&gt;</text:span></text:p>
      <text:p text:style-name="P6">        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        <text:span text:style-name="T5">&lt;</text:span><text:span text:style-name="T8">h6</text:span><text:span text:style-name="T5">&gt;</text:span><text:span text:style-name="T13">Partager</text:span><text:span text:style-name="T5">&lt;/</text:span><text:span text:style-name="T8">h6</text:span><text:span text:style-name="T5">&gt;</text:span></text:p>
      <text:p text:style-name="P6">                    <text:span text:style-name="T5">&lt;</text:span><text:span text:style-name="T8">i</text:span><text:span text:style-name="T13"> </text:span><text:span text:style-name="T11">class</text:span><text:span text:style-name="T13">=</text:span><text:span text:style-name="T14">"bi bi-facebook"</text:span><text:span text:style-name="T5">&gt;&lt;/</text:span><text:span text:style-name="T8">i</text:span><text:span text:style-name="T5">&gt;</text:span></text:p>
      <text:p text:style-name="P6">                    <text:span text:style-name="T5">&lt;</text:span><text:span text:style-name="T8">i</text:span><text:span text:style-name="T13"> </text:span><text:span text:style-name="T11">class</text:span><text:span text:style-name="T13">=</text:span><text:span text:style-name="T14">"bi bi-instagram"</text:span><text:span text:style-name="T5">&gt;&lt;/</text:span><text:span text:style-name="T8">i</text:span><text:span text:style-name="T5">&gt;</text:span></text:p>
      <text:p text:style-name="P6">                    <text:span text:style-name="T5">&lt;</text:span><text:span text:style-name="T8">i</text:span><text:span text:style-name="T13"> </text:span><text:span text:style-name="T11">class</text:span><text:span text:style-name="T13">=</text:span><text:span text:style-name="T14">"bi bi-youtube"</text:span><text:span text:style-name="T5">&gt;&lt;/</text:span><text:span text:style-name="T8">i</text:span><text:span text:style-name="T5">&gt;</text:span></text:p>
      <text:p text:style-name="P6">                    <text:span text:style-name="T5">&lt;</text:span><text:span text:style-name="T8">i</text:span><text:span text:style-name="T13"> </text:span><text:span text:style-name="T11">class</text:span><text:span text:style-name="T13">=</text:span><text:span text:style-name="T14">"bi bi-twitter"</text:span><text:span text:style-name="T5">&gt;&lt;/</text:span><text:span text:style-name="T8">i</text:span><text:span text:style-name="T5">&gt;</text:span></text:p>
      <text:p text:style-name="P7"/>
      <text:p text:style-name="P6">                <text:span text:style-name="T5">&lt;/</text:span><text:span text:style-name="T8">aside</text:span><text:span text:style-name="T5">&gt;</text:span></text:p>
      <text:p text:style-name="P7"/>
      <text:p text:style-name="P6">            <text:span text:style-name="T5">&lt;/</text:span><text:span text:style-name="T8">div</text:span><text:span text:style-name="T5">&gt;</text:span></text:p>
      <text:p text:style-name="P7"/>
      <text:p text:style-name="P6">        <text:span text:style-name="T5">&lt;/</text:span><text:span text:style-name="T8">div</text:span><text:span text:style-name="T5">&gt;</text:span></text:p>
      <text:p text:style-name="P7"/>
      <text:p text:style-name="P6">    <text:span text:style-name="T5">&lt;/</text:span><text:span text:style-name="T8">main</text:span><text:span text:style-name="T5">&gt;</text:span></text:p>
      <text:p text:style-name="P7"><text:soft-page-break/></text:p>
      <text:p text:style-name="P6">    <text:span text:style-name="T5">&lt;</text:span><text:span text:style-name="T8">footer</text:span><text:span text:style-name="T13"> </text:span><text:span text:style-name="T11">class</text:span><text:span text:style-name="T13">=</text:span><text:span text:style-name="T14">"bg-dark text-white py-5"</text:span><text:span text:style-name="T5">&gt;</text:span></text:p>
      <text:p text:style-name="P7"/>
      <text:p text:style-name="P6">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ntainer"</text:span><text:span text:style-name="T5">&gt;</text:span></text:p>
      <text:p text:style-name="P7"/>
      <text:p text:style-name="P6">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row"</text:span><text:span text:style-name="T5">&gt;</text:span></text:p>
      <text:p text:style-name="P7"/>
      <text:p text:style-name="P6">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l-12 col-lg-4"</text:span><text:span text:style-name="T5">&gt;</text:span></text:p>
      <text:p text:style-name="P7"/>
      <text:p text:style-name="P6">                    <text:span text:style-name="T5">&lt;</text:span><text:span text:style-name="T8">h3</text:span><text:span text:style-name="T5">&gt;</text:span><text:span text:style-name="T13">Catégories</text:span><text:span text:style-name="T5">&lt;/</text:span><text:span text:style-name="T8">h3</text:span><text:span text:style-name="T5">&gt;</text:span></text:p>
      <text:p text:style-name="P6">                    <text:span text:style-name="T5">&lt;</text:span><text:span text:style-name="T8">ul</text:span><text:span text:style-name="T5">&gt;</text:span></text:p>
      <text:p text:style-name="P6">                        <text:span text:style-name="T5">&lt;</text:span><text:span text:style-name="T8">li</text:span><text:span text:style-name="T5">&gt;&lt;</text:span><text:span text:style-name="T8">a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Revues</text:span><text:span text:style-name="T5">&lt;/</text:span><text:span text:style-name="T8">a</text:span><text:span text:style-name="T5">&gt;&lt;/</text:span><text:span text:style-name="T8">li</text:span><text:span text:style-name="T5">&gt;</text:span></text:p>
      <text:p text:style-name="P6">                        <text:span text:style-name="T5">&lt;</text:span><text:span text:style-name="T8">li</text:span><text:span text:style-name="T5">&gt;&lt;</text:span><text:span text:style-name="T8">a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Recettes</text:span><text:span text:style-name="T5">&lt;/</text:span><text:span text:style-name="T8">a</text:span><text:span text:style-name="T5">&gt;&lt;/</text:span><text:span text:style-name="T8">li</text:span><text:span text:style-name="T5">&gt;</text:span></text:p>
      <text:p text:style-name="P6">                        <text:span text:style-name="T5">&lt;</text:span><text:span text:style-name="T8">li</text:span><text:span text:style-name="T5">&gt;&lt;</text:span><text:span text:style-name="T8">a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Découvertes</text:span><text:span text:style-name="T5">&lt;/</text:span><text:span text:style-name="T8">a</text:span><text:span text:style-name="T5">&gt;&lt;/</text:span><text:span text:style-name="T8">li</text:span><text:span text:style-name="T5">&gt;</text:span></text:p>
      <text:p text:style-name="P6">                    <text:span text:style-name="T5">&lt;/</text:span><text:span text:style-name="T8">ul</text:span><text:span text:style-name="T5">&gt;</text:span></text:p>
      <text:p text:style-name="P7"/>
      <text:p text:style-name="P6">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l-12 col-lg-4"</text:span><text:span text:style-name="T5">&gt;</text:span></text:p>
      <text:p text:style-name="P7"/>
      <text:p text:style-name="P6">                    <text:span text:style-name="T5">&lt;</text:span><text:span text:style-name="T8">h3</text:span><text:span text:style-name="T5">&gt;</text:span><text:span text:style-name="T13">Archives</text:span><text:span text:style-name="T5">&lt;/</text:span><text:span text:style-name="T8">h3</text:span><text:span text:style-name="T5">&gt;</text:span></text:p>
      <text:p text:style-name="P6">                    <text:span text:style-name="T5">&lt;</text:span><text:span text:style-name="T8">ul</text:span><text:span text:style-name="T5">&gt;</text:span></text:p>
      <text:p text:style-name="P6">                        <text:span text:style-name="T5">&lt;</text:span><text:span text:style-name="T8">li</text:span><text:span text:style-name="T5">&gt;&lt;</text:span><text:span text:style-name="T8">a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2019</text:span><text:span text:style-name="T5">&lt;/</text:span><text:span text:style-name="T8">a</text:span><text:span text:style-name="T5">&gt;&lt;/</text:span><text:span text:style-name="T8">li</text:span><text:span text:style-name="T5">&gt;</text:span></text:p>
      <text:p text:style-name="P6">                        <text:span text:style-name="T5">&lt;</text:span><text:span text:style-name="T8">li</text:span><text:span text:style-name="T5">&gt;&lt;</text:span><text:span text:style-name="T8">a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2018</text:span><text:span text:style-name="T5">&lt;/</text:span><text:span text:style-name="T8">a</text:span><text:span text:style-name="T5">&gt;&lt;/</text:span><text:span text:style-name="T8">li</text:span><text:span text:style-name="T5">&gt;</text:span></text:p>
      <text:p text:style-name="P6">                        <text:span text:style-name="T5">&lt;</text:span><text:span text:style-name="T8">li</text:span><text:span text:style-name="T5">&gt;&lt;</text:span><text:span text:style-name="T8">a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2017</text:span><text:span text:style-name="T5">&lt;/</text:span><text:span text:style-name="T8">a</text:span><text:span text:style-name="T5">&gt;&lt;/</text:span><text:span text:style-name="T8">li</text:span><text:span text:style-name="T5">&gt;</text:span></text:p>
      <text:p text:style-name="P6">                    <text:span text:style-name="T5">&lt;/</text:span><text:span text:style-name="T8">ul</text:span><text:span text:style-name="T5">&gt;</text:span></text:p>
      <text:p text:style-name="P7"/>
      <text:p text:style-name="P6">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l-6 col-lg-3"</text:span><text:span text:style-name="T5">&gt;</text:span></text:p>
      <text:p text:style-name="P7"/>
      <text:p text:style-name="P6">                    <text:span text:style-name="T5">&lt;</text:span><text:span text:style-name="T8">h6</text:span><text:span text:style-name="T5">&gt;</text:span><text:span text:style-name="T13">Newsletter</text:span><text:span text:style-name="T5">&lt;/</text:span><text:span text:style-name="T8">h6</text:span><text:span text:style-name="T5">&gt;</text:span></text:p>
      <text:p text:style-name="P7"/>
      <text:p text:style-name="P6">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input-group mb-3"</text:span><text:span text:style-name="T5">&gt;</text:span></text:p>
      <text:p text:style-name="P6">                        <text:span text:style-name="T5">&lt;</text:span><text:span text:style-name="T8">input</text:span><text:span text:style-name="T13"> </text:span><text:span text:style-name="T11">type</text:span><text:span text:style-name="T13">=</text:span><text:span text:style-name="T14">"text"</text:span><text:span text:style-name="T13"> </text:span><text:span text:style-name="T11">class</text:span><text:span text:style-name="T13">=</text:span><text:span text:style-name="T14">"form-control"</text:span><text:span text:style-name="T13"> </text:span><text:span text:style-name="T11">placeholder</text:span><text:span text:style-name="T13">=</text:span><text:span text:style-name="T14">"Email"</text:span><text:span text:style-name="T13"> </text:span><text:span text:style-name="T11">aria-label</text:span><text:span text:style-name="T13">=</text:span><text:span text:style-name="T14">"Recipient's username"</text:span></text:p>
      <text:p text:style-name="P6">                            <text:span text:style-name="T11">aria-describedby</text:span><text:span text:style-name="T13">=</text:span><text:span text:style-name="T14">"button-addon2"</text:span><text:span text:style-name="T5">&gt;</text:span></text:p>
      <text:p text:style-name="P6">                        <text:span text:style-name="T5">&lt;</text:span><text:span text:style-name="T8">button</text:span><text:span text:style-name="T13"> </text:span><text:span text:style-name="T11">class</text:span><text:span text:style-name="T13">=</text:span><text:span text:style-name="T14">"btn btn-outline-light"</text:span><text:span text:style-name="T13"> </text:span><text:span text:style-name="T11">type</text:span><text:span text:style-name="T13">=</text:span><text:span text:style-name="T14">"button"</text:span><text:span text:style-name="T13"> </text:span><text:span text:style-name="T11">id</text:span><text:span text:style-name="T13">=</text:span><text:span text:style-name="T14">"button-addon2"</text:span><text:span text:style-name="T5">&gt;</text:span><text:span text:style-name="T13">S'inscrire</text:span><text:span text:style-name="T5">&lt;/</text:span><text:span text:style-name="T8">button</text:span><text:span text:style-name="T5">&gt;</text:span></text:p>
      <text:p text:style-name="P6">    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        <text:span text:style-name="T5">&lt;</text:span><text:span text:style-name="T8">h6</text:span><text:span text:style-name="T5">&gt;</text:span><text:span text:style-name="T13">Partager</text:span><text:span text:style-name="T5">&lt;/</text:span><text:span text:style-name="T8">h6</text:span><text:span text:style-name="T5">&gt;</text:span></text:p>
      <text:p text:style-name="P6">                    <text:span text:style-name="T5">&lt;</text:span><text:span text:style-name="T8">i</text:span><text:span text:style-name="T13"> </text:span><text:span text:style-name="T11">class</text:span><text:span text:style-name="T13">=</text:span><text:span text:style-name="T14">"bi bi-facebook"</text:span><text:span text:style-name="T5">&gt;&lt;/</text:span><text:span text:style-name="T8">i</text:span><text:span text:style-name="T5">&gt;</text:span></text:p>
      <text:p text:style-name="P6">                    <text:span text:style-name="T5">&lt;</text:span><text:span text:style-name="T8">i</text:span><text:span text:style-name="T13"> </text:span><text:span text:style-name="T11">class</text:span><text:span text:style-name="T13">=</text:span><text:span text:style-name="T14">"bi bi-instagram"</text:span><text:span text:style-name="T5">&gt;&lt;/</text:span><text:span text:style-name="T8">i</text:span><text:span text:style-name="T5">&gt;</text:span></text:p>
      <text:p text:style-name="P6">                    <text:span text:style-name="T5">&lt;</text:span><text:span text:style-name="T8">i</text:span><text:span text:style-name="T13"> </text:span><text:span text:style-name="T11">class</text:span><text:span text:style-name="T13">=</text:span><text:span text:style-name="T14">"bi bi-youtube"</text:span><text:span text:style-name="T5">&gt;&lt;/</text:span><text:span text:style-name="T8">i</text:span><text:span text:style-name="T5">&gt;</text:span></text:p>
      <text:p text:style-name="P6">                    <text:span text:style-name="T5">&lt;</text:span><text:span text:style-name="T8">i</text:span><text:span text:style-name="T13"> </text:span><text:span text:style-name="T11">class</text:span><text:span text:style-name="T13">=</text:span><text:span text:style-name="T14">"bi bi-twitter"</text:span><text:span text:style-name="T5">&gt;&lt;/</text:span><text:span text:style-name="T8">i</text:span><text:span text:style-name="T5">&gt;</text:span></text:p>
      <text:p text:style-name="P7"/>
      <text:p text:style-name="P6"><text:soft-page-break/>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<text:span text:style-name="T5">&lt;/</text:span><text:span text:style-name="T8">div</text:span><text:span text:style-name="T5">&gt;</text:span></text:p>
      <text:p text:style-name="P7"/>
      <text:p text:style-name="P6">        <text:span text:style-name="T5">&lt;/</text:span><text:span text:style-name="T8">div</text:span><text:span text:style-name="T5">&gt;</text:span></text:p>
      <text:p text:style-name="P7"/>
      <text:p text:style-name="P6">    <text:span text:style-name="T5">&lt;/</text:span><text:span text:style-name="T8">footer</text:span><text:span text:style-name="T5">&gt;</text:span></text:p>
      <text:p text:style-name="P11"/>
      <text:p text:style-name="P6">    <text:span text:style-name="T5">&lt;</text:span><text:span text:style-name="T8">script</text:span><text:span text:style-name="T13"> </text:span><text:span text:style-name="T11">src</text:span><text:span text:style-name="T13">=</text:span><text:span text:style-name="T14">"./js/bootstrap.js"</text:span><text:span text:style-name="T5">&gt;&lt;/</text:span><text:span text:style-name="T8">script</text:span><text:span text:style-name="T5">&gt;</text:span></text:p>
      <text:p text:style-name="P2"><text:span text:style-name="T4">&lt;/</text:span><text:span text:style-name="T7">body</text:span><text:span text:style-name="T4">&gt;</text:span></text:p>
      <text:p text:style-name="P7"/>
      <text:p text:style-name="P2"><text:span text:style-name="T4">&lt;/</text:span><text:span text:style-name="T7">html</text:span><text:span text:style-name="T4">&gt;</text:span></text:p>
      <text:p text:style-name="P14"/>
      <text:p text:style-name="P20"/>
      <text:p text:style-name="P14"/>
      <text:p text:style-name="P18">contact.html</text:p>
      <text:p text:style-name="P14"/>
      <text:p text:style-name="P3"><text:span text:style-name="T4">&lt;!</text:span><text:span text:style-name="T7">DOCTYPE</text:span> <text:span text:style-name="T10">html</text:span><text:span text:style-name="T4">&gt;</text:span></text:p>
      <text:p text:style-name="P2"><text:span text:style-name="T4">&lt;</text:span><text:span text:style-name="T7">html</text:span><text:span text:style-name="T4">&gt;</text:span></text:p>
      <text:p text:style-name="P7"/>
      <text:p text:style-name="P2"><text:span text:style-name="T4">&lt;</text:span><text:span text:style-name="T7">head</text:span><text:span text:style-name="T4">&gt;</text:span></text:p>
      <text:p text:style-name="P6">    <text:span text:style-name="T5">&lt;</text:span><text:span text:style-name="T8">meta</text:span><text:span text:style-name="T13"> </text:span><text:span text:style-name="T11">charset</text:span><text:span text:style-name="T13">=</text:span><text:span text:style-name="T14">"utf-8"</text:span><text:span text:style-name="T5">&gt;</text:span></text:p>
      <text:p text:style-name="P6">    <text:span text:style-name="T5">&lt;</text:span><text:span text:style-name="T8">meta</text:span><text:span text:style-name="T13"> </text:span><text:span text:style-name="T11">name</text:span><text:span text:style-name="T13">=</text:span><text:span text:style-name="T14">"viewport"</text:span><text:span text:style-name="T13"> </text:span><text:span text:style-name="T11">content</text:span><text:span text:style-name="T13">=</text:span><text:span text:style-name="T14">"width=device-width, initial-scale=1"</text:span><text:span text:style-name="T5">&gt;</text:span></text:p>
      <text:p text:style-name="P6">    <text:span text:style-name="T5">&lt;</text:span><text:span text:style-name="T8">title</text:span><text:span text:style-name="T5">&gt;</text:span><text:span text:style-name="T13">Contact Cui'zine</text:span><text:span text:style-name="T5">&lt;/</text:span><text:span text:style-name="T8">title</text:span><text:span text:style-name="T5">&gt;</text:span></text:p>
      <text:p text:style-name="P7"/>
      <text:p text:style-name="P6">    <text:span text:style-name="T15">&lt;!-- Library --&gt;</text:span></text:p>
      <text:p text:style-name="P6">    <text:span text:style-name="T5">&lt;</text:span><text:span text:style-name="T8">link</text:span><text:span text:style-name="T13"> </text:span><text:span text:style-name="T11">rel</text:span><text:span text:style-name="T13">=</text:span><text:span text:style-name="T14">"stylesheet"</text:span><text:span text:style-name="T13"> </text:span><text:span text:style-name="T11">href</text:span><text:span text:style-name="T13">=</text:span><text:span text:style-name="T14">"./css/bootstrap.css"</text:span><text:span text:style-name="T5">&gt;</text:span></text:p>
      <text:p text:style-name="P7"/>
      <text:p text:style-name="P6">    <text:span text:style-name="T15">&lt;!-- Local --&gt;</text:span></text:p>
      <text:p text:style-name="P6">    <text:span text:style-name="T5">&lt;</text:span><text:span text:style-name="T8">link</text:span><text:span text:style-name="T13"> </text:span><text:span text:style-name="T11">rel</text:span><text:span text:style-name="T13">=</text:span><text:span text:style-name="T14">"stylesheet"</text:span><text:span text:style-name="T13"> </text:span><text:span text:style-name="T11">href</text:span><text:span text:style-name="T13">=</text:span><text:span text:style-name="T14">"./css/main.css"</text:span><text:span text:style-name="T5">&gt;</text:span></text:p>
      <text:p text:style-name="P6">    <text:span text:style-name="T5">&lt;</text:span><text:span text:style-name="T8">link</text:span><text:span text:style-name="T13"> </text:span><text:span text:style-name="T11">rel</text:span><text:span text:style-name="T13">=</text:span><text:span text:style-name="T14">"stylesheet"</text:span><text:span text:style-name="T13"> </text:span><text:span text:style-name="T11">href</text:span><text:span text:style-name="T13">=</text:span><text:span text:style-name="T14">"./css/contact.css"</text:span><text:span text:style-name="T5">&gt;</text:span></text:p>
      <text:p text:style-name="P7"/>
      <text:p text:style-name="P2"><text:span text:style-name="T4">&lt;/</text:span><text:span text:style-name="T7">head</text:span><text:span text:style-name="T4">&gt;</text:span></text:p>
      <text:p text:style-name="P7"/>
      <text:p text:style-name="P2"><text:span text:style-name="T4">&lt;</text:span><text:span text:style-name="T7">body</text:span><text:span text:style-name="T4">&gt;</text:span></text:p>
      <text:p text:style-name="P7"/>
      <text:p text:style-name="P6">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background-cuizine"</text:span><text:span text:style-name="T5">&gt;</text:span></text:p>
      <text:p text:style-name="P7"/>
      <text:p text:style-name="P6">        <text:span text:style-name="T5">&lt;</text:span><text:span text:style-name="T8">nav</text:span><text:span text:style-name="T13"> </text:span><text:span text:style-name="T11">class</text:span><text:span text:style-name="T13">=</text:span><text:span text:style-name="T14">"navbar navbar-expand-lg navbar-dark"</text:span><text:span text:style-name="T5">&gt;</text:span></text:p>
      <text:p text:style-name="P7"/>
      <text:p text:style-name="P6">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ntainer-fluid"</text:span><text:span text:style-name="T5">&gt;</text:span></text:p>
      <text:p text:style-name="P7"/>
      <text:p text:style-name="P6">                <text:span text:style-name="T5">&lt;</text:span><text:span text:style-name="T8">h2</text:span><text:span text:style-name="T5">&gt;</text:span></text:p>
      <text:p text:style-name="P6">                    <text:span text:style-name="T5">&lt;</text:span><text:span text:style-name="T8">a</text:span><text:span text:style-name="T13"> </text:span><text:span text:style-name="T11">class</text:span><text:span text:style-name="T13">=</text:span><text:span text:style-name="T14">"navbar-brand"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Cui'zine</text:span><text:span text:style-name="T5">&lt;/</text:span><text:span text:style-name="T8">a</text:span><text:span text:style-name="T5">&gt;</text:span></text:p>
      <text:p text:style-name="P6">                <text:span text:style-name="T5">&lt;/</text:span><text:span text:style-name="T8">h2</text:span><text:span text:style-name="T5">&gt;</text:span></text:p>
      <text:p text:style-name="P7"><text:soft-page-break/></text:p>
      <text:p text:style-name="P6">                <text:span text:style-name="T5">&lt;</text:span><text:span text:style-name="T8">button</text:span><text:span text:style-name="T13"> </text:span><text:span text:style-name="T11">class</text:span><text:span text:style-name="T13">=</text:span><text:span text:style-name="T14">"navbar-toggler"</text:span><text:span text:style-name="T13"> </text:span><text:span text:style-name="T11">type</text:span><text:span text:style-name="T13">=</text:span><text:span text:style-name="T14">"button"</text:span><text:span text:style-name="T13"> </text:span><text:span text:style-name="T11">data-bs-toggle</text:span><text:span text:style-name="T13">=</text:span><text:span text:style-name="T14">"collapse"</text:span><text:span text:style-name="T13"> </text:span><text:span text:style-name="T11">data-bs-target</text:span><text:span text:style-name="T13">=</text:span><text:span text:style-name="T14">"#navbarNav"</text:span></text:p>
      <text:p text:style-name="P6">                    <text:span text:style-name="T11">aria-controls</text:span><text:span text:style-name="T13">=</text:span><text:span text:style-name="T14">"navbarNav"</text:span><text:span text:style-name="T13"> </text:span><text:span text:style-name="T11">aria-expanded</text:span><text:span text:style-name="T13">=</text:span><text:span text:style-name="T14">"false"</text:span><text:span text:style-name="T13"> </text:span><text:span text:style-name="T11">aria-label</text:span><text:span text:style-name="T13">=</text:span><text:span text:style-name="T14">"Toggle navigation"</text:span><text:span text:style-name="T5">&gt;</text:span></text:p>
      <text:p text:style-name="P6">                    <text:span text:style-name="T5">&lt;</text:span><text:span text:style-name="T8">span</text:span><text:span text:style-name="T13"> </text:span><text:span text:style-name="T11">class</text:span><text:span text:style-name="T13">=</text:span><text:span text:style-name="T14">"navbar-toggler-icon"</text:span><text:span text:style-name="T5">&gt;&lt;/</text:span><text:span text:style-name="T8">span</text:span><text:span text:style-name="T5">&gt;</text:span></text:p>
      <text:p text:style-name="P6">                <text:span text:style-name="T5">&lt;/</text:span><text:span text:style-name="T8">button</text:span><text:span text:style-name="T5">&gt;</text:span></text:p>
      <text:p text:style-name="P7"/>
      <text:p text:style-name="P6">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llapse navbar-collapse justify-content-end"</text:span><text:span text:style-name="T13"> </text:span><text:span text:style-name="T11">id</text:span><text:span text:style-name="T13">=</text:span><text:span text:style-name="T14">"navbarNav"</text:span><text:span text:style-name="T5">&gt;</text:span></text:p>
      <text:p text:style-name="P7"/>
      <text:p text:style-name="P6">                    <text:span text:style-name="T5">&lt;</text:span><text:span text:style-name="T8">ul</text:span><text:span text:style-name="T13"> </text:span><text:span text:style-name="T11">class</text:span><text:span text:style-name="T13">=</text:span><text:span text:style-name="T14">"navbar-nav"</text:span><text:span text:style-name="T5">&gt;</text:span></text:p>
      <text:p text:style-name="P6">                        <text:span text:style-name="T5">&lt;</text:span><text:span text:style-name="T8">li</text:span><text:span text:style-name="T13"> </text:span><text:span text:style-name="T11">class</text:span><text:span text:style-name="T13">=</text:span><text:span text:style-name="T14">"nav-item"</text:span><text:span text:style-name="T5">&gt;</text:span></text:p>
      <text:p text:style-name="P6">                            <text:span text:style-name="T5">&lt;</text:span><text:span text:style-name="T8">a</text:span><text:span text:style-name="T13"> </text:span><text:span text:style-name="T11">class</text:span><text:span text:style-name="T13">=</text:span><text:span text:style-name="T14">"nav-link active"</text:span><text:span text:style-name="T13"> </text:span><text:span text:style-name="T11">aria-current</text:span><text:span text:style-name="T13">=</text:span><text:span text:style-name="T14">"page"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Accueil</text:span><text:span text:style-name="T5">&lt;/</text:span><text:span text:style-name="T8">a</text:span><text:span text:style-name="T5">&gt;</text:span></text:p>
      <text:p text:style-name="P6">                        <text:span text:style-name="T5">&lt;/</text:span><text:span text:style-name="T8">li</text:span><text:span text:style-name="T5">&gt;</text:span></text:p>
      <text:p text:style-name="P7"/>
      <text:p text:style-name="P6">                        <text:span text:style-name="T5">&lt;</text:span><text:span text:style-name="T8">li</text:span><text:span text:style-name="T13"> </text:span><text:span text:style-name="T11">class</text:span><text:span text:style-name="T13">=</text:span><text:span text:style-name="T14">"nav-item"</text:span><text:span text:style-name="T5">&gt;</text:span></text:p>
      <text:p text:style-name="P6">                            <text:span text:style-name="T5">&lt;</text:span><text:span text:style-name="T8">a</text:span><text:span text:style-name="T13"> </text:span><text:span text:style-name="T11">class</text:span><text:span text:style-name="T13">=</text:span><text:span text:style-name="T14">"nav-link"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Equipe</text:span><text:span text:style-name="T5">&lt;/</text:span><text:span text:style-name="T8">a</text:span><text:span text:style-name="T5">&gt;</text:span></text:p>
      <text:p text:style-name="P6">                        <text:span text:style-name="T5">&lt;/</text:span><text:span text:style-name="T8">li</text:span><text:span text:style-name="T5">&gt;</text:span></text:p>
      <text:p text:style-name="P7"/>
      <text:p text:style-name="P6">                        <text:span text:style-name="T5">&lt;</text:span><text:span text:style-name="T8">li</text:span><text:span text:style-name="T13"> </text:span><text:span text:style-name="T11">class</text:span><text:span text:style-name="T13">=</text:span><text:span text:style-name="T14">"nav-item"</text:span><text:span text:style-name="T5">&gt;</text:span></text:p>
      <text:p text:style-name="P6">                            <text:span text:style-name="T5">&lt;</text:span><text:span text:style-name="T8">a</text:span><text:span text:style-name="T13"> </text:span><text:span text:style-name="T11">class</text:span><text:span text:style-name="T13">=</text:span><text:span text:style-name="T14">"nav-link"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Blog</text:span><text:span text:style-name="T5">&lt;/</text:span><text:span text:style-name="T8">a</text:span><text:span text:style-name="T5">&gt;</text:span></text:p>
      <text:p text:style-name="P6">                        <text:span text:style-name="T5">&lt;/</text:span><text:span text:style-name="T8">li</text:span><text:span text:style-name="T5">&gt;</text:span></text:p>
      <text:p text:style-name="P7"/>
      <text:p text:style-name="P6">                        <text:span text:style-name="T5">&lt;</text:span><text:span text:style-name="T8">li</text:span><text:span text:style-name="T13"> </text:span><text:span text:style-name="T11">class</text:span><text:span text:style-name="T13">=</text:span><text:span text:style-name="T14">"nav-item"</text:span><text:span text:style-name="T5">&gt;</text:span></text:p>
      <text:p text:style-name="P6">                            <text:span text:style-name="T5">&lt;</text:span><text:span text:style-name="T8">a</text:span><text:span text:style-name="T13"> </text:span><text:span text:style-name="T11">class</text:span><text:span text:style-name="T13">=</text:span><text:span text:style-name="T14">"nav-link"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Contact</text:span><text:span text:style-name="T5">&lt;/</text:span><text:span text:style-name="T8">a</text:span><text:span text:style-name="T5">&gt;</text:span></text:p>
      <text:p text:style-name="P6">                        <text:span text:style-name="T5">&lt;/</text:span><text:span text:style-name="T8">li</text:span><text:span text:style-name="T5">&gt;</text:span></text:p>
      <text:p text:style-name="P7"/>
      <text:p text:style-name="P6">                    <text:span text:style-name="T5">&lt;/</text:span><text:span text:style-name="T8">ul</text:span><text:span text:style-name="T5">&gt;</text:span></text:p>
      <text:p text:style-name="P7"/>
      <text:p text:style-name="P6">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<text:span text:style-name="T5">&lt;/</text:span><text:span text:style-name="T8">div</text:span><text:span text:style-name="T5">&gt;</text:span></text:p>
      <text:p text:style-name="P7"/>
      <text:p text:style-name="P6">        <text:span text:style-name="T5">&lt;/</text:span><text:span text:style-name="T8">nav</text:span><text:span text:style-name="T5">&gt;</text:span></text:p>
      <text:p text:style-name="P7"/>
      <text:p text:style-name="P6">        <text:span text:style-name="T5">&lt;</text:span><text:span text:style-name="T8">header</text:span><text:span text:style-name="T13"> </text:span><text:span text:style-name="T11">class</text:span><text:span text:style-name="T13">=</text:span><text:span text:style-name="T14">"container-fluid"</text:span><text:span text:style-name="T5">&gt;</text:span></text:p>
      <text:p text:style-name="P7"/>
      <text:p text:style-name="P6">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row header-cuizine-row align-items-center"</text:span><text:span text:style-name="T5">&gt;</text:span></text:p>
      <text:p text:style-name="P7"/>
      <text:p text:style-name="P6">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l-6 offset-3 text-white text-center"</text:span><text:span text:style-name="T5">&gt;</text:span></text:p>
      <text:p text:style-name="P7"/>
      <text:p text:style-name="P6">                    <text:span text:style-name="T5">&lt;</text:span><text:span text:style-name="T8">img</text:span><text:span text:style-name="T13"> </text:span><text:span text:style-name="T11">class</text:span><text:span text:style-name="T13">=</text:span><text:span text:style-name="T14">"my-4"</text:span><text:span text:style-name="T13"> </text:span><text:span text:style-name="T11">src</text:span><text:span text:style-name="T13">=</text:span><text:span text:style-name="T14">"./img/logo_square_white.png"</text:span><text:span text:style-name="T13"> </text:span><text:span text:style-name="T11">alt</text:span><text:span text:style-name="T13">=</text:span><text:span text:style-name="T14">"Logo Cui'zine"</text:span><text:span text:style-name="T5">&gt;</text:span></text:p>
      <text:p text:style-name="P6">                    <text:span text:style-name="T5">&lt;</text:span><text:span text:style-name="T8">h1</text:span><text:span text:style-name="T13"> </text:span><text:span text:style-name="T11">class</text:span><text:span text:style-name="T13">=</text:span><text:span text:style-name="T14">"display-1"</text:span><text:span text:style-name="T5">&gt;</text:span><text:span text:style-name="T13">Nous contacter</text:span><text:span text:style-name="T5">&lt;/</text:span><text:span text:style-name="T8">h1</text:span><text:span text:style-name="T5">&gt;</text:span></text:p>
      <text:p text:style-name="P7"/>
      <text:p text:style-name="P6">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<text:span text:style-name="T5">&lt;/</text:span><text:span text:style-name="T8">div</text:span><text:span text:style-name="T5">&gt;</text:span></text:p>
      <text:p text:style-name="P7"/>
      <text:p text:style-name="P6"><text:soft-page-break/>        <text:span text:style-name="T5">&lt;/</text:span><text:span text:style-name="T8">header</text:span><text:span text:style-name="T5">&gt;</text:span></text:p>
      <text:p text:style-name="P11"/>
      <text:p text:style-name="P6">    <text:span text:style-name="T5">&lt;/</text:span><text:span text:style-name="T8">div</text:span><text:span text:style-name="T5">&gt;</text:span></text:p>
      <text:p text:style-name="P7"/>
      <text:p text:style-name="P6">    <text:span text:style-name="T5">&lt;</text:span><text:span text:style-name="T8">main</text:span><text:span text:style-name="T5">&gt;</text:span></text:p>
      <text:p text:style-name="P7"/>
      <text:p text:style-name="P6">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ntainer-lg section-articles my-5"</text:span><text:span text:style-name="T5">&gt;</text:span></text:p>
      <text:p text:style-name="P7"/>
      <text:p text:style-name="P6">            <text:span text:style-name="T5">&lt;</text:span><text:span text:style-name="T8">h2</text:span><text:span text:style-name="T13"> </text:span><text:span text:style-name="T11">class</text:span><text:span text:style-name="T13">=</text:span><text:span text:style-name="T14">"display-4"</text:span><text:span text:style-name="T5">&gt;</text:span><text:span text:style-name="T13">Contact</text:span><text:span text:style-name="T5">&lt;/</text:span><text:span text:style-name="T8">h2</text:span><text:span text:style-name="T5">&gt;</text:span></text:p>
      <text:p text:style-name="P7"/>
      <text:p text:style-name="P6">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row"</text:span><text:span text:style-name="T5">&gt;</text:span></text:p>
      <text:p text:style-name="P7"/>
      <text:p text:style-name="P6">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l-12 col-lg-10"</text:span><text:span text:style-name="T5">&gt;</text:span></text:p>
      <text:p text:style-name="P7"/>
      <text:p text:style-name="P6">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row"</text:span><text:span text:style-name="T5">&gt;</text:span></text:p>
      <text:p text:style-name="P7"/>
      <text:p text:style-name="P6">    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l-12 offset-lg-1 col-lg-11"</text:span><text:span text:style-name="T5">&gt;</text:span></text:p>
      <text:p text:style-name="P7"/>
      <text:p text:style-name="P6">                            <text:span text:style-name="T5">&lt;</text:span><text:span text:style-name="T8">h2</text:span><text:span text:style-name="T13"> </text:span><text:span text:style-name="T11">class</text:span><text:span text:style-name="T13">=</text:span><text:span text:style-name="T14">"display-5"</text:span><text:span text:style-name="T5">&gt;</text:span><text:span text:style-name="T13">Adresse</text:span><text:span text:style-name="T5">&lt;/</text:span><text:span text:style-name="T8">h2</text:span><text:span text:style-name="T5">&gt;</text:span></text:p>
      <text:p text:style-name="P6">                            <text:span text:style-name="T5">&lt;</text:span><text:span text:style-name="T8">p</text:span><text:span text:style-name="T5">&gt;</text:span><text:span text:style-name="T13">Station F</text:span><text:span text:style-name="T5">&lt;/</text:span><text:span text:style-name="T8">p</text:span><text:span text:style-name="T5">&gt;</text:span></text:p>
      <text:p text:style-name="P6">                            <text:span text:style-name="T5">&lt;</text:span><text:span text:style-name="T8">p</text:span><text:span text:style-name="T5">&gt;</text:span><text:span text:style-name="T13">5 Parvis Alan Turing</text:span><text:span text:style-name="T5">&lt;/</text:span><text:span text:style-name="T8">p</text:span><text:span text:style-name="T5">&gt;</text:span></text:p>
      <text:p text:style-name="P6">                            <text:span text:style-name="T5">&lt;</text:span><text:span text:style-name="T8">p</text:span><text:span text:style-name="T5">&gt;</text:span><text:span text:style-name="T13">75013 Paris</text:span><text:span text:style-name="T5">&lt;/</text:span><text:span text:style-name="T8">p</text:span><text:span text:style-name="T5">&gt;</text:span></text:p>
      <text:p text:style-name="P7"/>
      <text:p text:style-name="P6">        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row"</text:span><text:span text:style-name="T5">&gt;</text:span></text:p>
      <text:p text:style-name="P7"/>
      <text:p text:style-name="P6">    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l-12"</text:span><text:span text:style-name="T5">&gt;</text:span></text:p>
      <text:p text:style-name="P6">        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mapouter"</text:span><text:span text:style-name="T5">&gt;</text:span></text:p>
      <text:p text:style-name="P6">            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gmap_canvas"</text:span><text:span text:style-name="T5">&gt;&lt;</text:span><text:span text:style-name="T8">iframe</text:span><text:span text:style-name="T13"> </text:span><text:span text:style-name="T11">width</text:span><text:span text:style-name="T13">=</text:span><text:span text:style-name="T14">"600"</text:span><text:span text:style-name="T13"> </text:span><text:span text:style-name="T11">height</text:span><text:span text:style-name="T13">=</text:span><text:span text:style-name="T14">"500"</text:span><text:span text:style-name="T13"> </text:span><text:span text:style-name="T11">id</text:span><text:span text:style-name="T13">=</text:span><text:span text:style-name="T14">"gmap_canvas"</text:span></text:p>
      <text:p text:style-name="P6">                                        <text:span text:style-name="T11">src</text:span><text:span text:style-name="T13">=</text:span><text:span text:style-name="T14">"https://maps.google.com/maps?q=15%20rue%20de%20la%20reunion&amp;t=&amp;z=13&amp;ie=UTF8&amp;iwloc=&amp;output=embed"</text:span></text:p>
      <text:p text:style-name="P6">                                        <text:span text:style-name="T11">frameborder</text:span><text:span text:style-name="T13">=</text:span><text:span text:style-name="T14">"0"</text:span><text:span text:style-name="T13"> </text:span><text:span text:style-name="T11">scrolling</text:span><text:span text:style-name="T13">=</text:span><text:span text:style-name="T14">"no"</text:span><text:span text:style-name="T13"> </text:span><text:span text:style-name="T11">marginheight</text:span><text:span text:style-name="T13">=</text:span><text:span text:style-name="T14">"0"</text:span><text:span text:style-name="T13"> </text:span><text:span text:style-name="T11">marginwidth</text:span><text:span text:style-name="T13">=</text:span><text:span text:style-name="T14">"0"</text:span><text:span text:style-name="T5">&gt;&lt;/</text:span><text:span text:style-name="T8">iframe</text:span><text:span text:style-name="T5">&gt;&lt;</text:span><text:span text:style-name="T8">a</text:span></text:p>
      <text:p text:style-name="P6">                                        <text:span text:style-name="T11">href</text:span><text:span text:style-name="T13">=</text:span><text:span text:style-name="T14">"https://123movies-to.org"</text:span><text:span text:style-name="T5">&gt;&lt;/</text:span><text:span text:style-name="T8">a</text:span><text:span text:style-name="T5">&gt;&lt;</text:span><text:span text:style-name="T8">br</text:span><text:span text:style-name="T5">&gt;</text:span></text:p>
      <text:p text:style-name="P6">                                    <text:span text:style-name="T5">&lt;</text:span><text:span text:style-name="T8">style</text:span><text:span text:style-name="T5">&gt;</text:span></text:p>
      <text:p text:style-name="P6">                                        <text:span text:style-name="T17">.mapouter</text:span><text:span text:style-name="T13"> {</text:span></text:p>
      <text:p text:style-name="P6">                                            <text:span text:style-name="T11">position</text:span><text:span text:style-name="T13">: </text:span><text:span text:style-name="T14">relative</text:span><text:span text:style-name="T13">;</text:span></text:p>
      <text:p text:style-name="P6">                                            <text:span text:style-name="T11">text-align</text:span><text:span text:style-name="T13">: </text:span><text:span text:style-name="T14">right</text:span><text:span text:style-name="T13">;</text:span></text:p>
      <text:p text:style-name="P6">                                            <text:span text:style-name="T11">height</text:span><text:span text:style-name="T13">: </text:span><text:span text:style-name="T18">500px</text:span><text:span text:style-name="T13">;</text:span></text:p>
      <text:p text:style-name="P6">                                        <text:span text:style-name="T13">}</text:span></text:p>
      <text:p text:style-name="P6">                                    <text:span text:style-name="T5">&lt;/</text:span><text:span text:style-name="T8">style</text:span><text:span text:style-name="T5">&gt;&lt;</text:span><text:span text:style-name="T8">a</text:span><text:span text:style-name="T13"> </text:span><text:span text:style-name="T11">href</text:span><text:span text:style-name="T13">=</text:span><text:span text:style-name="T14">"https://www.embedgooglemap.net"</text:span><text:span text:style-name="T5">&gt;</text:span><text:span text:style-name="T13">embed google maps without</text:span></text:p>
      <text:p text:style-name="P6">                                        <text:span text:style-name="T13">iframe</text:span><text:span text:style-name="T5">&lt;/</text:span><text:span text:style-name="T8">a</text:span><text:span text:style-name="T5">&gt;</text:span></text:p>
      <text:p text:style-name="P6">                                    <text:span text:style-name="T5">&lt;</text:span><text:span text:style-name="T8">style</text:span><text:span text:style-name="T5">&gt;</text:span></text:p>
      <text:p text:style-name="P6"><text:soft-page-break/>                                        <text:span text:style-name="T17">.gmap_canvas</text:span><text:span text:style-name="T13"> {</text:span></text:p>
      <text:p text:style-name="P6">                                            <text:span text:style-name="T11">overflow</text:span><text:span text:style-name="T13">: </text:span><text:span text:style-name="T14">hidden</text:span><text:span text:style-name="T13">;</text:span></text:p>
      <text:p text:style-name="P6">                                            <text:span text:style-name="T11">background</text:span><text:span text:style-name="T13">: </text:span><text:span text:style-name="T14">none</text:span><text:span text:style-name="T13"> </text:span><text:span text:style-name="T8">!important</text:span><text:span text:style-name="T13">;</text:span></text:p>
      <text:p text:style-name="P6">                                            <text:span text:style-name="T11">height</text:span><text:span text:style-name="T13">: </text:span><text:span text:style-name="T18">500px</text:span><text:span text:style-name="T13">;</text:span></text:p>
      <text:p text:style-name="P6">                                        <text:span text:style-name="T13">}</text:span></text:p>
      <text:p text:style-name="P6">                                    <text:span text:style-name="T5">&lt;/</text:span><text:span text:style-name="T8">style</text:span><text:span text:style-name="T5">&gt;</text:span></text:p>
      <text:p text:style-name="P6">                                <text:span text:style-name="T5">&lt;/</text:span><text:span text:style-name="T8">div</text:span><text:span text:style-name="T5">&gt;</text:span></text:p>
      <text:p text:style-name="P6">                            <text:span text:style-name="T5">&lt;/</text:span><text:span text:style-name="T8">div</text:span><text:span text:style-name="T5">&gt;</text:span></text:p>
      <text:p text:style-name="P6">        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    <text:span text:style-name="T5">&lt;</text:span><text:span text:style-name="T8">aside</text:span><text:span text:style-name="T13"> </text:span><text:span text:style-name="T11">class</text:span><text:span text:style-name="T13">=</text:span><text:span text:style-name="T14">"col-lg-2 d-none d-lg-block"</text:span><text:span text:style-name="T5">&gt;</text:span></text:p>
      <text:p text:style-name="P7"/>
      <text:p text:style-name="P6">                    <text:span text:style-name="T5">&lt;</text:span><text:span text:style-name="T8">div</text:span><text:span text:style-name="T5">&gt;</text:span></text:p>
      <text:p text:style-name="P7"/>
      <text:p text:style-name="P6">                        <text:span text:style-name="T5">&lt;</text:span><text:span text:style-name="T8">h6</text:span><text:span text:style-name="T5">&gt;</text:span><text:span text:style-name="T13">Recherche</text:span><text:span text:style-name="T5">&lt;/</text:span><text:span text:style-name="T8">h6</text:span><text:span text:style-name="T5">&gt;</text:span></text:p>
      <text:p text:style-name="P6">    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mb-3"</text:span><text:span text:style-name="T5">&gt;</text:span></text:p>
      <text:p text:style-name="P6">                            <text:span text:style-name="T5">&lt;</text:span><text:span text:style-name="T8">input</text:span><text:span text:style-name="T13"> </text:span><text:span text:style-name="T11">type</text:span><text:span text:style-name="T13">=</text:span><text:span text:style-name="T14">"text"</text:span><text:span text:style-name="T13"> </text:span><text:span text:style-name="T11">class</text:span><text:span text:style-name="T13">=</text:span><text:span text:style-name="T14">"form-control"</text:span><text:span text:style-name="T13"> </text:span><text:span text:style-name="T11">id</text:span><text:span text:style-name="T13">=</text:span><text:span text:style-name="T14">"exampleFormControlInput1"</text:span></text:p>
      <text:p text:style-name="P6">                                <text:span text:style-name="T11">placeholder</text:span><text:span text:style-name="T13">=</text:span><text:span text:style-name="T14">"Recherche"</text:span><text:span text:style-name="T5">&gt;</text:span></text:p>
      <text:p text:style-name="P6">                            <text:span text:style-name="T5">&lt;</text:span><text:span text:style-name="T8">button</text:span><text:span text:style-name="T13"> </text:span><text:span text:style-name="T11">type</text:span><text:span text:style-name="T13">=</text:span><text:span text:style-name="T14">"button"</text:span><text:span text:style-name="T13"> </text:span><text:span text:style-name="T11">class</text:span><text:span text:style-name="T13">=</text:span><text:span text:style-name="T14">"btn btn-outline-dark"</text:span><text:span text:style-name="T5">&gt;</text:span><text:span text:style-name="T13">Ok</text:span><text:span text:style-name="T5">&lt;/</text:span><text:span text:style-name="T8">button</text:span><text:span text:style-name="T5">&gt;</text:span></text:p>
      <text:p text:style-name="P6">        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        <text:span text:style-name="T5">&lt;</text:span><text:span text:style-name="T8">div</text:span><text:span text:style-name="T5">&gt;</text:span></text:p>
      <text:p text:style-name="P7"/>
      <text:p text:style-name="P6">                        <text:span text:style-name="T5">&lt;</text:span><text:span text:style-name="T8">h6</text:span><text:span text:style-name="T5">&gt;</text:span><text:span text:style-name="T13">Newsletter</text:span><text:span text:style-name="T5">&lt;/</text:span><text:span text:style-name="T8">h6</text:span><text:span text:style-name="T5">&gt;</text:span></text:p>
      <text:p text:style-name="P6">    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mb-3"</text:span><text:span text:style-name="T5">&gt;</text:span></text:p>
      <text:p text:style-name="P6">                            <text:span text:style-name="T5">&lt;</text:span><text:span text:style-name="T8">input</text:span><text:span text:style-name="T13"> </text:span><text:span text:style-name="T11">type</text:span><text:span text:style-name="T13">=</text:span><text:span text:style-name="T14">"email"</text:span><text:span text:style-name="T13"> </text:span><text:span text:style-name="T11">class</text:span><text:span text:style-name="T13">=</text:span><text:span text:style-name="T14">"form-control"</text:span><text:span text:style-name="T13"> </text:span><text:span text:style-name="T11">id</text:span><text:span text:style-name="T13">=</text:span><text:span text:style-name="T14">"exampleFormControlInput1"</text:span></text:p>
      <text:p text:style-name="P6">                                <text:span text:style-name="T11">placeholder</text:span><text:span text:style-name="T13">=</text:span><text:span text:style-name="T14">"Recherche"</text:span><text:span text:style-name="T5">&gt;</text:span></text:p>
      <text:p text:style-name="P6">                            <text:span text:style-name="T5">&lt;</text:span><text:span text:style-name="T8">button</text:span><text:span text:style-name="T13"> </text:span><text:span text:style-name="T11">type</text:span><text:span text:style-name="T13">=</text:span><text:span text:style-name="T14">"button"</text:span><text:span text:style-name="T13"> </text:span><text:span text:style-name="T11">class</text:span><text:span text:style-name="T13">=</text:span><text:span text:style-name="T14">"btn btn-outline-dark"</text:span><text:span text:style-name="T5">&gt;</text:span><text:span text:style-name="T13">S'inscrire</text:span><text:span text:style-name="T5">&lt;/</text:span><text:span text:style-name="T8">button</text:span><text:span text:style-name="T5">&gt;</text:span></text:p>
      <text:p text:style-name="P6">        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        <text:span text:style-name="T5">&lt;</text:span><text:span text:style-name="T8">h6</text:span><text:span text:style-name="T5">&gt;</text:span><text:span text:style-name="T13">Partager</text:span><text:span text:style-name="T5">&lt;/</text:span><text:span text:style-name="T8">h6</text:span><text:span text:style-name="T5">&gt;</text:span></text:p>
      <text:p text:style-name="P6">                    <text:span text:style-name="T5">&lt;</text:span><text:span text:style-name="T8">i</text:span><text:span text:style-name="T13"> </text:span><text:span text:style-name="T11">class</text:span><text:span text:style-name="T13">=</text:span><text:span text:style-name="T14">"bi bi-facebook"</text:span><text:span text:style-name="T5">&gt;&lt;/</text:span><text:span text:style-name="T8">i</text:span><text:span text:style-name="T5">&gt;</text:span></text:p>
      <text:p text:style-name="P6">                    <text:span text:style-name="T5">&lt;</text:span><text:span text:style-name="T8">i</text:span><text:span text:style-name="T13"> </text:span><text:span text:style-name="T11">class</text:span><text:span text:style-name="T13">=</text:span><text:span text:style-name="T14">"bi bi-instagram"</text:span><text:span text:style-name="T5">&gt;&lt;/</text:span><text:span text:style-name="T8">i</text:span><text:span text:style-name="T5">&gt;</text:span></text:p>
      <text:p text:style-name="P6">                    <text:span text:style-name="T5">&lt;</text:span><text:span text:style-name="T8">i</text:span><text:span text:style-name="T13"> </text:span><text:span text:style-name="T11">class</text:span><text:span text:style-name="T13">=</text:span><text:span text:style-name="T14">"bi bi-youtube"</text:span><text:span text:style-name="T5">&gt;&lt;/</text:span><text:span text:style-name="T8">i</text:span><text:span text:style-name="T5">&gt;</text:span></text:p>
      <text:p text:style-name="P6">                    <text:span text:style-name="T5">&lt;</text:span><text:span text:style-name="T8">i</text:span><text:span text:style-name="T13"> </text:span><text:span text:style-name="T11">class</text:span><text:span text:style-name="T13">=</text:span><text:span text:style-name="T14">"bi bi-twitter"</text:span><text:span text:style-name="T5">&gt;&lt;/</text:span><text:span text:style-name="T8">i</text:span><text:span text:style-name="T5">&gt;</text:span></text:p>
      <text:p text:style-name="P7"/>
      <text:p text:style-name="P6">                <text:span text:style-name="T5">&lt;/</text:span><text:span text:style-name="T8">aside</text:span><text:span text:style-name="T5">&gt;</text:span></text:p>
      <text:p text:style-name="P7"/>
      <text:p text:style-name="P6">            <text:span text:style-name="T5">&lt;/</text:span><text:span text:style-name="T8">div</text:span><text:span text:style-name="T5">&gt;</text:span></text:p>
      <text:p text:style-name="P7"><text:soft-page-break/></text:p>
      <text:p text:style-name="P6">        <text:span text:style-name="T5">&lt;/</text:span><text:span text:style-name="T8">div</text:span><text:span text:style-name="T5">&gt;</text:span></text:p>
      <text:p text:style-name="P7"/>
      <text:p text:style-name="P6">    <text:span text:style-name="T5">&lt;/</text:span><text:span text:style-name="T8">main</text:span><text:span text:style-name="T5">&gt;</text:span></text:p>
      <text:p text:style-name="P7"/>
      <text:p text:style-name="P6">    <text:span text:style-name="T5">&lt;</text:span><text:span text:style-name="T8">footer</text:span><text:span text:style-name="T13"> </text:span><text:span text:style-name="T11">class</text:span><text:span text:style-name="T13">=</text:span><text:span text:style-name="T14">"bg-dark text-white py-5"</text:span><text:span text:style-name="T5">&gt;</text:span></text:p>
      <text:p text:style-name="P7"/>
      <text:p text:style-name="P6">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ntainer"</text:span><text:span text:style-name="T5">&gt;</text:span></text:p>
      <text:p text:style-name="P7"/>
      <text:p text:style-name="P6">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row"</text:span><text:span text:style-name="T5">&gt;</text:span></text:p>
      <text:p text:style-name="P7"/>
      <text:p text:style-name="P6">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l-12 col-lg-4"</text:span><text:span text:style-name="T5">&gt;</text:span></text:p>
      <text:p text:style-name="P7"/>
      <text:p text:style-name="P6">                    <text:span text:style-name="T5">&lt;</text:span><text:span text:style-name="T8">h3</text:span><text:span text:style-name="T5">&gt;</text:span><text:span text:style-name="T13">Catégories</text:span><text:span text:style-name="T5">&lt;/</text:span><text:span text:style-name="T8">h3</text:span><text:span text:style-name="T5">&gt;</text:span></text:p>
      <text:p text:style-name="P6">                    <text:span text:style-name="T5">&lt;</text:span><text:span text:style-name="T8">ul</text:span><text:span text:style-name="T5">&gt;</text:span></text:p>
      <text:p text:style-name="P6">                        <text:span text:style-name="T5">&lt;</text:span><text:span text:style-name="T8">li</text:span><text:span text:style-name="T5">&gt;&lt;</text:span><text:span text:style-name="T8">a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Revues</text:span><text:span text:style-name="T5">&lt;/</text:span><text:span text:style-name="T8">a</text:span><text:span text:style-name="T5">&gt;&lt;/</text:span><text:span text:style-name="T8">li</text:span><text:span text:style-name="T5">&gt;</text:span></text:p>
      <text:p text:style-name="P6">                        <text:span text:style-name="T5">&lt;</text:span><text:span text:style-name="T8">li</text:span><text:span text:style-name="T5">&gt;&lt;</text:span><text:span text:style-name="T8">a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Recettes</text:span><text:span text:style-name="T5">&lt;/</text:span><text:span text:style-name="T8">a</text:span><text:span text:style-name="T5">&gt;&lt;/</text:span><text:span text:style-name="T8">li</text:span><text:span text:style-name="T5">&gt;</text:span></text:p>
      <text:p text:style-name="P6">                        <text:span text:style-name="T5">&lt;</text:span><text:span text:style-name="T8">li</text:span><text:span text:style-name="T5">&gt;&lt;</text:span><text:span text:style-name="T8">a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Découvertes</text:span><text:span text:style-name="T5">&lt;/</text:span><text:span text:style-name="T8">a</text:span><text:span text:style-name="T5">&gt;&lt;/</text:span><text:span text:style-name="T8">li</text:span><text:span text:style-name="T5">&gt;</text:span></text:p>
      <text:p text:style-name="P6">                    <text:span text:style-name="T5">&lt;/</text:span><text:span text:style-name="T8">ul</text:span><text:span text:style-name="T5">&gt;</text:span></text:p>
      <text:p text:style-name="P7"/>
      <text:p text:style-name="P6">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l-12 col-lg-4"</text:span><text:span text:style-name="T5">&gt;</text:span></text:p>
      <text:p text:style-name="P7"/>
      <text:p text:style-name="P6">                    <text:span text:style-name="T5">&lt;</text:span><text:span text:style-name="T8">h3</text:span><text:span text:style-name="T5">&gt;</text:span><text:span text:style-name="T13">Archives</text:span><text:span text:style-name="T5">&lt;/</text:span><text:span text:style-name="T8">h3</text:span><text:span text:style-name="T5">&gt;</text:span></text:p>
      <text:p text:style-name="P6">                    <text:span text:style-name="T5">&lt;</text:span><text:span text:style-name="T8">ul</text:span><text:span text:style-name="T5">&gt;</text:span></text:p>
      <text:p text:style-name="P6">                        <text:span text:style-name="T5">&lt;</text:span><text:span text:style-name="T8">li</text:span><text:span text:style-name="T5">&gt;&lt;</text:span><text:span text:style-name="T8">a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2019</text:span><text:span text:style-name="T5">&lt;/</text:span><text:span text:style-name="T8">a</text:span><text:span text:style-name="T5">&gt;&lt;/</text:span><text:span text:style-name="T8">li</text:span><text:span text:style-name="T5">&gt;</text:span></text:p>
      <text:p text:style-name="P6">                        <text:span text:style-name="T5">&lt;</text:span><text:span text:style-name="T8">li</text:span><text:span text:style-name="T5">&gt;&lt;</text:span><text:span text:style-name="T8">a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2018</text:span><text:span text:style-name="T5">&lt;/</text:span><text:span text:style-name="T8">a</text:span><text:span text:style-name="T5">&gt;&lt;/</text:span><text:span text:style-name="T8">li</text:span><text:span text:style-name="T5">&gt;</text:span></text:p>
      <text:p text:style-name="P6">                        <text:span text:style-name="T5">&lt;</text:span><text:span text:style-name="T8">li</text:span><text:span text:style-name="T5">&gt;&lt;</text:span><text:span text:style-name="T8">a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2017</text:span><text:span text:style-name="T5">&lt;/</text:span><text:span text:style-name="T8">a</text:span><text:span text:style-name="T5">&gt;&lt;/</text:span><text:span text:style-name="T8">li</text:span><text:span text:style-name="T5">&gt;</text:span></text:p>
      <text:p text:style-name="P6">                    <text:span text:style-name="T5">&lt;/</text:span><text:span text:style-name="T8">ul</text:span><text:span text:style-name="T5">&gt;</text:span></text:p>
      <text:p text:style-name="P7"/>
      <text:p text:style-name="P6">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l-6 col-lg-3"</text:span><text:span text:style-name="T5">&gt;</text:span></text:p>
      <text:p text:style-name="P7"/>
      <text:p text:style-name="P6">                    <text:span text:style-name="T5">&lt;</text:span><text:span text:style-name="T8">h6</text:span><text:span text:style-name="T5">&gt;</text:span><text:span text:style-name="T13">Newsletter</text:span><text:span text:style-name="T5">&lt;/</text:span><text:span text:style-name="T8">h6</text:span><text:span text:style-name="T5">&gt;</text:span></text:p>
      <text:p text:style-name="P7"/>
      <text:p text:style-name="P6">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input-group mb-3"</text:span><text:span text:style-name="T5">&gt;</text:span></text:p>
      <text:p text:style-name="P6">                        <text:span text:style-name="T5">&lt;</text:span><text:span text:style-name="T8">input</text:span><text:span text:style-name="T13"> </text:span><text:span text:style-name="T11">type</text:span><text:span text:style-name="T13">=</text:span><text:span text:style-name="T14">"text"</text:span><text:span text:style-name="T13"> </text:span><text:span text:style-name="T11">class</text:span><text:span text:style-name="T13">=</text:span><text:span text:style-name="T14">"form-control"</text:span><text:span text:style-name="T13"> </text:span><text:span text:style-name="T11">placeholder</text:span><text:span text:style-name="T13">=</text:span><text:span text:style-name="T14">"Email"</text:span><text:span text:style-name="T13"> </text:span><text:span text:style-name="T11">aria-label</text:span><text:span text:style-name="T13">=</text:span><text:span text:style-name="T14">"Recipient's username"</text:span></text:p>
      <text:p text:style-name="P6">                            <text:span text:style-name="T11">aria-describedby</text:span><text:span text:style-name="T13">=</text:span><text:span text:style-name="T14">"button-addon2"</text:span><text:span text:style-name="T5">&gt;</text:span></text:p>
      <text:p text:style-name="P6">                        <text:span text:style-name="T5">&lt;</text:span><text:span text:style-name="T8">button</text:span><text:span text:style-name="T13"> </text:span><text:span text:style-name="T11">class</text:span><text:span text:style-name="T13">=</text:span><text:span text:style-name="T14">"btn btn-outline-light"</text:span><text:span text:style-name="T13"> </text:span><text:span text:style-name="T11">type</text:span><text:span text:style-name="T13">=</text:span><text:span text:style-name="T14">"button"</text:span><text:span text:style-name="T13"> </text:span><text:span text:style-name="T11">id</text:span><text:span text:style-name="T13">=</text:span><text:span text:style-name="T14">"button-addon2"</text:span><text:span text:style-name="T5">&gt;</text:span><text:span text:style-name="T13">S'inscrire</text:span><text:span text:style-name="T5">&lt;/</text:span><text:span text:style-name="T8">button</text:span><text:span text:style-name="T5">&gt;</text:span></text:p>
      <text:p text:style-name="P6">    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        <text:span text:style-name="T5">&lt;</text:span><text:span text:style-name="T8">h6</text:span><text:span text:style-name="T5">&gt;</text:span><text:span text:style-name="T13">Partager</text:span><text:span text:style-name="T5">&lt;/</text:span><text:span text:style-name="T8">h6</text:span><text:span text:style-name="T5">&gt;</text:span></text:p>
      <text:p text:style-name="P6">                    <text:span text:style-name="T5">&lt;</text:span><text:span text:style-name="T8">i</text:span><text:span text:style-name="T13"> </text:span><text:span text:style-name="T11">class</text:span><text:span text:style-name="T13">=</text:span><text:span text:style-name="T14">"bi bi-facebook"</text:span><text:span text:style-name="T5">&gt;&lt;/</text:span><text:span text:style-name="T8">i</text:span><text:span text:style-name="T5">&gt;</text:span></text:p>
      <text:p text:style-name="P6"><text:soft-page-break/>                    <text:span text:style-name="T5">&lt;</text:span><text:span text:style-name="T8">i</text:span><text:span text:style-name="T13"> </text:span><text:span text:style-name="T11">class</text:span><text:span text:style-name="T13">=</text:span><text:span text:style-name="T14">"bi bi-instagram"</text:span><text:span text:style-name="T5">&gt;&lt;/</text:span><text:span text:style-name="T8">i</text:span><text:span text:style-name="T5">&gt;</text:span></text:p>
      <text:p text:style-name="P6">                    <text:span text:style-name="T5">&lt;</text:span><text:span text:style-name="T8">i</text:span><text:span text:style-name="T13"> </text:span><text:span text:style-name="T11">class</text:span><text:span text:style-name="T13">=</text:span><text:span text:style-name="T14">"bi bi-youtube"</text:span><text:span text:style-name="T5">&gt;&lt;/</text:span><text:span text:style-name="T8">i</text:span><text:span text:style-name="T5">&gt;</text:span></text:p>
      <text:p text:style-name="P6">                    <text:span text:style-name="T5">&lt;</text:span><text:span text:style-name="T8">i</text:span><text:span text:style-name="T13"> </text:span><text:span text:style-name="T11">class</text:span><text:span text:style-name="T13">=</text:span><text:span text:style-name="T14">"bi bi-twitter"</text:span><text:span text:style-name="T5">&gt;&lt;/</text:span><text:span text:style-name="T8">i</text:span><text:span text:style-name="T5">&gt;</text:span></text:p>
      <text:p text:style-name="P7"/>
      <text:p text:style-name="P6">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<text:span text:style-name="T5">&lt;/</text:span><text:span text:style-name="T8">div</text:span><text:span text:style-name="T5">&gt;</text:span></text:p>
      <text:p text:style-name="P7"/>
      <text:p text:style-name="P6">        <text:span text:style-name="T5">&lt;/</text:span><text:span text:style-name="T8">div</text:span><text:span text:style-name="T5">&gt;</text:span></text:p>
      <text:p text:style-name="P7"/>
      <text:p text:style-name="P6">    <text:span text:style-name="T5">&lt;/</text:span><text:span text:style-name="T8">footer</text:span><text:span text:style-name="T5">&gt;</text:span></text:p>
      <text:p text:style-name="P11"/>
      <text:p text:style-name="P6">    <text:span text:style-name="T5">&lt;</text:span><text:span text:style-name="T8">script</text:span><text:span text:style-name="T13"> </text:span><text:span text:style-name="T11">src</text:span><text:span text:style-name="T13">=</text:span><text:span text:style-name="T14">"./js/bootstrap.js"</text:span><text:span text:style-name="T5">&gt;&lt;/</text:span><text:span text:style-name="T8">script</text:span><text:span text:style-name="T5">&gt;</text:span></text:p>
      <text:p text:style-name="P2"><text:span text:style-name="T4">&lt;/</text:span><text:span text:style-name="T7">body</text:span><text:span text:style-name="T4">&gt;</text:span></text:p>
      <text:p text:style-name="P7"/>
      <text:p text:style-name="P2"><text:span text:style-name="T4">&lt;/</text:span><text:span text:style-name="T7">html</text:span><text:span text:style-name="T4">&gt;</text:span></text:p>
      <text:p text:style-name="P12"/>
      <text:p text:style-name="P8"/>
      <text:p text:style-name="P17">post.html</text:p>
      <text:p text:style-name="P8"/>
      <text:p text:style-name="P2"><text:span text:style-name="T4">&lt;!</text:span><text:span text:style-name="T7">DOCTYPE</text:span> <text:span text:style-name="T10">html</text:span><text:span text:style-name="T4">&gt;</text:span></text:p>
      <text:p text:style-name="P2"><text:span text:style-name="T4">&lt;</text:span><text:span text:style-name="T7">html</text:span><text:span text:style-name="T4">&gt;</text:span></text:p>
      <text:p text:style-name="P7"/>
      <text:p text:style-name="P2"><text:span text:style-name="T4">&lt;</text:span><text:span text:style-name="T7">head</text:span><text:span text:style-name="T4">&gt;</text:span></text:p>
      <text:p text:style-name="P6">    <text:span text:style-name="T5">&lt;</text:span><text:span text:style-name="T8">meta</text:span><text:span text:style-name="T13"> </text:span><text:span text:style-name="T11">charset</text:span><text:span text:style-name="T13">=</text:span><text:span text:style-name="T14">"utf-8"</text:span><text:span text:style-name="T5">&gt;</text:span></text:p>
      <text:p text:style-name="P6">    <text:span text:style-name="T5">&lt;</text:span><text:span text:style-name="T8">meta</text:span><text:span text:style-name="T13"> </text:span><text:span text:style-name="T11">name</text:span><text:span text:style-name="T13">=</text:span><text:span text:style-name="T14">"viewport"</text:span><text:span text:style-name="T13"> </text:span><text:span text:style-name="T11">content</text:span><text:span text:style-name="T13">=</text:span><text:span text:style-name="T14">"width=device-width, initial-scale=1"</text:span><text:span text:style-name="T5">&gt;</text:span></text:p>
      <text:p text:style-name="P6">    <text:span text:style-name="T5">&lt;</text:span><text:span text:style-name="T8">title</text:span><text:span text:style-name="T5">&gt;</text:span><text:span text:style-name="T13">Blog de Cui'zine</text:span><text:span text:style-name="T5">&lt;/</text:span><text:span text:style-name="T8">title</text:span><text:span text:style-name="T5">&gt;</text:span></text:p>
      <text:p text:style-name="P7"/>
      <text:p text:style-name="P6">    <text:span text:style-name="T15">&lt;!-- Library --&gt;</text:span></text:p>
      <text:p text:style-name="P6">    <text:span text:style-name="T5">&lt;</text:span><text:span text:style-name="T8">link</text:span><text:span text:style-name="T13"> </text:span><text:span text:style-name="T11">rel</text:span><text:span text:style-name="T13">=</text:span><text:span text:style-name="T14">"stylesheet"</text:span><text:span text:style-name="T13"> </text:span><text:span text:style-name="T11">href</text:span><text:span text:style-name="T13">=</text:span><text:span text:style-name="T14">"./css/bootstrap.css"</text:span><text:span text:style-name="T5">&gt;</text:span></text:p>
      <text:p text:style-name="P7"/>
      <text:p text:style-name="P6">    <text:span text:style-name="T15">&lt;!-- Local --&gt;</text:span></text:p>
      <text:p text:style-name="P6">    <text:span text:style-name="T5">&lt;</text:span><text:span text:style-name="T8">link</text:span><text:span text:style-name="T13"> </text:span><text:span text:style-name="T11">rel</text:span><text:span text:style-name="T13">=</text:span><text:span text:style-name="T14">"stylesheet"</text:span><text:span text:style-name="T13"> </text:span><text:span text:style-name="T11">href</text:span><text:span text:style-name="T13">=</text:span><text:span text:style-name="T14">"./css/main.css"</text:span><text:span text:style-name="T5">&gt;</text:span></text:p>
      <text:p text:style-name="P6">    <text:span text:style-name="T5">&lt;</text:span><text:span text:style-name="T8">link</text:span><text:span text:style-name="T13"> </text:span><text:span text:style-name="T11">rel</text:span><text:span text:style-name="T13">=</text:span><text:span text:style-name="T14">"stylesheet"</text:span><text:span text:style-name="T13"> </text:span><text:span text:style-name="T11">href</text:span><text:span text:style-name="T13">=</text:span><text:span text:style-name="T14">"./css/post.css"</text:span><text:span text:style-name="T5">&gt;</text:span></text:p>
      <text:p text:style-name="P7"/>
      <text:p text:style-name="P2"><text:span text:style-name="T4">&lt;/</text:span><text:span text:style-name="T7">head</text:span><text:span text:style-name="T4">&gt;</text:span></text:p>
      <text:p text:style-name="P7"/>
      <text:p text:style-name="P2"><text:span text:style-name="T4">&lt;</text:span><text:span text:style-name="T7">body</text:span><text:span text:style-name="T4">&gt;</text:span></text:p>
      <text:p text:style-name="P7"/>
      <text:p text:style-name="P6">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background-post"</text:span><text:span text:style-name="T5">&gt;</text:span></text:p>
      <text:p text:style-name="P7"/>
      <text:p text:style-name="P6">        <text:span text:style-name="T5">&lt;</text:span><text:span text:style-name="T8">nav</text:span><text:span text:style-name="T13"> </text:span><text:span text:style-name="T11">class</text:span><text:span text:style-name="T13">=</text:span><text:span text:style-name="T14">"navbar navbar-expand-lg navbar-dark"</text:span><text:span text:style-name="T5">&gt;</text:span></text:p>
      <text:p text:style-name="P7"/>
      <text:p text:style-name="P6">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ntainer-fluid"</text:span><text:span text:style-name="T5">&gt;</text:span></text:p>
      <text:p text:style-name="P7"/>
      <text:p text:style-name="P6"><text:soft-page-break/>                <text:span text:style-name="T5">&lt;</text:span><text:span text:style-name="T8">h2</text:span><text:span text:style-name="T5">&gt;</text:span></text:p>
      <text:p text:style-name="P6">                    <text:span text:style-name="T5">&lt;</text:span><text:span text:style-name="T8">a</text:span><text:span text:style-name="T13"> </text:span><text:span text:style-name="T11">class</text:span><text:span text:style-name="T13">=</text:span><text:span text:style-name="T14">"navbar-brand"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Cui'zine</text:span><text:span text:style-name="T5">&lt;/</text:span><text:span text:style-name="T8">a</text:span><text:span text:style-name="T5">&gt;</text:span></text:p>
      <text:p text:style-name="P6">                <text:span text:style-name="T5">&lt;/</text:span><text:span text:style-name="T8">h2</text:span><text:span text:style-name="T5">&gt;</text:span></text:p>
      <text:p text:style-name="P7"/>
      <text:p text:style-name="P6">                <text:span text:style-name="T5">&lt;</text:span><text:span text:style-name="T8">button</text:span><text:span text:style-name="T13"> </text:span><text:span text:style-name="T11">class</text:span><text:span text:style-name="T13">=</text:span><text:span text:style-name="T14">"navbar-toggler"</text:span><text:span text:style-name="T13"> </text:span><text:span text:style-name="T11">type</text:span><text:span text:style-name="T13">=</text:span><text:span text:style-name="T14">"button"</text:span><text:span text:style-name="T13"> </text:span><text:span text:style-name="T11">data-bs-toggle</text:span><text:span text:style-name="T13">=</text:span><text:span text:style-name="T14">"collapse"</text:span><text:span text:style-name="T13"> </text:span><text:span text:style-name="T11">data-bs-target</text:span><text:span text:style-name="T13">=</text:span><text:span text:style-name="T14">"#navbarNav"</text:span></text:p>
      <text:p text:style-name="P6">                    <text:span text:style-name="T11">aria-controls</text:span><text:span text:style-name="T13">=</text:span><text:span text:style-name="T14">"navbarNav"</text:span><text:span text:style-name="T13"> </text:span><text:span text:style-name="T11">aria-expanded</text:span><text:span text:style-name="T13">=</text:span><text:span text:style-name="T14">"false"</text:span><text:span text:style-name="T13"> </text:span><text:span text:style-name="T11">aria-label</text:span><text:span text:style-name="T13">=</text:span><text:span text:style-name="T14">"Toggle navigation"</text:span><text:span text:style-name="T5">&gt;</text:span></text:p>
      <text:p text:style-name="P6">                    <text:span text:style-name="T5">&lt;</text:span><text:span text:style-name="T8">span</text:span><text:span text:style-name="T13"> </text:span><text:span text:style-name="T11">class</text:span><text:span text:style-name="T13">=</text:span><text:span text:style-name="T14">"navbar-toggler-icon"</text:span><text:span text:style-name="T5">&gt;&lt;/</text:span><text:span text:style-name="T8">span</text:span><text:span text:style-name="T5">&gt;</text:span></text:p>
      <text:p text:style-name="P6">                <text:span text:style-name="T5">&lt;/</text:span><text:span text:style-name="T8">button</text:span><text:span text:style-name="T5">&gt;</text:span></text:p>
      <text:p text:style-name="P7"/>
      <text:p text:style-name="P6">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llapse navbar-collapse justify-content-end"</text:span><text:span text:style-name="T13"> </text:span><text:span text:style-name="T11">id</text:span><text:span text:style-name="T13">=</text:span><text:span text:style-name="T14">"navbarNav"</text:span><text:span text:style-name="T5">&gt;</text:span></text:p>
      <text:p text:style-name="P7"/>
      <text:p text:style-name="P6">                    <text:span text:style-name="T5">&lt;</text:span><text:span text:style-name="T8">ul</text:span><text:span text:style-name="T13"> </text:span><text:span text:style-name="T11">class</text:span><text:span text:style-name="T13">=</text:span><text:span text:style-name="T14">"navbar-nav"</text:span><text:span text:style-name="T5">&gt;</text:span></text:p>
      <text:p text:style-name="P6">                        <text:span text:style-name="T5">&lt;</text:span><text:span text:style-name="T8">li</text:span><text:span text:style-name="T13"> </text:span><text:span text:style-name="T11">class</text:span><text:span text:style-name="T13">=</text:span><text:span text:style-name="T14">"nav-item"</text:span><text:span text:style-name="T5">&gt;</text:span></text:p>
      <text:p text:style-name="P6">                            <text:span text:style-name="T5">&lt;</text:span><text:span text:style-name="T8">a</text:span><text:span text:style-name="T13"> </text:span><text:span text:style-name="T11">class</text:span><text:span text:style-name="T13">=</text:span><text:span text:style-name="T14">"nav-link active"</text:span><text:span text:style-name="T13"> </text:span><text:span text:style-name="T11">aria-current</text:span><text:span text:style-name="T13">=</text:span><text:span text:style-name="T14">"page"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Accueil</text:span><text:span text:style-name="T5">&lt;/</text:span><text:span text:style-name="T8">a</text:span><text:span text:style-name="T5">&gt;</text:span></text:p>
      <text:p text:style-name="P6">                        <text:span text:style-name="T5">&lt;/</text:span><text:span text:style-name="T8">li</text:span><text:span text:style-name="T5">&gt;</text:span></text:p>
      <text:p text:style-name="P7"/>
      <text:p text:style-name="P6">                        <text:span text:style-name="T5">&lt;</text:span><text:span text:style-name="T8">li</text:span><text:span text:style-name="T13"> </text:span><text:span text:style-name="T11">class</text:span><text:span text:style-name="T13">=</text:span><text:span text:style-name="T14">"nav-item"</text:span><text:span text:style-name="T5">&gt;</text:span></text:p>
      <text:p text:style-name="P6">                            <text:span text:style-name="T5">&lt;</text:span><text:span text:style-name="T8">a</text:span><text:span text:style-name="T13"> </text:span><text:span text:style-name="T11">class</text:span><text:span text:style-name="T13">=</text:span><text:span text:style-name="T14">"nav-link"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Equipe</text:span><text:span text:style-name="T5">&lt;/</text:span><text:span text:style-name="T8">a</text:span><text:span text:style-name="T5">&gt;</text:span></text:p>
      <text:p text:style-name="P6">                        <text:span text:style-name="T5">&lt;/</text:span><text:span text:style-name="T8">li</text:span><text:span text:style-name="T5">&gt;</text:span></text:p>
      <text:p text:style-name="P7"/>
      <text:p text:style-name="P6">                        <text:span text:style-name="T5">&lt;</text:span><text:span text:style-name="T8">li</text:span><text:span text:style-name="T13"> </text:span><text:span text:style-name="T11">class</text:span><text:span text:style-name="T13">=</text:span><text:span text:style-name="T14">"nav-item"</text:span><text:span text:style-name="T5">&gt;</text:span></text:p>
      <text:p text:style-name="P6">                            <text:span text:style-name="T5">&lt;</text:span><text:span text:style-name="T8">a</text:span><text:span text:style-name="T13"> </text:span><text:span text:style-name="T11">class</text:span><text:span text:style-name="T13">=</text:span><text:span text:style-name="T14">"nav-link"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Blog</text:span><text:span text:style-name="T5">&lt;/</text:span><text:span text:style-name="T8">a</text:span><text:span text:style-name="T5">&gt;</text:span></text:p>
      <text:p text:style-name="P6">                        <text:span text:style-name="T5">&lt;/</text:span><text:span text:style-name="T8">li</text:span><text:span text:style-name="T5">&gt;</text:span></text:p>
      <text:p text:style-name="P7"/>
      <text:p text:style-name="P6">                        <text:span text:style-name="T5">&lt;</text:span><text:span text:style-name="T8">li</text:span><text:span text:style-name="T13"> </text:span><text:span text:style-name="T11">class</text:span><text:span text:style-name="T13">=</text:span><text:span text:style-name="T14">"nav-item"</text:span><text:span text:style-name="T5">&gt;</text:span></text:p>
      <text:p text:style-name="P6">                            <text:span text:style-name="T5">&lt;</text:span><text:span text:style-name="T8">a</text:span><text:span text:style-name="T13"> </text:span><text:span text:style-name="T11">class</text:span><text:span text:style-name="T13">=</text:span><text:span text:style-name="T14">"nav-link"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Contact</text:span><text:span text:style-name="T5">&lt;/</text:span><text:span text:style-name="T8">a</text:span><text:span text:style-name="T5">&gt;</text:span></text:p>
      <text:p text:style-name="P6">                        <text:span text:style-name="T5">&lt;/</text:span><text:span text:style-name="T8">li</text:span><text:span text:style-name="T5">&gt;</text:span></text:p>
      <text:p text:style-name="P7"/>
      <text:p text:style-name="P6">                    <text:span text:style-name="T5">&lt;/</text:span><text:span text:style-name="T8">ul</text:span><text:span text:style-name="T5">&gt;</text:span></text:p>
      <text:p text:style-name="P7"/>
      <text:p text:style-name="P6">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<text:span text:style-name="T5">&lt;/</text:span><text:span text:style-name="T8">div</text:span><text:span text:style-name="T5">&gt;</text:span></text:p>
      <text:p text:style-name="P7"/>
      <text:p text:style-name="P6">        <text:span text:style-name="T5">&lt;/</text:span><text:span text:style-name="T8">nav</text:span><text:span text:style-name="T5">&gt;</text:span></text:p>
      <text:p text:style-name="P7"/>
      <text:p text:style-name="P6">        <text:span text:style-name="T5">&lt;</text:span><text:span text:style-name="T8">header</text:span><text:span text:style-name="T13"> </text:span><text:span text:style-name="T11">class</text:span><text:span text:style-name="T13">=</text:span><text:span text:style-name="T14">"container"</text:span><text:span text:style-name="T5">&gt;</text:span></text:p>
      <text:p text:style-name="P7"/>
      <text:p text:style-name="P6">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row header-cuizine-row align-items-center"</text:span><text:span text:style-name="T5">&gt;</text:span></text:p>
      <text:p text:style-name="P7"/>
      <text:p text:style-name="P6">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l-12 text-white text-center"</text:span><text:span text:style-name="T5">&gt;</text:span></text:p>
      <text:p text:style-name="P7"/>
      <text:p text:style-name="P6">                    <text:span text:style-name="T5">&lt;</text:span><text:span text:style-name="T8">h1</text:span><text:span text:style-name="T13"> </text:span><text:span text:style-name="T11">class</text:span><text:span text:style-name="T13">=</text:span><text:span text:style-name="T14">"display-5"</text:span><text:span text:style-name="T5">&gt;</text:span><text:span text:style-name="T13">Chez Suzette, la nouvelle crêperie qui fait parler d'elle</text:span><text:span text:style-name="T5">&lt;/</text:span><text:span text:style-name="T8">h1</text:span><text:span text:style-name="T5">&gt;</text:span></text:p>
      <text:p text:style-name="P7"/>
      <text:p text:style-name="P6">                <text:span text:style-name="T5">&lt;/</text:span><text:span text:style-name="T8">div</text:span><text:span text:style-name="T5">&gt;</text:span></text:p>
      <text:p text:style-name="P7"/>
      <text:p text:style-name="P6"><text:soft-page-break/>            <text:span text:style-name="T5">&lt;/</text:span><text:span text:style-name="T8">div</text:span><text:span text:style-name="T5">&gt;</text:span></text:p>
      <text:p text:style-name="P7"/>
      <text:p text:style-name="P6">        <text:span text:style-name="T5">&lt;/</text:span><text:span text:style-name="T8">header</text:span><text:span text:style-name="T5">&gt;</text:span></text:p>
      <text:p text:style-name="P11"/>
      <text:p text:style-name="P6">    <text:span text:style-name="T5">&lt;/</text:span><text:span text:style-name="T8">div</text:span><text:span text:style-name="T5">&gt;</text:span></text:p>
      <text:p text:style-name="P7"/>
      <text:p text:style-name="P6">    <text:span text:style-name="T5">&lt;</text:span><text:span text:style-name="T8">main</text:span><text:span text:style-name="T5">&gt;</text:span></text:p>
      <text:p text:style-name="P7"/>
      <text:p text:style-name="P6">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ntainer-lg section-articles my-5"</text:span><text:span text:style-name="T5">&gt;</text:span></text:p>
      <text:p text:style-name="P7"/>
      <text:p text:style-name="P6">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row"</text:span><text:span text:style-name="T5">&gt;</text:span></text:p>
      <text:p text:style-name="P7"/>
      <text:p text:style-name="P6">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l-12 col-lg-10"</text:span><text:span text:style-name="T5">&gt;</text:span></text:p>
      <text:p text:style-name="P7"/>
      <text:p text:style-name="P6">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row"</text:span><text:span text:style-name="T5">&gt;</text:span></text:p>
      <text:p text:style-name="P6">    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l-12 post-content"</text:span><text:span text:style-name="T5">&gt;</text:span></text:p>
      <text:p text:style-name="P6">                            <text:span text:style-name="T5">&lt;</text:span><text:span text:style-name="T8">h2</text:span><text:span text:style-name="T5">&gt;</text:span><text:span text:style-name="T13">Intro</text:span><text:span text:style-name="T5">&lt;/</text:span><text:span text:style-name="T8">h2</text:span><text:span text:style-name="T5">&gt;</text:span></text:p>
      <text:p text:style-name="P6">                            <text:span text:style-name="T5">&lt;</text:span><text:span text:style-name="T8">p</text:span><text:span text:style-name="T5">&gt;</text:span></text:p>
      <text:p text:style-name="P6">                                <text:span text:style-name="T13">La franchise "Chez Suzette" qui fait un carton chez les</text:span></text:p>
      <text:p text:style-name="P6">                                <text:span text:style-name="T13">bretons ouvre son premier restaurant à Paris dans le quartier</text:span></text:p>
      <text:p text:style-name="P6">                                <text:span text:style-name="T13">latin. Antoine de Cui'zine a testé pour vous les saveurs</text:span></text:p>
      <text:p text:style-name="P6">                                <text:span text:style-name="T13">sucrés, salés au froment ou au sarrazin!</text:span></text:p>
      <text:p text:style-name="P6">                            <text:span text:style-name="T5">&lt;/</text:span><text:span text:style-name="T8">p</text:span><text:span text:style-name="T5">&gt;</text:span></text:p>
      <text:p text:style-name="P6">                            <text:span text:style-name="T5">&lt;</text:span><text:span text:style-name="T8">h2</text:span><text:span text:style-name="T5">&gt;</text:span><text:span text:style-name="T13">Développement</text:span><text:span text:style-name="T5">&lt;/</text:span><text:span text:style-name="T8">h2</text:span><text:span text:style-name="T5">&gt;</text:span></text:p>
      <text:p text:style-name="P6">                            <text:span text:style-name="T5">&lt;</text:span><text:span text:style-name="T8">p</text:span><text:span text:style-name="T5">&gt;</text:span></text:p>
      <text:p text:style-name="P6">                                <text:span text:style-name="T13">La franchise "Chez Suzette" qui fait un carton chez les</text:span></text:p>
      <text:p text:style-name="P6">                                <text:span text:style-name="T13">bretons ouvre son premier restaurant à Paris dans le quartier</text:span></text:p>
      <text:p text:style-name="P6">                                <text:span text:style-name="T13">latin. Antoine de Cui'zine a testé pour vous les saveurs</text:span></text:p>
      <text:p text:style-name="P6">                                <text:span text:style-name="T13">sucrés, salés au froment ou au sarrazin!</text:span></text:p>
      <text:p text:style-name="P6">                            <text:span text:style-name="T5">&lt;/</text:span><text:span text:style-name="T8">p</text:span><text:span text:style-name="T5">&gt;</text:span></text:p>
      <text:p text:style-name="P6">                            <text:span text:style-name="T5">&lt;</text:span><text:span text:style-name="T8">p</text:span><text:span text:style-name="T5">&gt;</text:span></text:p>
      <text:p text:style-name="P6">                                <text:span text:style-name="T13">La franchise "Chez Suzette" qui fait un carton chez les</text:span></text:p>
      <text:p text:style-name="P6">                                <text:span text:style-name="T13">bretons ouvre son premier restaurant à Paris dans le quartier</text:span></text:p>
      <text:p text:style-name="P6">                                <text:span text:style-name="T13">latin. Antoine de Cui'zine a testé pour vous les saveurs</text:span></text:p>
      <text:p text:style-name="P6">                                <text:span text:style-name="T13">sucrés, salés au froment ou au sarrazin!</text:span></text:p>
      <text:p text:style-name="P6">                            <text:span text:style-name="T5">&lt;/</text:span><text:span text:style-name="T8">p</text:span><text:span text:style-name="T5">&gt;</text:span></text:p>
      <text:p text:style-name="P6">                            <text:span text:style-name="T5">&lt;</text:span><text:span text:style-name="T8">p</text:span><text:span text:style-name="T5">&gt;</text:span></text:p>
      <text:p text:style-name="P6">                                <text:span text:style-name="T13">La franchise "Chez Suzette" qui fait un carton chez les</text:span></text:p>
      <text:p text:style-name="P6">                                <text:span text:style-name="T13">bretons ouvre son premier restaurant à Paris dans le quartier</text:span></text:p>
      <text:p text:style-name="P6">                                <text:span text:style-name="T13">latin. Antoine de Cui'zine a testé pour vous les saveurs</text:span></text:p>
      <text:p text:style-name="P6">                                <text:span text:style-name="T13">sucrés, salés au froment ou au sarrazin!</text:span></text:p>
      <text:p text:style-name="P6">                            <text:span text:style-name="T5">&lt;/</text:span><text:span text:style-name="T8">p</text:span><text:span text:style-name="T5">&gt;</text:span></text:p>
      <text:p text:style-name="P6">                            <text:span text:style-name="T5">&lt;</text:span><text:span text:style-name="T8">p</text:span><text:span text:style-name="T5">&gt;</text:span></text:p>
      <text:p text:style-name="P6">                                <text:span text:style-name="T13">La franchise "Chez Suzette" qui fait un carton chez les</text:span></text:p>
      <text:p text:style-name="P6">                                <text:span text:style-name="T13">bretons ouvre son premier restaurant à Paris dans le quartier</text:span></text:p>
      <text:p text:style-name="P6">                                <text:span text:style-name="T13">latin. Antoine de Cui'zine a testé pour vous les saveurs</text:span></text:p>
      <text:p text:style-name="P6"><text:soft-page-break/>                                <text:span text:style-name="T13">sucrés, salés au froment ou au sarrazin!</text:span></text:p>
      <text:p text:style-name="P6">                            <text:span text:style-name="T5">&lt;/</text:span><text:span text:style-name="T8">p</text:span><text:span text:style-name="T5">&gt;</text:span></text:p>
      <text:p text:style-name="P6">                            <text:span text:style-name="T5">&lt;</text:span><text:span text:style-name="T8">h2</text:span><text:span text:style-name="T5">&gt;</text:span><text:span text:style-name="T13">Conclusion</text:span><text:span text:style-name="T5">&lt;/</text:span><text:span text:style-name="T8">h2</text:span><text:span text:style-name="T5">&gt;</text:span></text:p>
      <text:p text:style-name="P6">                            <text:span text:style-name="T5">&lt;</text:span><text:span text:style-name="T8">p</text:span><text:span text:style-name="T5">&gt;</text:span></text:p>
      <text:p text:style-name="P6">                                <text:span text:style-name="T13">La franchise "Chez Suzette" qui fait un carton chez les</text:span></text:p>
      <text:p text:style-name="P6">                                <text:span text:style-name="T13">bretons ouvre son premier restaurant à Paris dans le quartier</text:span></text:p>
      <text:p text:style-name="P6">                                <text:span text:style-name="T13">latin. Antoine de Cui'zine a testé pour vous les saveurs</text:span></text:p>
      <text:p text:style-name="P6">                                <text:span text:style-name="T13">sucrés, salés au froment ou au sarrazin!</text:span></text:p>
      <text:p text:style-name="P6">                            <text:span text:style-name="T5">&lt;/</text:span><text:span text:style-name="T8">p</text:span><text:span text:style-name="T5">&gt;</text:span></text:p>
      <text:p text:style-name="P6">                        <text:span text:style-name="T5">&lt;/</text:span><text:span text:style-name="T8">div</text:span><text:span text:style-name="T5">&gt;</text:span></text:p>
      <text:p text:style-name="P6">                    <text:span text:style-name="T5">&lt;/</text:span><text:span text:style-name="T8">div</text:span><text:span text:style-name="T5">&gt;</text:span></text:p>
      <text:p text:style-name="P6">                    <text:span text:style-name="T15">&lt;!-- /.post-content --&gt;</text:span></text:p>
      <text:p text:style-name="P6">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row author"</text:span><text:span text:style-name="T5">&gt;</text:span></text:p>
      <text:p text:style-name="P6">    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l-12 col-md-8 offset-md-2"</text:span><text:span text:style-name="T5">&gt;</text:span></text:p>
      <text:p text:style-name="P6">        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row"</text:span><text:span text:style-name="T5">&gt;</text:span></text:p>
      <text:p text:style-name="P6">            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l-4"</text:span><text:span text:style-name="T5">&gt;</text:span></text:p>
      <text:p text:style-name="P6">                                    <text:span text:style-name="T5">&lt;</text:span><text:span text:style-name="T8">img</text:span><text:span text:style-name="T13"> </text:span><text:span text:style-name="T11">src</text:span><text:span text:style-name="T13">=</text:span><text:span text:style-name="T14">"img/team/antoine.jpg"</text:span><text:span text:style-name="T13"> </text:span><text:span text:style-name="T11">class</text:span><text:span text:style-name="T13">=</text:span><text:span text:style-name="T14">"img-fluid rounded-circle"</text:span></text:p>
      <text:p text:style-name="P6">                                        <text:span text:style-name="T11">alt</text:span><text:span text:style-name="T13">=</text:span><text:span text:style-name="T14">"Photo d'Antoine"</text:span><text:span text:style-name="T13"> </text:span><text:span text:style-name="T5">/&gt;</text:span></text:p>
      <text:p text:style-name="P6">                                <text:span text:style-name="T5">&lt;/</text:span><text:span text:style-name="T8">div</text:span><text:span text:style-name="T5">&gt;</text:span></text:p>
      <text:p text:style-name="P6">            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l-8"</text:span><text:span text:style-name="T5">&gt;</text:span></text:p>
      <text:p text:style-name="P6">                                    <text:span text:style-name="T5">&lt;</text:span><text:span text:style-name="T8">h3</text:span><text:span text:style-name="T5">&gt;</text:span><text:span text:style-name="T13">A propos de l'auteur</text:span><text:span text:style-name="T5">&lt;/</text:span><text:span text:style-name="T8">h3</text:span><text:span text:style-name="T5">&gt;</text:span></text:p>
      <text:p text:style-name="P6">                                    <text:span text:style-name="T5">&lt;</text:span><text:span text:style-name="T8">p</text:span><text:span text:style-name="T5">&gt;</text:span></text:p>
      <text:p text:style-name="P6">                                        <text:span text:style-name="T13">Antoine a découvert la nourriture dès le plus jeune âge,</text:span></text:p>
      <text:p text:style-name="P6">                                        <text:span text:style-name="T13">depuis il est fan. Ce qu'il préfére dans la cuisine c'est</text:span></text:p>
      <text:p text:style-name="P6">                                        <text:span text:style-name="T13">faire la vaisselle</text:span></text:p>
      <text:p text:style-name="P6">                                    <text:span text:style-name="T5">&lt;/</text:span><text:span text:style-name="T8">p</text:span><text:span text:style-name="T5">&gt;</text:span></text:p>
      <text:p text:style-name="P6">                                <text:span text:style-name="T5">&lt;/</text:span><text:span text:style-name="T8">div</text:span><text:span text:style-name="T5">&gt;</text:span></text:p>
      <text:p text:style-name="P6">                            <text:span text:style-name="T5">&lt;/</text:span><text:span text:style-name="T8">div</text:span><text:span text:style-name="T5">&gt;</text:span></text:p>
      <text:p text:style-name="P6">                        <text:span text:style-name="T5">&lt;/</text:span><text:span text:style-name="T8">div</text:span><text:span text:style-name="T5">&gt;</text:span></text:p>
      <text:p text:style-name="P6">                    <text:span text:style-name="T5">&lt;/</text:span><text:span text:style-name="T8">div</text:span><text:span text:style-name="T5">&gt;</text:span></text:p>
      <text:p text:style-name="P6">                    <text:span text:style-name="T15">&lt;!-- /.author --&gt;</text:span></text:p>
      <text:p text:style-name="P6">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row comment-form"</text:span><text:span text:style-name="T5">&gt;</text:span></text:p>
      <text:p text:style-name="P6">    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l-12 col-md-6 offset-md-3"</text:span><text:span text:style-name="T5">&gt;</text:span></text:p>
      <text:p text:style-name="P6">                            <text:span text:style-name="T5">&lt;</text:span><text:span text:style-name="T8">form</text:span><text:span text:style-name="T5">&gt;</text:span></text:p>
      <text:p text:style-name="P6">            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form-group"</text:span><text:span text:style-name="T5">&gt;</text:span></text:p>
      <text:p text:style-name="P6">                                    <text:span text:style-name="T5">&lt;</text:span><text:span text:style-name="T8">label</text:span><text:span text:style-name="T5">&gt;</text:span><text:span text:style-name="T13">Email</text:span><text:span text:style-name="T5">&lt;/</text:span><text:span text:style-name="T8">label</text:span><text:span text:style-name="T5">&gt;</text:span></text:p>
      <text:p text:style-name="P6">                                    <text:span text:style-name="T5">&lt;</text:span><text:span text:style-name="T8">input</text:span><text:span text:style-name="T13"> </text:span><text:span text:style-name="T11">class</text:span><text:span text:style-name="T13">=</text:span><text:span text:style-name="T14">"form-control"</text:span><text:span text:style-name="T13"> </text:span><text:span text:style-name="T11">placeholder</text:span><text:span text:style-name="T13">=</text:span><text:span text:style-name="T14">"Votre email..."</text:span><text:span text:style-name="T13"> </text:span><text:span text:style-name="T5">/&gt;</text:span></text:p>
      <text:p text:style-name="P6">                                <text:span text:style-name="T5">&lt;/</text:span><text:span text:style-name="T8">div</text:span><text:span text:style-name="T5">&gt;</text:span></text:p>
      <text:p text:style-name="P6">            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form-group"</text:span><text:span text:style-name="T5">&gt;</text:span></text:p>
      <text:p text:style-name="P6">                                    <text:span text:style-name="T5">&lt;</text:span><text:span text:style-name="T8">label</text:span><text:span text:style-name="T5">&gt;</text:span><text:span text:style-name="T13">Nom</text:span><text:span text:style-name="T5">&lt;/</text:span><text:span text:style-name="T8">label</text:span><text:span text:style-name="T5">&gt;</text:span></text:p>
      <text:p text:style-name="P6">                                    <text:span text:style-name="T5">&lt;</text:span><text:span text:style-name="T8">input</text:span><text:span text:style-name="T13"> </text:span><text:span text:style-name="T11">class</text:span><text:span text:style-name="T13">=</text:span><text:span text:style-name="T14">"form-control"</text:span><text:span text:style-name="T13"> </text:span><text:span text:style-name="T11">placeholder</text:span><text:span text:style-name="T13">=</text:span><text:span text:style-name="T14">"Votre nom..."</text:span><text:span text:style-name="T13"> </text:span><text:span text:style-name="T5">/&gt;</text:span></text:p>
      <text:p text:style-name="P6">                                <text:span text:style-name="T5">&lt;/</text:span><text:span text:style-name="T8">div</text:span><text:span text:style-name="T5">&gt;</text:span></text:p>
      <text:p text:style-name="P6">            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form-group"</text:span><text:span text:style-name="T5">&gt;</text:span></text:p>
      <text:p text:style-name="P6">                                    <text:span text:style-name="T5">&lt;</text:span><text:span text:style-name="T8">label</text:span><text:span text:style-name="T5">&gt;</text:span><text:span text:style-name="T13">Commentaire</text:span><text:span text:style-name="T5">&lt;/</text:span><text:span text:style-name="T8">label</text:span><text:span text:style-name="T5">&gt;</text:span></text:p>
      <text:p text:style-name="P6">                                    <text:span text:style-name="T5">&lt;</text:span><text:span text:style-name="T8">textarea</text:span><text:span text:style-name="T13"> </text:span><text:span text:style-name="T11">class</text:span><text:span text:style-name="T13">=</text:span><text:span text:style-name="T14">"form-control"</text:span><text:span text:style-name="T13"> </text:span><text:span text:style-name="T11">placeholder</text:span><text:span text:style-name="T13">=</text:span><text:span text:style-name="T14">"Votre commentaire..."</text:span></text:p>
      <text:p text:style-name="P6">                                        <text:span text:style-name="T11">rows</text:span><text:span text:style-name="T13">=</text:span><text:span text:style-name="T14">"4"</text:span><text:span text:style-name="T5">&gt;&lt;/</text:span><text:span text:style-name="T8">textarea</text:span><text:span text:style-name="T5">&gt;</text:span></text:p>
      <text:p text:style-name="P6">                                <text:span text:style-name="T5">&lt;/</text:span><text:span text:style-name="T8">div</text:span><text:span text:style-name="T5">&gt;</text:span></text:p>
      <text:p text:style-name="P6"><text:soft-page-break/>                            <text:span text:style-name="T5">&lt;/</text:span><text:span text:style-name="T8">form</text:span><text:span text:style-name="T5">&gt;</text:span></text:p>
      <text:p text:style-name="P6">                        <text:span text:style-name="T5">&lt;/</text:span><text:span text:style-name="T8">div</text:span><text:span text:style-name="T5">&gt;</text:span></text:p>
      <text:p text:style-name="P6">                    <text:span text:style-name="T5">&lt;/</text:span><text:span text:style-name="T8">div</text:span><text:span text:style-name="T5">&gt;</text:span></text:p>
      <text:p text:style-name="P6">                    <text:span text:style-name="T15">&lt;!-- /.comment-form --&gt;</text:span></text:p>
      <text:p text:style-name="P6">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row comments"</text:span><text:span text:style-name="T5">&gt;</text:span></text:p>
      <text:p text:style-name="P6">    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l-12 col-md-10 offset-md-1"</text:span><text:span text:style-name="T5">&gt;</text:span></text:p>
      <text:p text:style-name="P6">                            <text:span text:style-name="T5">&lt;</text:span><text:span text:style-name="T8">h3</text:span><text:span text:style-name="T5">&gt;</text:span><text:span text:style-name="T13">Dîtes nous ce que vous en avez pensé</text:span><text:span text:style-name="T5">&lt;/</text:span><text:span text:style-name="T8">h3</text:span><text:span text:style-name="T5">&gt;</text:span></text:p>
      <text:p text:style-name="P6">        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d-flex"</text:span><text:span text:style-name="T5">&gt;</text:span></text:p>
      <text:p text:style-name="P6">                                <text:span text:style-name="T5">&lt;</text:span><text:span text:style-name="T8">img</text:span><text:span text:style-name="T13"> </text:span><text:span text:style-name="T11">src</text:span><text:span text:style-name="T13">=</text:span><text:span text:style-name="T14">"./img/logo_square_black.png"</text:span><text:span text:style-name="T13"> </text:span><text:span text:style-name="T11">class</text:span><text:span text:style-name="T13">=</text:span><text:span text:style-name="T14">"me-3"</text:span><text:span text:style-name="T13"> </text:span><text:span text:style-name="T5">/&gt;</text:span></text:p>
      <text:p text:style-name="P6">            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media-body"</text:span><text:span text:style-name="T5">&gt;</text:span></text:p>
      <text:p text:style-name="P6">                                    <text:span text:style-name="T5">&lt;</text:span><text:span text:style-name="T8">h5</text:span><text:span text:style-name="T13"> </text:span><text:span text:style-name="T11">class</text:span><text:span text:style-name="T13">=</text:span><text:span text:style-name="T14">"me-0"</text:span><text:span text:style-name="T5">&gt;</text:span><text:span text:style-name="T13">Mathieu</text:span><text:span text:style-name="T5">&lt;/</text:span><text:span text:style-name="T8">h5</text:span><text:span text:style-name="T5">&gt;</text:span></text:p>
      <text:p text:style-name="P6">                                    <text:span text:style-name="T13">J'ai testé moi aussi, et j'ai été agréablement surpris.</text:span></text:p>
      <text:p text:style-name="P6">                                <text:span text:style-name="T5">&lt;/</text:span><text:span text:style-name="T8">div</text:span><text:span text:style-name="T5">&gt;</text:span></text:p>
      <text:p text:style-name="P6">                            <text:span text:style-name="T5">&lt;/</text:span><text:span text:style-name="T8">div</text:span><text:span text:style-name="T5">&gt;</text:span></text:p>
      <text:p text:style-name="P6">                            <text:span text:style-name="T15">&lt;!-- /.media --&gt;</text:span></text:p>
      <text:p text:style-name="P6">        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d-flex"</text:span><text:span text:style-name="T5">&gt;</text:span></text:p>
      <text:p text:style-name="P6">                                <text:span text:style-name="T5">&lt;</text:span><text:span text:style-name="T8">img</text:span><text:span text:style-name="T13"> </text:span><text:span text:style-name="T11">src</text:span><text:span text:style-name="T13">=</text:span><text:span text:style-name="T14">"./img/logo_square_black.png"</text:span><text:span text:style-name="T13"> </text:span><text:span text:style-name="T11">class</text:span><text:span text:style-name="T13">=</text:span><text:span text:style-name="T14">"me-3"</text:span><text:span text:style-name="T13"> </text:span><text:span text:style-name="T5">/&gt;</text:span></text:p>
      <text:p text:style-name="P6">            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media-body"</text:span><text:span text:style-name="T5">&gt;</text:span></text:p>
      <text:p text:style-name="P6">                                    <text:span text:style-name="T5">&lt;</text:span><text:span text:style-name="T8">h5</text:span><text:span text:style-name="T13"> </text:span><text:span text:style-name="T11">class</text:span><text:span text:style-name="T13">=</text:span><text:span text:style-name="T14">"me-0"</text:span><text:span text:style-name="T5">&gt;</text:span><text:span text:style-name="T13">Suzette</text:span><text:span text:style-name="T5">&lt;/</text:span><text:span text:style-name="T8">h5</text:span><text:span text:style-name="T5">&gt;</text:span></text:p>
      <text:p text:style-name="P6">                                    <text:span text:style-name="T13">Merci pour votre revue excellente. Toutes les personnes qui</text:span></text:p>
      <text:p text:style-name="P6">                                    <text:span text:style-name="T13">viendront et diront qu'elles ont connu le restaurant grâce à</text:span></text:p>
      <text:p text:style-name="P6">                                    <text:span text:style-name="T13">cet article auront un dessert gratuit. Excellente journée à</text:span></text:p>
      <text:p text:style-name="P6">                                    <text:span text:style-name="T13">vous !</text:span></text:p>
      <text:p text:style-name="P6">                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d-flex"</text:span><text:span text:style-name="T5">&gt;</text:span></text:p>
      <text:p text:style-name="P6">                                        <text:span text:style-name="T5">&lt;</text:span><text:span text:style-name="T8">img</text:span><text:span text:style-name="T13"> </text:span><text:span text:style-name="T11">src</text:span><text:span text:style-name="T13">=</text:span><text:span text:style-name="T14">"./img/logo_square_black.png"</text:span><text:span text:style-name="T13"> </text:span><text:span text:style-name="T11">class</text:span><text:span text:style-name="T13">=</text:span><text:span text:style-name="T14">"me-3"</text:span><text:span text:style-name="T13"> </text:span><text:span text:style-name="T5">/&gt;</text:span></text:p>
      <text:p text:style-name="P6">                    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media-body"</text:span><text:span text:style-name="T5">&gt;</text:span></text:p>
      <text:p text:style-name="P6">                                            <text:span text:style-name="T5">&lt;</text:span><text:span text:style-name="T8">h5</text:span><text:span text:style-name="T13"> </text:span><text:span text:style-name="T11">class</text:span><text:span text:style-name="T13">=</text:span><text:span text:style-name="T14">"me-0"</text:span><text:span text:style-name="T5">&gt;</text:span><text:span text:style-name="T13">Haterz</text:span><text:span text:style-name="T5">&lt;/</text:span><text:span text:style-name="T8">h5</text:span><text:span text:style-name="T5">&gt;</text:span></text:p>
      <text:p text:style-name="P6">                                            <text:span text:style-name="T13">Ca sent le coup marketing à plein nez !</text:span></text:p>
      <text:p text:style-name="P6">                                        <text:span text:style-name="T5">&lt;/</text:span><text:span text:style-name="T8">div</text:span><text:span text:style-name="T5">&gt;</text:span></text:p>
      <text:p text:style-name="P6">                                    <text:span text:style-name="T5">&lt;/</text:span><text:span text:style-name="T8">div</text:span><text:span text:style-name="T5">&gt;</text:span></text:p>
      <text:p text:style-name="P6">                                    <text:span text:style-name="T15">&lt;!-- /.media --&gt;</text:span></text:p>
      <text:p text:style-name="P6">                                <text:span text:style-name="T5">&lt;/</text:span><text:span text:style-name="T8">div</text:span><text:span text:style-name="T5">&gt;</text:span></text:p>
      <text:p text:style-name="P6">                            <text:span text:style-name="T5">&lt;/</text:span><text:span text:style-name="T8">div</text:span><text:span text:style-name="T5">&gt;</text:span></text:p>
      <text:p text:style-name="P6">                            <text:span text:style-name="T15">&lt;!-- /.media --&gt;</text:span></text:p>
      <text:p text:style-name="P6">                        <text:span text:style-name="T5">&lt;/</text:span><text:span text:style-name="T8">div</text:span><text:span text:style-name="T5">&gt;</text:span></text:p>
      <text:p text:style-name="P6">                    <text:span text:style-name="T5">&lt;/</text:span><text:span text:style-name="T8">div</text:span><text:span text:style-name="T5">&gt;</text:span></text:p>
      <text:p text:style-name="P6">                    <text:span text:style-name="T15">&lt;!-- /.comments --&gt;</text:span></text:p>
      <text:p text:style-name="P6">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    <text:span text:style-name="T5">&lt;</text:span><text:span text:style-name="T8">aside</text:span><text:span text:style-name="T13"> </text:span><text:span text:style-name="T11">class</text:span><text:span text:style-name="T13">=</text:span><text:span text:style-name="T14">"col-lg-2 d-none d-lg-block"</text:span><text:span text:style-name="T5">&gt;</text:span></text:p>
      <text:p text:style-name="P7"/>
      <text:p text:style-name="P6">                    <text:span text:style-name="T5">&lt;</text:span><text:span text:style-name="T8">div</text:span><text:span text:style-name="T5">&gt;</text:span></text:p>
      <text:p text:style-name="P7"/>
      <text:p text:style-name="P6">                        <text:span text:style-name="T5">&lt;</text:span><text:span text:style-name="T8">h6</text:span><text:span text:style-name="T5">&gt;</text:span><text:span text:style-name="T13">Recherche</text:span><text:span text:style-name="T5">&lt;/</text:span><text:span text:style-name="T8">h6</text:span><text:span text:style-name="T5">&gt;</text:span></text:p>
      <text:p text:style-name="P6">    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mb-3"</text:span><text:span text:style-name="T5">&gt;</text:span></text:p>
      <text:p text:style-name="P6">                            <text:span text:style-name="T5">&lt;</text:span><text:span text:style-name="T8">input</text:span><text:span text:style-name="T13"> </text:span><text:span text:style-name="T11">type</text:span><text:span text:style-name="T13">=</text:span><text:span text:style-name="T14">"text"</text:span><text:span text:style-name="T13"> </text:span><text:span text:style-name="T11">class</text:span><text:span text:style-name="T13">=</text:span><text:span text:style-name="T14">"form-control"</text:span><text:span text:style-name="T13"> </text:span><text:span text:style-name="T11">id</text:span><text:span text:style-name="T13">=</text:span><text:span text:style-name="T14">"exampleFormControlInput1"</text:span></text:p>
      <text:p text:style-name="P6">                                <text:span text:style-name="T11">placeholder</text:span><text:span text:style-name="T13">=</text:span><text:span text:style-name="T14">"Recherche"</text:span><text:span text:style-name="T5">&gt;</text:span></text:p>
      <text:p text:style-name="P6"><text:soft-page-break/>                            <text:span text:style-name="T5">&lt;</text:span><text:span text:style-name="T8">button</text:span><text:span text:style-name="T13"> </text:span><text:span text:style-name="T11">type</text:span><text:span text:style-name="T13">=</text:span><text:span text:style-name="T14">"button"</text:span><text:span text:style-name="T13"> </text:span><text:span text:style-name="T11">class</text:span><text:span text:style-name="T13">=</text:span><text:span text:style-name="T14">"btn btn-outline-dark"</text:span><text:span text:style-name="T5">&gt;</text:span><text:span text:style-name="T13">Ok</text:span><text:span text:style-name="T5">&lt;/</text:span><text:span text:style-name="T8">button</text:span><text:span text:style-name="T5">&gt;</text:span></text:p>
      <text:p text:style-name="P6">        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        <text:span text:style-name="T5">&lt;</text:span><text:span text:style-name="T8">div</text:span><text:span text:style-name="T5">&gt;</text:span></text:p>
      <text:p text:style-name="P7"/>
      <text:p text:style-name="P6">                        <text:span text:style-name="T5">&lt;</text:span><text:span text:style-name="T8">h6</text:span><text:span text:style-name="T5">&gt;</text:span><text:span text:style-name="T13">Newsletter</text:span><text:span text:style-name="T5">&lt;/</text:span><text:span text:style-name="T8">h6</text:span><text:span text:style-name="T5">&gt;</text:span></text:p>
      <text:p text:style-name="P6">    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mb-3"</text:span><text:span text:style-name="T5">&gt;</text:span></text:p>
      <text:p text:style-name="P6">                            <text:span text:style-name="T5">&lt;</text:span><text:span text:style-name="T8">input</text:span><text:span text:style-name="T13"> </text:span><text:span text:style-name="T11">type</text:span><text:span text:style-name="T13">=</text:span><text:span text:style-name="T14">"email"</text:span><text:span text:style-name="T13"> </text:span><text:span text:style-name="T11">class</text:span><text:span text:style-name="T13">=</text:span><text:span text:style-name="T14">"form-control"</text:span><text:span text:style-name="T13"> </text:span><text:span text:style-name="T11">id</text:span><text:span text:style-name="T13">=</text:span><text:span text:style-name="T14">"exampleFormControlInput1"</text:span></text:p>
      <text:p text:style-name="P6">                                <text:span text:style-name="T11">placeholder</text:span><text:span text:style-name="T13">=</text:span><text:span text:style-name="T14">"Recherche"</text:span><text:span text:style-name="T5">&gt;</text:span></text:p>
      <text:p text:style-name="P6">                            <text:span text:style-name="T5">&lt;</text:span><text:span text:style-name="T8">button</text:span><text:span text:style-name="T13"> </text:span><text:span text:style-name="T11">type</text:span><text:span text:style-name="T13">=</text:span><text:span text:style-name="T14">"button"</text:span><text:span text:style-name="T13"> </text:span><text:span text:style-name="T11">class</text:span><text:span text:style-name="T13">=</text:span><text:span text:style-name="T14">"btn btn-outline-dark"</text:span><text:span text:style-name="T5">&gt;</text:span><text:span text:style-name="T13">S'inscrire</text:span><text:span text:style-name="T5">&lt;/</text:span><text:span text:style-name="T8">button</text:span><text:span text:style-name="T5">&gt;</text:span></text:p>
      <text:p text:style-name="P6">        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        <text:span text:style-name="T5">&lt;</text:span><text:span text:style-name="T8">h6</text:span><text:span text:style-name="T5">&gt;</text:span><text:span text:style-name="T13">Partager</text:span><text:span text:style-name="T5">&lt;/</text:span><text:span text:style-name="T8">h6</text:span><text:span text:style-name="T5">&gt;</text:span></text:p>
      <text:p text:style-name="P6">                    <text:span text:style-name="T5">&lt;</text:span><text:span text:style-name="T8">i</text:span><text:span text:style-name="T13"> </text:span><text:span text:style-name="T11">class</text:span><text:span text:style-name="T13">=</text:span><text:span text:style-name="T14">"bi bi-facebook"</text:span><text:span text:style-name="T5">&gt;&lt;/</text:span><text:span text:style-name="T8">i</text:span><text:span text:style-name="T5">&gt;</text:span></text:p>
      <text:p text:style-name="P6">                    <text:span text:style-name="T5">&lt;</text:span><text:span text:style-name="T8">i</text:span><text:span text:style-name="T13"> </text:span><text:span text:style-name="T11">class</text:span><text:span text:style-name="T13">=</text:span><text:span text:style-name="T14">"bi bi-instagram"</text:span><text:span text:style-name="T5">&gt;&lt;/</text:span><text:span text:style-name="T8">i</text:span><text:span text:style-name="T5">&gt;</text:span></text:p>
      <text:p text:style-name="P6">                    <text:span text:style-name="T5">&lt;</text:span><text:span text:style-name="T8">i</text:span><text:span text:style-name="T13"> </text:span><text:span text:style-name="T11">class</text:span><text:span text:style-name="T13">=</text:span><text:span text:style-name="T14">"bi bi-youtube"</text:span><text:span text:style-name="T5">&gt;&lt;/</text:span><text:span text:style-name="T8">i</text:span><text:span text:style-name="T5">&gt;</text:span></text:p>
      <text:p text:style-name="P6">                    <text:span text:style-name="T5">&lt;</text:span><text:span text:style-name="T8">i</text:span><text:span text:style-name="T13"> </text:span><text:span text:style-name="T11">class</text:span><text:span text:style-name="T13">=</text:span><text:span text:style-name="T14">"bi bi-twitter"</text:span><text:span text:style-name="T5">&gt;&lt;/</text:span><text:span text:style-name="T8">i</text:span><text:span text:style-name="T5">&gt;</text:span></text:p>
      <text:p text:style-name="P7"/>
      <text:p text:style-name="P6">                <text:span text:style-name="T5">&lt;/</text:span><text:span text:style-name="T8">aside</text:span><text:span text:style-name="T5">&gt;</text:span></text:p>
      <text:p text:style-name="P7"/>
      <text:p text:style-name="P6">            <text:span text:style-name="T5">&lt;/</text:span><text:span text:style-name="T8">div</text:span><text:span text:style-name="T5">&gt;</text:span></text:p>
      <text:p text:style-name="P7"/>
      <text:p text:style-name="P6">        <text:span text:style-name="T5">&lt;/</text:span><text:span text:style-name="T8">div</text:span><text:span text:style-name="T5">&gt;</text:span></text:p>
      <text:p text:style-name="P7"/>
      <text:p text:style-name="P6">    <text:span text:style-name="T5">&lt;/</text:span><text:span text:style-name="T8">main</text:span><text:span text:style-name="T5">&gt;</text:span></text:p>
      <text:p text:style-name="P7"/>
      <text:p text:style-name="P6">    <text:span text:style-name="T5">&lt;</text:span><text:span text:style-name="T8">footer</text:span><text:span text:style-name="T13"> </text:span><text:span text:style-name="T11">class</text:span><text:span text:style-name="T13">=</text:span><text:span text:style-name="T14">"bg-dark text-white py-5"</text:span><text:span text:style-name="T5">&gt;</text:span></text:p>
      <text:p text:style-name="P7"/>
      <text:p text:style-name="P6">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ntainer"</text:span><text:span text:style-name="T5">&gt;</text:span></text:p>
      <text:p text:style-name="P7"/>
      <text:p text:style-name="P6">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row"</text:span><text:span text:style-name="T5">&gt;</text:span></text:p>
      <text:p text:style-name="P7"/>
      <text:p text:style-name="P6">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l-12 col-lg-4"</text:span><text:span text:style-name="T5">&gt;</text:span></text:p>
      <text:p text:style-name="P7"/>
      <text:p text:style-name="P6">                    <text:span text:style-name="T5">&lt;</text:span><text:span text:style-name="T8">h3</text:span><text:span text:style-name="T5">&gt;</text:span><text:span text:style-name="T13">Catégories</text:span><text:span text:style-name="T5">&lt;/</text:span><text:span text:style-name="T8">h3</text:span><text:span text:style-name="T5">&gt;</text:span></text:p>
      <text:p text:style-name="P6">                    <text:span text:style-name="T5">&lt;</text:span><text:span text:style-name="T8">ul</text:span><text:span text:style-name="T5">&gt;</text:span></text:p>
      <text:p text:style-name="P6">                        <text:span text:style-name="T5">&lt;</text:span><text:span text:style-name="T8">li</text:span><text:span text:style-name="T5">&gt;&lt;</text:span><text:span text:style-name="T8">a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Revues</text:span><text:span text:style-name="T5">&lt;/</text:span><text:span text:style-name="T8">a</text:span><text:span text:style-name="T5">&gt;&lt;/</text:span><text:span text:style-name="T8">li</text:span><text:span text:style-name="T5">&gt;</text:span></text:p>
      <text:p text:style-name="P6">                        <text:span text:style-name="T5">&lt;</text:span><text:span text:style-name="T8">li</text:span><text:span text:style-name="T5">&gt;&lt;</text:span><text:span text:style-name="T8">a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Recettes</text:span><text:span text:style-name="T5">&lt;/</text:span><text:span text:style-name="T8">a</text:span><text:span text:style-name="T5">&gt;&lt;/</text:span><text:span text:style-name="T8">li</text:span><text:span text:style-name="T5">&gt;</text:span></text:p>
      <text:p text:style-name="P6">                        <text:span text:style-name="T5">&lt;</text:span><text:span text:style-name="T8">li</text:span><text:span text:style-name="T5">&gt;&lt;</text:span><text:span text:style-name="T8">a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Découvertes</text:span><text:span text:style-name="T5">&lt;/</text:span><text:span text:style-name="T8">a</text:span><text:span text:style-name="T5">&gt;&lt;/</text:span><text:span text:style-name="T8">li</text:span><text:span text:style-name="T5">&gt;</text:span></text:p>
      <text:p text:style-name="P6">                    <text:span text:style-name="T5">&lt;/</text:span><text:span text:style-name="T8">ul</text:span><text:span text:style-name="T5">&gt;</text:span></text:p>
      <text:p text:style-name="P7"/>
      <text:p text:style-name="P6">                <text:span text:style-name="T5">&lt;/</text:span><text:span text:style-name="T8">div</text:span><text:span text:style-name="T5">&gt;</text:span></text:p>
      <text:p text:style-name="P7"/>
      <text:p text:style-name="P6"><text:soft-page-break/>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l-12 col-lg-4"</text:span><text:span text:style-name="T5">&gt;</text:span></text:p>
      <text:p text:style-name="P7"/>
      <text:p text:style-name="P6">                    <text:span text:style-name="T5">&lt;</text:span><text:span text:style-name="T8">h3</text:span><text:span text:style-name="T5">&gt;</text:span><text:span text:style-name="T13">Archives</text:span><text:span text:style-name="T5">&lt;/</text:span><text:span text:style-name="T8">h3</text:span><text:span text:style-name="T5">&gt;</text:span></text:p>
      <text:p text:style-name="P6">                    <text:span text:style-name="T5">&lt;</text:span><text:span text:style-name="T8">ul</text:span><text:span text:style-name="T5">&gt;</text:span></text:p>
      <text:p text:style-name="P6">                        <text:span text:style-name="T5">&lt;</text:span><text:span text:style-name="T8">li</text:span><text:span text:style-name="T5">&gt;&lt;</text:span><text:span text:style-name="T8">a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2019</text:span><text:span text:style-name="T5">&lt;/</text:span><text:span text:style-name="T8">a</text:span><text:span text:style-name="T5">&gt;&lt;/</text:span><text:span text:style-name="T8">li</text:span><text:span text:style-name="T5">&gt;</text:span></text:p>
      <text:p text:style-name="P6">                        <text:span text:style-name="T5">&lt;</text:span><text:span text:style-name="T8">li</text:span><text:span text:style-name="T5">&gt;&lt;</text:span><text:span text:style-name="T8">a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2018</text:span><text:span text:style-name="T5">&lt;/</text:span><text:span text:style-name="T8">a</text:span><text:span text:style-name="T5">&gt;&lt;/</text:span><text:span text:style-name="T8">li</text:span><text:span text:style-name="T5">&gt;</text:span></text:p>
      <text:p text:style-name="P6">                        <text:span text:style-name="T5">&lt;</text:span><text:span text:style-name="T8">li</text:span><text:span text:style-name="T5">&gt;&lt;</text:span><text:span text:style-name="T8">a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2017</text:span><text:span text:style-name="T5">&lt;/</text:span><text:span text:style-name="T8">a</text:span><text:span text:style-name="T5">&gt;&lt;/</text:span><text:span text:style-name="T8">li</text:span><text:span text:style-name="T5">&gt;</text:span></text:p>
      <text:p text:style-name="P6">                    <text:span text:style-name="T5">&lt;/</text:span><text:span text:style-name="T8">ul</text:span><text:span text:style-name="T5">&gt;</text:span></text:p>
      <text:p text:style-name="P7"/>
      <text:p text:style-name="P6">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l-6 col-lg-3"</text:span><text:span text:style-name="T5">&gt;</text:span></text:p>
      <text:p text:style-name="P7"/>
      <text:p text:style-name="P6">                    <text:span text:style-name="T5">&lt;</text:span><text:span text:style-name="T8">h6</text:span><text:span text:style-name="T5">&gt;</text:span><text:span text:style-name="T13">Newsletter</text:span><text:span text:style-name="T5">&lt;/</text:span><text:span text:style-name="T8">h6</text:span><text:span text:style-name="T5">&gt;</text:span></text:p>
      <text:p text:style-name="P7"/>
      <text:p text:style-name="P6">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input-group mb-3"</text:span><text:span text:style-name="T5">&gt;</text:span></text:p>
      <text:p text:style-name="P6">                        <text:span text:style-name="T5">&lt;</text:span><text:span text:style-name="T8">input</text:span><text:span text:style-name="T13"> </text:span><text:span text:style-name="T11">type</text:span><text:span text:style-name="T13">=</text:span><text:span text:style-name="T14">"text"</text:span><text:span text:style-name="T13"> </text:span><text:span text:style-name="T11">class</text:span><text:span text:style-name="T13">=</text:span><text:span text:style-name="T14">"form-control"</text:span><text:span text:style-name="T13"> </text:span><text:span text:style-name="T11">placeholder</text:span><text:span text:style-name="T13">=</text:span><text:span text:style-name="T14">"Email"</text:span><text:span text:style-name="T13"> </text:span><text:span text:style-name="T11">aria-label</text:span><text:span text:style-name="T13">=</text:span><text:span text:style-name="T14">"Recipient's username"</text:span></text:p>
      <text:p text:style-name="P6">                            <text:span text:style-name="T11">aria-describedby</text:span><text:span text:style-name="T13">=</text:span><text:span text:style-name="T14">"button-addon2"</text:span><text:span text:style-name="T5">&gt;</text:span></text:p>
      <text:p text:style-name="P6">                        <text:span text:style-name="T5">&lt;</text:span><text:span text:style-name="T8">button</text:span><text:span text:style-name="T13"> </text:span><text:span text:style-name="T11">class</text:span><text:span text:style-name="T13">=</text:span><text:span text:style-name="T14">"btn btn-outline-light"</text:span><text:span text:style-name="T13"> </text:span><text:span text:style-name="T11">type</text:span><text:span text:style-name="T13">=</text:span><text:span text:style-name="T14">"button"</text:span><text:span text:style-name="T13"> </text:span><text:span text:style-name="T11">id</text:span><text:span text:style-name="T13">=</text:span><text:span text:style-name="T14">"button-addon2"</text:span><text:span text:style-name="T5">&gt;</text:span><text:span text:style-name="T13">S'inscrire</text:span><text:span text:style-name="T5">&lt;/</text:span><text:span text:style-name="T8">button</text:span><text:span text:style-name="T5">&gt;</text:span></text:p>
      <text:p text:style-name="P6">    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        <text:span text:style-name="T5">&lt;</text:span><text:span text:style-name="T8">h6</text:span><text:span text:style-name="T5">&gt;</text:span><text:span text:style-name="T13">Partager</text:span><text:span text:style-name="T5">&lt;/</text:span><text:span text:style-name="T8">h6</text:span><text:span text:style-name="T5">&gt;</text:span></text:p>
      <text:p text:style-name="P6">                    <text:span text:style-name="T5">&lt;</text:span><text:span text:style-name="T8">i</text:span><text:span text:style-name="T13"> </text:span><text:span text:style-name="T11">class</text:span><text:span text:style-name="T13">=</text:span><text:span text:style-name="T14">"bi bi-facebook"</text:span><text:span text:style-name="T5">&gt;&lt;/</text:span><text:span text:style-name="T8">i</text:span><text:span text:style-name="T5">&gt;</text:span></text:p>
      <text:p text:style-name="P6">                    <text:span text:style-name="T5">&lt;</text:span><text:span text:style-name="T8">i</text:span><text:span text:style-name="T13"> </text:span><text:span text:style-name="T11">class</text:span><text:span text:style-name="T13">=</text:span><text:span text:style-name="T14">"bi bi-instagram"</text:span><text:span text:style-name="T5">&gt;&lt;/</text:span><text:span text:style-name="T8">i</text:span><text:span text:style-name="T5">&gt;</text:span></text:p>
      <text:p text:style-name="P6">                    <text:span text:style-name="T5">&lt;</text:span><text:span text:style-name="T8">i</text:span><text:span text:style-name="T13"> </text:span><text:span text:style-name="T11">class</text:span><text:span text:style-name="T13">=</text:span><text:span text:style-name="T14">"bi bi-youtube"</text:span><text:span text:style-name="T5">&gt;&lt;/</text:span><text:span text:style-name="T8">i</text:span><text:span text:style-name="T5">&gt;</text:span></text:p>
      <text:p text:style-name="P6">                    <text:span text:style-name="T5">&lt;</text:span><text:span text:style-name="T8">i</text:span><text:span text:style-name="T13"> </text:span><text:span text:style-name="T11">class</text:span><text:span text:style-name="T13">=</text:span><text:span text:style-name="T14">"bi bi-twitter"</text:span><text:span text:style-name="T5">&gt;&lt;/</text:span><text:span text:style-name="T8">i</text:span><text:span text:style-name="T5">&gt;</text:span></text:p>
      <text:p text:style-name="P7"/>
      <text:p text:style-name="P6">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<text:span text:style-name="T5">&lt;/</text:span><text:span text:style-name="T8">div</text:span><text:span text:style-name="T5">&gt;</text:span></text:p>
      <text:p text:style-name="P7"/>
      <text:p text:style-name="P6">        <text:span text:style-name="T5">&lt;/</text:span><text:span text:style-name="T8">div</text:span><text:span text:style-name="T5">&gt;</text:span></text:p>
      <text:p text:style-name="P7"/>
      <text:p text:style-name="P6">    <text:span text:style-name="T5">&lt;/</text:span><text:span text:style-name="T8">footer</text:span><text:span text:style-name="T5">&gt;</text:span></text:p>
      <text:p text:style-name="P7"/>
      <text:p text:style-name="P6">    <text:span text:style-name="T5">&lt;</text:span><text:span text:style-name="T8">script</text:span><text:span text:style-name="T13"> </text:span><text:span text:style-name="T11">src</text:span><text:span text:style-name="T13">=</text:span><text:span text:style-name="T14">"./js/bootstrap.js"</text:span><text:span text:style-name="T5">&gt;&lt;/</text:span><text:span text:style-name="T8">script</text:span><text:span text:style-name="T5">&gt;</text:span></text:p>
      <text:p text:style-name="P2"><text:span text:style-name="T4">&lt;/</text:span><text:span text:style-name="T7">body</text:span><text:span text:style-name="T4">&gt;</text:span></text:p>
      <text:p text:style-name="P7"/>
      <text:p text:style-name="P2"><text:span text:style-name="T4">&lt;/</text:span><text:span text:style-name="T7">html</text:span><text:span text:style-name="T4">&gt;</text:span></text:p>
      <text:p text:style-name="P12"/>
      <text:p text:style-name="P8"/>
      <text:p text:style-name="P19">team.html</text:p>
      <text:p text:style-name="P9"/>
      <text:p text:style-name="P4"><text:span text:style-name="T4">&lt;!</text:span><text:span text:style-name="T7">DOCTYPE</text:span> <text:span text:style-name="T10">html</text:span><text:span text:style-name="T4">&gt;</text:span></text:p>
      <text:p text:style-name="P2"><text:soft-page-break/><text:span text:style-name="T4">&lt;</text:span><text:span text:style-name="T7">html</text:span><text:span text:style-name="T4">&gt;</text:span></text:p>
      <text:p text:style-name="P7"/>
      <text:p text:style-name="P2"><text:span text:style-name="T4">&lt;</text:span><text:span text:style-name="T7">head</text:span><text:span text:style-name="T4">&gt;</text:span></text:p>
      <text:p text:style-name="P6">    <text:span text:style-name="T5">&lt;</text:span><text:span text:style-name="T8">meta</text:span><text:span text:style-name="T13"> </text:span><text:span text:style-name="T11">charset</text:span><text:span text:style-name="T13">=</text:span><text:span text:style-name="T14">"utf-8"</text:span><text:span text:style-name="T5">&gt;</text:span></text:p>
      <text:p text:style-name="P6">    <text:span text:style-name="T5">&lt;</text:span><text:span text:style-name="T8">meta</text:span><text:span text:style-name="T13"> </text:span><text:span text:style-name="T11">name</text:span><text:span text:style-name="T13">=</text:span><text:span text:style-name="T14">"viewport"</text:span><text:span text:style-name="T13"> </text:span><text:span text:style-name="T11">content</text:span><text:span text:style-name="T13">=</text:span><text:span text:style-name="T14">"width=device-width, initial-scale=1"</text:span><text:span text:style-name="T5">&gt;</text:span></text:p>
      <text:p text:style-name="P6">    <text:span text:style-name="T5">&lt;</text:span><text:span text:style-name="T8">title</text:span><text:span text:style-name="T5">&gt;</text:span><text:span text:style-name="T13">Team Cui'zine</text:span><text:span text:style-name="T5">&lt;/</text:span><text:span text:style-name="T8">title</text:span><text:span text:style-name="T5">&gt;</text:span></text:p>
      <text:p text:style-name="P7"/>
      <text:p text:style-name="P6">    <text:span text:style-name="T15">&lt;!-- Library --&gt;</text:span></text:p>
      <text:p text:style-name="P6">    <text:span text:style-name="T5">&lt;</text:span><text:span text:style-name="T8">link</text:span><text:span text:style-name="T13"> </text:span><text:span text:style-name="T11">rel</text:span><text:span text:style-name="T13">=</text:span><text:span text:style-name="T14">"stylesheet"</text:span><text:span text:style-name="T13"> </text:span><text:span text:style-name="T11">href</text:span><text:span text:style-name="T13">=</text:span><text:span text:style-name="T14">"./css/bootstrap.css"</text:span><text:span text:style-name="T5">&gt;</text:span></text:p>
      <text:p text:style-name="P7"/>
      <text:p text:style-name="P6">    <text:span text:style-name="T15">&lt;!-- Local --&gt;</text:span></text:p>
      <text:p text:style-name="P6">    <text:span text:style-name="T5">&lt;</text:span><text:span text:style-name="T8">link</text:span><text:span text:style-name="T13"> </text:span><text:span text:style-name="T11">rel</text:span><text:span text:style-name="T13">=</text:span><text:span text:style-name="T14">"stylesheet"</text:span><text:span text:style-name="T13"> </text:span><text:span text:style-name="T11">href</text:span><text:span text:style-name="T13">=</text:span><text:span text:style-name="T14">"./css/main.css"</text:span><text:span text:style-name="T5">&gt;</text:span></text:p>
      <text:p text:style-name="P6">    <text:span text:style-name="T5">&lt;</text:span><text:span text:style-name="T8">link</text:span><text:span text:style-name="T13"> </text:span><text:span text:style-name="T11">rel</text:span><text:span text:style-name="T13">=</text:span><text:span text:style-name="T14">"stylesheet"</text:span><text:span text:style-name="T13"> </text:span><text:span text:style-name="T11">href</text:span><text:span text:style-name="T13">=</text:span><text:span text:style-name="T14">"./css/team.css"</text:span><text:span text:style-name="T5">&gt;</text:span></text:p>
      <text:p text:style-name="P7"/>
      <text:p text:style-name="P2"><text:span text:style-name="T4">&lt;/</text:span><text:span text:style-name="T7">head</text:span><text:span text:style-name="T4">&gt;</text:span></text:p>
      <text:p text:style-name="P7"/>
      <text:p text:style-name="P2"><text:span text:style-name="T4">&lt;</text:span><text:span text:style-name="T7">body</text:span><text:span text:style-name="T4">&gt;</text:span></text:p>
      <text:p text:style-name="P7"/>
      <text:p text:style-name="P6">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background-team"</text:span><text:span text:style-name="T5">&gt;</text:span></text:p>
      <text:p text:style-name="P7"/>
      <text:p text:style-name="P6">        <text:span text:style-name="T5">&lt;</text:span><text:span text:style-name="T8">nav</text:span><text:span text:style-name="T13"> </text:span><text:span text:style-name="T11">class</text:span><text:span text:style-name="T13">=</text:span><text:span text:style-name="T14">"navbar navbar-expand-lg navbar-dark"</text:span><text:span text:style-name="T5">&gt;</text:span></text:p>
      <text:p text:style-name="P7"/>
      <text:p text:style-name="P6">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ntainer-fluid"</text:span><text:span text:style-name="T5">&gt;</text:span></text:p>
      <text:p text:style-name="P7"/>
      <text:p text:style-name="P6">                <text:span text:style-name="T5">&lt;</text:span><text:span text:style-name="T8">h2</text:span><text:span text:style-name="T5">&gt;</text:span></text:p>
      <text:p text:style-name="P6">                    <text:span text:style-name="T5">&lt;</text:span><text:span text:style-name="T8">a</text:span><text:span text:style-name="T13"> </text:span><text:span text:style-name="T11">class</text:span><text:span text:style-name="T13">=</text:span><text:span text:style-name="T14">"navbar-brand"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Cui'zine</text:span><text:span text:style-name="T5">&lt;/</text:span><text:span text:style-name="T8">a</text:span><text:span text:style-name="T5">&gt;</text:span></text:p>
      <text:p text:style-name="P6">                <text:span text:style-name="T5">&lt;/</text:span><text:span text:style-name="T8">h2</text:span><text:span text:style-name="T5">&gt;</text:span></text:p>
      <text:p text:style-name="P7"/>
      <text:p text:style-name="P6">                <text:span text:style-name="T5">&lt;</text:span><text:span text:style-name="T8">button</text:span><text:span text:style-name="T13"> </text:span><text:span text:style-name="T11">class</text:span><text:span text:style-name="T13">=</text:span><text:span text:style-name="T14">"navbar-toggler"</text:span><text:span text:style-name="T13"> </text:span><text:span text:style-name="T11">type</text:span><text:span text:style-name="T13">=</text:span><text:span text:style-name="T14">"button"</text:span><text:span text:style-name="T13"> </text:span><text:span text:style-name="T11">data-bs-toggle</text:span><text:span text:style-name="T13">=</text:span><text:span text:style-name="T14">"collapse"</text:span><text:span text:style-name="T13"> </text:span><text:span text:style-name="T11">data-bs-target</text:span><text:span text:style-name="T13">=</text:span><text:span text:style-name="T14">"#navbarNav"</text:span></text:p>
      <text:p text:style-name="P6">                    <text:span text:style-name="T11">aria-controls</text:span><text:span text:style-name="T13">=</text:span><text:span text:style-name="T14">"navbarNav"</text:span><text:span text:style-name="T13"> </text:span><text:span text:style-name="T11">aria-expanded</text:span><text:span text:style-name="T13">=</text:span><text:span text:style-name="T14">"false"</text:span><text:span text:style-name="T13"> </text:span><text:span text:style-name="T11">aria-label</text:span><text:span text:style-name="T13">=</text:span><text:span text:style-name="T14">"Toggle navigation"</text:span><text:span text:style-name="T5">&gt;</text:span></text:p>
      <text:p text:style-name="P6">                    <text:span text:style-name="T5">&lt;</text:span><text:span text:style-name="T8">span</text:span><text:span text:style-name="T13"> </text:span><text:span text:style-name="T11">class</text:span><text:span text:style-name="T13">=</text:span><text:span text:style-name="T14">"navbar-toggler-icon"</text:span><text:span text:style-name="T5">&gt;&lt;/</text:span><text:span text:style-name="T8">span</text:span><text:span text:style-name="T5">&gt;</text:span></text:p>
      <text:p text:style-name="P6">                <text:span text:style-name="T5">&lt;/</text:span><text:span text:style-name="T8">button</text:span><text:span text:style-name="T5">&gt;</text:span></text:p>
      <text:p text:style-name="P7"/>
      <text:p text:style-name="P6">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llapse navbar-collapse justify-content-end"</text:span><text:span text:style-name="T13"> </text:span><text:span text:style-name="T11">id</text:span><text:span text:style-name="T13">=</text:span><text:span text:style-name="T14">"navbarNav"</text:span><text:span text:style-name="T5">&gt;</text:span></text:p>
      <text:p text:style-name="P7"/>
      <text:p text:style-name="P6">                    <text:span text:style-name="T5">&lt;</text:span><text:span text:style-name="T8">ul</text:span><text:span text:style-name="T13"> </text:span><text:span text:style-name="T11">class</text:span><text:span text:style-name="T13">=</text:span><text:span text:style-name="T14">"navbar-nav"</text:span><text:span text:style-name="T5">&gt;</text:span></text:p>
      <text:p text:style-name="P6">                        <text:span text:style-name="T5">&lt;</text:span><text:span text:style-name="T8">li</text:span><text:span text:style-name="T13"> </text:span><text:span text:style-name="T11">class</text:span><text:span text:style-name="T13">=</text:span><text:span text:style-name="T14">"nav-item"</text:span><text:span text:style-name="T5">&gt;</text:span></text:p>
      <text:p text:style-name="P6">                            <text:span text:style-name="T5">&lt;</text:span><text:span text:style-name="T8">a</text:span><text:span text:style-name="T13"> </text:span><text:span text:style-name="T11">class</text:span><text:span text:style-name="T13">=</text:span><text:span text:style-name="T14">"nav-link active"</text:span><text:span text:style-name="T13"> </text:span><text:span text:style-name="T11">aria-current</text:span><text:span text:style-name="T13">=</text:span><text:span text:style-name="T14">"page"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Accueil</text:span><text:span text:style-name="T5">&lt;/</text:span><text:span text:style-name="T8">a</text:span><text:span text:style-name="T5">&gt;</text:span></text:p>
      <text:p text:style-name="P6">                        <text:span text:style-name="T5">&lt;/</text:span><text:span text:style-name="T8">li</text:span><text:span text:style-name="T5">&gt;</text:span></text:p>
      <text:p text:style-name="P7"/>
      <text:p text:style-name="P6">                        <text:span text:style-name="T5">&lt;</text:span><text:span text:style-name="T8">li</text:span><text:span text:style-name="T13"> </text:span><text:span text:style-name="T11">class</text:span><text:span text:style-name="T13">=</text:span><text:span text:style-name="T14">"nav-item"</text:span><text:span text:style-name="T5">&gt;</text:span></text:p>
      <text:p text:style-name="P6">                            <text:span text:style-name="T5">&lt;</text:span><text:span text:style-name="T8">a</text:span><text:span text:style-name="T13"> </text:span><text:span text:style-name="T11">class</text:span><text:span text:style-name="T13">=</text:span><text:span text:style-name="T14">"nav-link"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Equipe</text:span><text:span text:style-name="T5">&lt;/</text:span><text:span text:style-name="T8">a</text:span><text:span text:style-name="T5">&gt;</text:span></text:p>
      <text:p text:style-name="P6">                        <text:span text:style-name="T5">&lt;/</text:span><text:span text:style-name="T8">li</text:span><text:span text:style-name="T5">&gt;</text:span></text:p>
      <text:p text:style-name="P7"/>
      <text:p text:style-name="P6">                        <text:span text:style-name="T5">&lt;</text:span><text:span text:style-name="T8">li</text:span><text:span text:style-name="T13"> </text:span><text:span text:style-name="T11">class</text:span><text:span text:style-name="T13">=</text:span><text:span text:style-name="T14">"nav-item"</text:span><text:span text:style-name="T5">&gt;</text:span></text:p>
      <text:p text:style-name="P6">                            <text:span text:style-name="T5">&lt;</text:span><text:span text:style-name="T8">a</text:span><text:span text:style-name="T13"> </text:span><text:span text:style-name="T11">class</text:span><text:span text:style-name="T13">=</text:span><text:span text:style-name="T14">"nav-link"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Blog</text:span><text:span text:style-name="T5">&lt;/</text:span><text:span text:style-name="T8">a</text:span><text:span text:style-name="T5">&gt;</text:span></text:p>
      <text:p text:style-name="P6"><text:soft-page-break/>                        <text:span text:style-name="T5">&lt;/</text:span><text:span text:style-name="T8">li</text:span><text:span text:style-name="T5">&gt;</text:span></text:p>
      <text:p text:style-name="P7"/>
      <text:p text:style-name="P6">                        <text:span text:style-name="T5">&lt;</text:span><text:span text:style-name="T8">li</text:span><text:span text:style-name="T13"> </text:span><text:span text:style-name="T11">class</text:span><text:span text:style-name="T13">=</text:span><text:span text:style-name="T14">"nav-item"</text:span><text:span text:style-name="T5">&gt;</text:span></text:p>
      <text:p text:style-name="P6">                            <text:span text:style-name="T5">&lt;</text:span><text:span text:style-name="T8">a</text:span><text:span text:style-name="T13"> </text:span><text:span text:style-name="T11">class</text:span><text:span text:style-name="T13">=</text:span><text:span text:style-name="T14">"nav-link"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Contact</text:span><text:span text:style-name="T5">&lt;/</text:span><text:span text:style-name="T8">a</text:span><text:span text:style-name="T5">&gt;</text:span></text:p>
      <text:p text:style-name="P6">                        <text:span text:style-name="T5">&lt;/</text:span><text:span text:style-name="T8">li</text:span><text:span text:style-name="T5">&gt;</text:span></text:p>
      <text:p text:style-name="P7"/>
      <text:p text:style-name="P6">                    <text:span text:style-name="T5">&lt;/</text:span><text:span text:style-name="T8">ul</text:span><text:span text:style-name="T5">&gt;</text:span></text:p>
      <text:p text:style-name="P7"/>
      <text:p text:style-name="P6">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<text:span text:style-name="T5">&lt;/</text:span><text:span text:style-name="T8">div</text:span><text:span text:style-name="T5">&gt;</text:span></text:p>
      <text:p text:style-name="P7"/>
      <text:p text:style-name="P6">        <text:span text:style-name="T5">&lt;/</text:span><text:span text:style-name="T8">nav</text:span><text:span text:style-name="T5">&gt;</text:span></text:p>
      <text:p text:style-name="P7"/>
      <text:p text:style-name="P6">        <text:span text:style-name="T5">&lt;</text:span><text:span text:style-name="T8">header</text:span><text:span text:style-name="T13"> </text:span><text:span text:style-name="T11">class</text:span><text:span text:style-name="T13">=</text:span><text:span text:style-name="T14">"container-fluid"</text:span><text:span text:style-name="T5">&gt;</text:span></text:p>
      <text:p text:style-name="P7"/>
      <text:p text:style-name="P6">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row header-cuizine-row align-items-center"</text:span><text:span text:style-name="T5">&gt;</text:span></text:p>
      <text:p text:style-name="P7"/>
      <text:p text:style-name="P6">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l-12 text-white text-center"</text:span><text:span text:style-name="T5">&gt;</text:span></text:p>
      <text:p text:style-name="P7"/>
      <text:p text:style-name="P6">                    <text:span text:style-name="T5">&lt;</text:span><text:span text:style-name="T8">h1</text:span><text:span text:style-name="T13"> </text:span><text:span text:style-name="T11">class</text:span><text:span text:style-name="T13">=</text:span><text:span text:style-name="T14">"display-3"</text:span><text:span text:style-name="T5">&gt;</text:span><text:span text:style-name="T13">On apprend en enseignant</text:span><text:span text:style-name="T5">&lt;/</text:span><text:span text:style-name="T8">h1</text:span><text:span text:style-name="T5">&gt;</text:span></text:p>
      <text:p text:style-name="P6">                    <text:span text:style-name="T5">&lt;</text:span><text:span text:style-name="T8">h2</text:span><text:span text:style-name="T13"> </text:span><text:span text:style-name="T11">class</text:span><text:span text:style-name="T13">=</text:span><text:span text:style-name="T14">"display-6"</text:span><text:span text:style-name="T5">&gt;</text:span><text:span text:style-name="T13">Un pour tous et tous pour un</text:span><text:span text:style-name="T5">&lt;/</text:span><text:span text:style-name="T8">h2</text:span><text:span text:style-name="T5">&gt;</text:span></text:p>
      <text:p text:style-name="P7"/>
      <text:p text:style-name="P6">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<text:span text:style-name="T5">&lt;/</text:span><text:span text:style-name="T8">div</text:span><text:span text:style-name="T5">&gt;</text:span></text:p>
      <text:p text:style-name="P7"/>
      <text:p text:style-name="P6">        <text:span text:style-name="T5">&lt;/</text:span><text:span text:style-name="T8">header</text:span><text:span text:style-name="T5">&gt;</text:span></text:p>
      <text:p text:style-name="P11"/>
      <text:p text:style-name="P6">    <text:span text:style-name="T5">&lt;/</text:span><text:span text:style-name="T8">div</text:span><text:span text:style-name="T5">&gt;</text:span></text:p>
      <text:p text:style-name="P7"/>
      <text:p text:style-name="P6">    <text:span text:style-name="T5">&lt;</text:span><text:span text:style-name="T8">main</text:span><text:span text:style-name="T5">&gt;</text:span></text:p>
      <text:p text:style-name="P6">        </text:p>
      <text:p text:style-name="P6">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ntainer-lg section-articles my-5"</text:span><text:span text:style-name="T5">&gt;</text:span></text:p>
      <text:p text:style-name="P11"/>
      <text:p text:style-name="P6">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row"</text:span><text:span text:style-name="T5">&gt;</text:span></text:p>
      <text:p text:style-name="P7"/>
      <text:p text:style-name="P6">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l-12 col-lg-10 text-center"</text:span><text:span text:style-name="T5">&gt;</text:span></text:p>
      <text:p text:style-name="P7"/>
      <text:p text:style-name="P6">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row"</text:span><text:span text:style-name="T5">&gt;</text:span></text:p>
      <text:p text:style-name="P7"/>
      <text:p text:style-name="P6">    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l-6 offset-3 col-md-3 offset-md-1 col-lg-2 offset-lg-1"</text:span><text:span text:style-name="T5">&gt;</text:span></text:p>
      <text:p text:style-name="P7"/>
      <text:p text:style-name="P6">                            <text:span text:style-name="T5">&lt;</text:span><text:span text:style-name="T8">img</text:span><text:span text:style-name="T13"> </text:span><text:span text:style-name="T11">class</text:span><text:span text:style-name="T13">=</text:span><text:span text:style-name="T14">"rounded-circle img-fluid"</text:span><text:span text:style-name="T13"> </text:span><text:span text:style-name="T11">src</text:span><text:span text:style-name="T13">=</text:span><text:span text:style-name="T14">"./img/team/tony.jpg"</text:span><text:span text:style-name="T13"> </text:span><text:span text:style-name="T11">alt</text:span><text:span text:style-name="T13">=</text:span><text:span text:style-name="T14">"Tony"</text:span><text:span text:style-name="T5">&gt;</text:span></text:p>
      <text:p text:style-name="P6">                            <text:span text:style-name="T5">&lt;</text:span><text:span text:style-name="T8">h4</text:span><text:span text:style-name="T5">&gt;</text:span><text:span text:style-name="T13">Tony</text:span><text:span text:style-name="T5">&lt;/</text:span><text:span text:style-name="T8">h4</text:span><text:span text:style-name="T5">&gt;</text:span></text:p>
      <text:p text:style-name="P6"><text:soft-page-break/>                            <text:span text:style-name="T5">&lt;</text:span><text:span text:style-name="T8">p</text:span><text:span text:style-name="T5">&gt;</text:span><text:span text:style-name="T13">Rédacteur en chef</text:span><text:span text:style-name="T5">&lt;/</text:span><text:span text:style-name="T8">p</text:span><text:span text:style-name="T5">&gt;</text:span></text:p>
      <text:p text:style-name="P7"/>
      <text:p text:style-name="P6">        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l-6 offset-3 col-md-3 offset-md-4 col-lg-2 offset-lg-2"</text:span><text:span text:style-name="T5">&gt;</text:span></text:p>
      <text:p text:style-name="P7"/>
      <text:p text:style-name="P6">                            <text:span text:style-name="T5">&lt;</text:span><text:span text:style-name="T8">img</text:span><text:span text:style-name="T13"> </text:span><text:span text:style-name="T11">class</text:span><text:span text:style-name="T13">=</text:span><text:span text:style-name="T14">"rounded-circle img-fluid"</text:span><text:span text:style-name="T13"> </text:span><text:span text:style-name="T11">src</text:span><text:span text:style-name="T13">=</text:span><text:span text:style-name="T14">"./img/team/clementine.jpg"</text:span><text:span text:style-name="T13"> </text:span><text:span text:style-name="T11">alt</text:span><text:span text:style-name="T13">=</text:span><text:span text:style-name="T14">"Clementine"</text:span><text:span text:style-name="T5">&gt;</text:span></text:p>
      <text:p text:style-name="P6">                            <text:span text:style-name="T5">&lt;</text:span><text:span text:style-name="T8">h4</text:span><text:span text:style-name="T5">&gt;</text:span><text:span text:style-name="T13">Clémentine</text:span><text:span text:style-name="T5">&lt;/</text:span><text:span text:style-name="T8">h4</text:span><text:span text:style-name="T5">&gt;</text:span></text:p>
      <text:p text:style-name="P6">                            <text:span text:style-name="T5">&lt;</text:span><text:span text:style-name="T8">p</text:span><text:span text:style-name="T5">&gt;</text:span><text:span text:style-name="T13">Journaliste culinaire</text:span><text:span text:style-name="T5">&lt;/</text:span><text:span text:style-name="T8">p</text:span><text:span text:style-name="T5">&gt;</text:span></text:p>
      <text:p text:style-name="P7"/>
      <text:p text:style-name="P6">        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            </text:p>
      <text:p text:style-name="P6">    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l-6 offset-3 col-md-3 offset-md-1 col-lg-2 offset-lg-2"</text:span><text:span text:style-name="T5">&gt;</text:span></text:p>
      <text:p text:style-name="P6">                            </text:p>
      <text:p text:style-name="P6">                            <text:span text:style-name="T5">&lt;</text:span><text:span text:style-name="T8">img</text:span><text:span text:style-name="T13"> </text:span><text:span text:style-name="T11">class</text:span><text:span text:style-name="T13">=</text:span><text:span text:style-name="T14">"rounded-circle img-fluid"</text:span><text:span text:style-name="T13"> </text:span><text:span text:style-name="T11">src</text:span><text:span text:style-name="T13">=</text:span><text:span text:style-name="T14">"./img/team/antoine.jpg"</text:span><text:span text:style-name="T13"> </text:span><text:span text:style-name="T11">alt</text:span><text:span text:style-name="T13">=</text:span><text:span text:style-name="T14">"Antoine"</text:span><text:span text:style-name="T5">&gt;</text:span></text:p>
      <text:p text:style-name="P6">                            <text:span text:style-name="T5">&lt;</text:span><text:span text:style-name="T8">h4</text:span><text:span text:style-name="T5">&gt;</text:span><text:span text:style-name="T13">Antoine</text:span><text:span text:style-name="T5">&lt;/</text:span><text:span text:style-name="T8">h4</text:span><text:span text:style-name="T5">&gt;</text:span></text:p>
      <text:p text:style-name="P6">                            <text:span text:style-name="T5">&lt;</text:span><text:span text:style-name="T8">p</text:span><text:span text:style-name="T5">&gt;</text:span><text:span text:style-name="T13">Gouter professionel</text:span><text:span text:style-name="T5">&lt;/</text:span><text:span text:style-name="T8">p</text:span><text:span text:style-name="T5">&gt;</text:span></text:p>
      <text:p text:style-name="P6">                            </text:p>
      <text:p text:style-name="P6">                        <text:span text:style-name="T5">&lt;/</text:span><text:span text:style-name="T8">div</text:span><text:span text:style-name="T5">&gt;</text:span></text:p>
      <text:p text:style-name="P6">                        </text:p>
      <text:p text:style-name="P6">    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l-6 offset-3 col-md-3 offset-md-4 col-lg-2 offset-lg-1"</text:span><text:span text:style-name="T5">&gt;</text:span></text:p>
      <text:p text:style-name="P7"/>
      <text:p text:style-name="P6">                            <text:span text:style-name="T5">&lt;</text:span><text:span text:style-name="T8">img</text:span><text:span text:style-name="T13"> </text:span><text:span text:style-name="T11">class</text:span><text:span text:style-name="T13">=</text:span><text:span text:style-name="T14">"rounded-circle img-fluid"</text:span><text:span text:style-name="T13"> </text:span><text:span text:style-name="T11">src</text:span><text:span text:style-name="T13">=</text:span><text:span text:style-name="T14">"./img/team/tony.jpg"</text:span><text:span text:style-name="T13"> </text:span><text:span text:style-name="T11">alt</text:span><text:span text:style-name="T13">=</text:span><text:span text:style-name="T14">"Tony"</text:span><text:span text:style-name="T5">&gt;</text:span></text:p>
      <text:p text:style-name="P6">                            <text:span text:style-name="T5">&lt;</text:span><text:span text:style-name="T8">h4</text:span><text:span text:style-name="T5">&gt;</text:span><text:span text:style-name="T13">Tony</text:span><text:span text:style-name="T5">&lt;/</text:span><text:span text:style-name="T8">h4</text:span><text:span text:style-name="T5">&gt;</text:span></text:p>
      <text:p text:style-name="P6">                            <text:span text:style-name="T5">&lt;</text:span><text:span text:style-name="T8">p</text:span><text:span text:style-name="T5">&gt;</text:span><text:span text:style-name="T13">Rédacteur en chef</text:span><text:span text:style-name="T5">&lt;/</text:span><text:span text:style-name="T8">p</text:span><text:span text:style-name="T5">&gt;</text:span></text:p>
      <text:p text:style-name="P7"/>
      <text:p text:style-name="P6">        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l-6 offset-3 col-md-3 offset-md-1 col-lg-2 offset-lg-2"</text:span><text:span text:style-name="T5">&gt;</text:span></text:p>
      <text:p text:style-name="P7"/>
      <text:p text:style-name="P6">                            <text:span text:style-name="T5">&lt;</text:span><text:span text:style-name="T8">img</text:span><text:span text:style-name="T13"> </text:span><text:span text:style-name="T11">class</text:span><text:span text:style-name="T13">=</text:span><text:span text:style-name="T14">"rounded-circle img-fluid"</text:span><text:span text:style-name="T13"> </text:span><text:span text:style-name="T11">src</text:span><text:span text:style-name="T13">=</text:span><text:span text:style-name="T14">"./img/team/clementine.jpg"</text:span><text:span text:style-name="T13"> </text:span><text:span text:style-name="T11">alt</text:span><text:span text:style-name="T13">=</text:span><text:span text:style-name="T14">"Clementine"</text:span><text:span text:style-name="T5">&gt;</text:span></text:p>
      <text:p text:style-name="P6">                            <text:span text:style-name="T5">&lt;</text:span><text:span text:style-name="T8">h4</text:span><text:span text:style-name="T5">&gt;</text:span><text:span text:style-name="T13">Clémentine</text:span><text:span text:style-name="T5">&lt;/</text:span><text:span text:style-name="T8">h4</text:span><text:span text:style-name="T5">&gt;</text:span></text:p>
      <text:p text:style-name="P6">                            <text:span text:style-name="T5">&lt;</text:span><text:span text:style-name="T8">p</text:span><text:span text:style-name="T5">&gt;</text:span><text:span text:style-name="T13">Journaliste culinaire</text:span><text:span text:style-name="T5">&lt;/</text:span><text:span text:style-name="T8">p</text:span><text:span text:style-name="T5">&gt;</text:span></text:p>
      <text:p text:style-name="P7"/>
      <text:p text:style-name="P6">        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l-6 offset-3 col-md-3 offset-md-4 col-lg-2 offset-lg-2"</text:span><text:span text:style-name="T5">&gt;</text:span></text:p>
      <text:p text:style-name="P7"/>
      <text:p text:style-name="P6">                            <text:span text:style-name="T5">&lt;</text:span><text:span text:style-name="T8">img</text:span><text:span text:style-name="T13"> </text:span><text:span text:style-name="T11">class</text:span><text:span text:style-name="T13">=</text:span><text:span text:style-name="T14">"rounded-circle img-fluid"</text:span><text:span text:style-name="T13"> </text:span><text:span text:style-name="T11">src</text:span><text:span text:style-name="T13">=</text:span><text:span text:style-name="T14">"./img/team/antoine.jpg"</text:span><text:span text:style-name="T13"> </text:span><text:span text:style-name="T11">alt</text:span><text:span text:style-name="T13">=</text:span><text:span text:style-name="T14">"Antoine"</text:span><text:span text:style-name="T5">&gt;</text:span></text:p>
      <text:p text:style-name="P6">                            <text:span text:style-name="T5">&lt;</text:span><text:span text:style-name="T8">h4</text:span><text:span text:style-name="T5">&gt;</text:span><text:span text:style-name="T13">Antoine</text:span><text:span text:style-name="T5">&lt;/</text:span><text:span text:style-name="T8">h4</text:span><text:span text:style-name="T5">&gt;</text:span></text:p>
      <text:p text:style-name="P6">                            <text:span text:style-name="T5">&lt;</text:span><text:span text:style-name="T8">p</text:span><text:span text:style-name="T5">&gt;</text:span><text:span text:style-name="T13">Gouter professionel</text:span><text:span text:style-name="T5">&lt;/</text:span><text:span text:style-name="T8">p</text:span><text:span text:style-name="T5">&gt;</text:span></text:p>
      <text:p text:style-name="P7"/>
      <text:p text:style-name="P6"><text:soft-page-break/>        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        <text:span text:style-name="T5">&lt;/</text:span><text:span text:style-name="T8">div</text:span><text:span text:style-name="T5">&gt;</text:span></text:p>
      <text:p text:style-name="P6">                </text:p>
      <text:p text:style-name="P6">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    <text:span text:style-name="T5">&lt;</text:span><text:span text:style-name="T8">aside</text:span><text:span text:style-name="T13"> </text:span><text:span text:style-name="T11">class</text:span><text:span text:style-name="T13">=</text:span><text:span text:style-name="T14">"col-lg-2 d-none d-lg-block"</text:span><text:span text:style-name="T5">&gt;</text:span></text:p>
      <text:p text:style-name="P7"/>
      <text:p text:style-name="P6">                    <text:span text:style-name="T5">&lt;</text:span><text:span text:style-name="T8">div</text:span><text:span text:style-name="T5">&gt;</text:span></text:p>
      <text:p text:style-name="P7"/>
      <text:p text:style-name="P6">                        <text:span text:style-name="T5">&lt;</text:span><text:span text:style-name="T8">h6</text:span><text:span text:style-name="T5">&gt;</text:span><text:span text:style-name="T13">Recherche</text:span><text:span text:style-name="T5">&lt;/</text:span><text:span text:style-name="T8">h6</text:span><text:span text:style-name="T5">&gt;</text:span></text:p>
      <text:p text:style-name="P6">    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mb-3"</text:span><text:span text:style-name="T5">&gt;</text:span></text:p>
      <text:p text:style-name="P6">                            <text:span text:style-name="T5">&lt;</text:span><text:span text:style-name="T8">input</text:span><text:span text:style-name="T13"> </text:span><text:span text:style-name="T11">type</text:span><text:span text:style-name="T13">=</text:span><text:span text:style-name="T14">"text"</text:span><text:span text:style-name="T13"> </text:span><text:span text:style-name="T11">class</text:span><text:span text:style-name="T13">=</text:span><text:span text:style-name="T14">"form-control"</text:span><text:span text:style-name="T13"> </text:span><text:span text:style-name="T11">id</text:span><text:span text:style-name="T13">=</text:span><text:span text:style-name="T14">"exampleFormControlInput1"</text:span></text:p>
      <text:p text:style-name="P6">                                <text:span text:style-name="T11">placeholder</text:span><text:span text:style-name="T13">=</text:span><text:span text:style-name="T14">"Recherche"</text:span><text:span text:style-name="T5">&gt;</text:span></text:p>
      <text:p text:style-name="P6">                            <text:span text:style-name="T5">&lt;</text:span><text:span text:style-name="T8">button</text:span><text:span text:style-name="T13"> </text:span><text:span text:style-name="T11">type</text:span><text:span text:style-name="T13">=</text:span><text:span text:style-name="T14">"button"</text:span><text:span text:style-name="T13"> </text:span><text:span text:style-name="T11">class</text:span><text:span text:style-name="T13">=</text:span><text:span text:style-name="T14">"btn btn-outline-dark"</text:span><text:span text:style-name="T5">&gt;</text:span><text:span text:style-name="T13">Ok</text:span><text:span text:style-name="T5">&lt;/</text:span><text:span text:style-name="T8">button</text:span><text:span text:style-name="T5">&gt;</text:span></text:p>
      <text:p text:style-name="P6">        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        <text:span text:style-name="T5">&lt;</text:span><text:span text:style-name="T8">div</text:span><text:span text:style-name="T5">&gt;</text:span></text:p>
      <text:p text:style-name="P7"/>
      <text:p text:style-name="P6">                        <text:span text:style-name="T5">&lt;</text:span><text:span text:style-name="T8">h6</text:span><text:span text:style-name="T5">&gt;</text:span><text:span text:style-name="T13">Newsletter</text:span><text:span text:style-name="T5">&lt;/</text:span><text:span text:style-name="T8">h6</text:span><text:span text:style-name="T5">&gt;</text:span></text:p>
      <text:p text:style-name="P6">    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mb-3"</text:span><text:span text:style-name="T5">&gt;</text:span></text:p>
      <text:p text:style-name="P6">                            <text:span text:style-name="T5">&lt;</text:span><text:span text:style-name="T8">input</text:span><text:span text:style-name="T13"> </text:span><text:span text:style-name="T11">type</text:span><text:span text:style-name="T13">=</text:span><text:span text:style-name="T14">"email"</text:span><text:span text:style-name="T13"> </text:span><text:span text:style-name="T11">class</text:span><text:span text:style-name="T13">=</text:span><text:span text:style-name="T14">"form-control"</text:span><text:span text:style-name="T13"> </text:span><text:span text:style-name="T11">id</text:span><text:span text:style-name="T13">=</text:span><text:span text:style-name="T14">"exampleFormControlInput1"</text:span></text:p>
      <text:p text:style-name="P6">                                <text:span text:style-name="T11">placeholder</text:span><text:span text:style-name="T13">=</text:span><text:span text:style-name="T14">"Recherche"</text:span><text:span text:style-name="T5">&gt;</text:span></text:p>
      <text:p text:style-name="P6">                            <text:span text:style-name="T5">&lt;</text:span><text:span text:style-name="T8">button</text:span><text:span text:style-name="T13"> </text:span><text:span text:style-name="T11">type</text:span><text:span text:style-name="T13">=</text:span><text:span text:style-name="T14">"button"</text:span><text:span text:style-name="T13"> </text:span><text:span text:style-name="T11">class</text:span><text:span text:style-name="T13">=</text:span><text:span text:style-name="T14">"btn btn-outline-dark"</text:span><text:span text:style-name="T5">&gt;</text:span><text:span text:style-name="T13">S'inscrire</text:span><text:span text:style-name="T5">&lt;/</text:span><text:span text:style-name="T8">button</text:span><text:span text:style-name="T5">&gt;</text:span></text:p>
      <text:p text:style-name="P6">        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        <text:span text:style-name="T5">&lt;</text:span><text:span text:style-name="T8">h6</text:span><text:span text:style-name="T5">&gt;</text:span><text:span text:style-name="T13">Partager</text:span><text:span text:style-name="T5">&lt;/</text:span><text:span text:style-name="T8">h6</text:span><text:span text:style-name="T5">&gt;</text:span></text:p>
      <text:p text:style-name="P6">                    <text:span text:style-name="T5">&lt;</text:span><text:span text:style-name="T8">i</text:span><text:span text:style-name="T13"> </text:span><text:span text:style-name="T11">class</text:span><text:span text:style-name="T13">=</text:span><text:span text:style-name="T14">"bi bi-facebook"</text:span><text:span text:style-name="T5">&gt;&lt;/</text:span><text:span text:style-name="T8">i</text:span><text:span text:style-name="T5">&gt;</text:span></text:p>
      <text:p text:style-name="P6">                    <text:span text:style-name="T5">&lt;</text:span><text:span text:style-name="T8">i</text:span><text:span text:style-name="T13"> </text:span><text:span text:style-name="T11">class</text:span><text:span text:style-name="T13">=</text:span><text:span text:style-name="T14">"bi bi-instagram"</text:span><text:span text:style-name="T5">&gt;&lt;/</text:span><text:span text:style-name="T8">i</text:span><text:span text:style-name="T5">&gt;</text:span></text:p>
      <text:p text:style-name="P6">                    <text:span text:style-name="T5">&lt;</text:span><text:span text:style-name="T8">i</text:span><text:span text:style-name="T13"> </text:span><text:span text:style-name="T11">class</text:span><text:span text:style-name="T13">=</text:span><text:span text:style-name="T14">"bi bi-youtube"</text:span><text:span text:style-name="T5">&gt;&lt;/</text:span><text:span text:style-name="T8">i</text:span><text:span text:style-name="T5">&gt;</text:span></text:p>
      <text:p text:style-name="P6">                    <text:span text:style-name="T5">&lt;</text:span><text:span text:style-name="T8">i</text:span><text:span text:style-name="T13"> </text:span><text:span text:style-name="T11">class</text:span><text:span text:style-name="T13">=</text:span><text:span text:style-name="T14">"bi bi-twitter"</text:span><text:span text:style-name="T5">&gt;&lt;/</text:span><text:span text:style-name="T8">i</text:span><text:span text:style-name="T5">&gt;</text:span></text:p>
      <text:p text:style-name="P7"/>
      <text:p text:style-name="P6">                <text:span text:style-name="T5">&lt;/</text:span><text:span text:style-name="T8">aside</text:span><text:span text:style-name="T5">&gt;</text:span></text:p>
      <text:p text:style-name="P7"/>
      <text:p text:style-name="P6">            <text:span text:style-name="T5">&lt;/</text:span><text:span text:style-name="T8">div</text:span><text:span text:style-name="T5">&gt;</text:span></text:p>
      <text:p text:style-name="P7"/>
      <text:p text:style-name="P6">        <text:span text:style-name="T5">&lt;/</text:span><text:span text:style-name="T8">div</text:span><text:span text:style-name="T5">&gt;</text:span></text:p>
      <text:p text:style-name="P7"/>
      <text:p text:style-name="P6">    <text:span text:style-name="T5">&lt;/</text:span><text:span text:style-name="T8">main</text:span><text:span text:style-name="T5">&gt;</text:span></text:p>
      <text:p text:style-name="P7"/>
      <text:p text:style-name="P6">    <text:span text:style-name="T5">&lt;</text:span><text:span text:style-name="T8">footer</text:span><text:span text:style-name="T13"> </text:span><text:span text:style-name="T11">class</text:span><text:span text:style-name="T13">=</text:span><text:span text:style-name="T14">"bg-dark text-white py-5"</text:span><text:span text:style-name="T5">&gt;</text:span></text:p>
      <text:p text:style-name="P7"/>
      <text:p text:style-name="P6">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ntainer"</text:span><text:span text:style-name="T5">&gt;</text:span></text:p>
      <text:p text:style-name="P7"><text:soft-page-break/></text:p>
      <text:p text:style-name="P6">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row"</text:span><text:span text:style-name="T5">&gt;</text:span></text:p>
      <text:p text:style-name="P7"/>
      <text:p text:style-name="P6">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l-12 col-lg-4"</text:span><text:span text:style-name="T5">&gt;</text:span></text:p>
      <text:p text:style-name="P7"/>
      <text:p text:style-name="P6">                    <text:span text:style-name="T5">&lt;</text:span><text:span text:style-name="T8">h3</text:span><text:span text:style-name="T5">&gt;</text:span><text:span text:style-name="T13">Catégories</text:span><text:span text:style-name="T5">&lt;/</text:span><text:span text:style-name="T8">h3</text:span><text:span text:style-name="T5">&gt;</text:span></text:p>
      <text:p text:style-name="P6">                    <text:span text:style-name="T5">&lt;</text:span><text:span text:style-name="T8">ul</text:span><text:span text:style-name="T5">&gt;</text:span></text:p>
      <text:p text:style-name="P6">                        <text:span text:style-name="T5">&lt;</text:span><text:span text:style-name="T8">li</text:span><text:span text:style-name="T5">&gt;&lt;</text:span><text:span text:style-name="T8">a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Revues</text:span><text:span text:style-name="T5">&lt;/</text:span><text:span text:style-name="T8">a</text:span><text:span text:style-name="T5">&gt;&lt;/</text:span><text:span text:style-name="T8">li</text:span><text:span text:style-name="T5">&gt;</text:span></text:p>
      <text:p text:style-name="P6">                        <text:span text:style-name="T5">&lt;</text:span><text:span text:style-name="T8">li</text:span><text:span text:style-name="T5">&gt;&lt;</text:span><text:span text:style-name="T8">a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Recettes</text:span><text:span text:style-name="T5">&lt;/</text:span><text:span text:style-name="T8">a</text:span><text:span text:style-name="T5">&gt;&lt;/</text:span><text:span text:style-name="T8">li</text:span><text:span text:style-name="T5">&gt;</text:span></text:p>
      <text:p text:style-name="P6">                        <text:span text:style-name="T5">&lt;</text:span><text:span text:style-name="T8">li</text:span><text:span text:style-name="T5">&gt;&lt;</text:span><text:span text:style-name="T8">a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Découvertes</text:span><text:span text:style-name="T5">&lt;/</text:span><text:span text:style-name="T8">a</text:span><text:span text:style-name="T5">&gt;&lt;/</text:span><text:span text:style-name="T8">li</text:span><text:span text:style-name="T5">&gt;</text:span></text:p>
      <text:p text:style-name="P6">                    <text:span text:style-name="T5">&lt;/</text:span><text:span text:style-name="T8">ul</text:span><text:span text:style-name="T5">&gt;</text:span></text:p>
      <text:p text:style-name="P7"/>
      <text:p text:style-name="P6">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l-12 col-lg-4"</text:span><text:span text:style-name="T5">&gt;</text:span></text:p>
      <text:p text:style-name="P7"/>
      <text:p text:style-name="P6">                    <text:span text:style-name="T5">&lt;</text:span><text:span text:style-name="T8">h3</text:span><text:span text:style-name="T5">&gt;</text:span><text:span text:style-name="T13">Archives</text:span><text:span text:style-name="T5">&lt;/</text:span><text:span text:style-name="T8">h3</text:span><text:span text:style-name="T5">&gt;</text:span></text:p>
      <text:p text:style-name="P6">                    <text:span text:style-name="T5">&lt;</text:span><text:span text:style-name="T8">ul</text:span><text:span text:style-name="T5">&gt;</text:span></text:p>
      <text:p text:style-name="P6">                        <text:span text:style-name="T5">&lt;</text:span><text:span text:style-name="T8">li</text:span><text:span text:style-name="T5">&gt;&lt;</text:span><text:span text:style-name="T8">a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2019</text:span><text:span text:style-name="T5">&lt;/</text:span><text:span text:style-name="T8">a</text:span><text:span text:style-name="T5">&gt;&lt;/</text:span><text:span text:style-name="T8">li</text:span><text:span text:style-name="T5">&gt;</text:span></text:p>
      <text:p text:style-name="P6">                        <text:span text:style-name="T5">&lt;</text:span><text:span text:style-name="T8">li</text:span><text:span text:style-name="T5">&gt;&lt;</text:span><text:span text:style-name="T8">a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2018</text:span><text:span text:style-name="T5">&lt;/</text:span><text:span text:style-name="T8">a</text:span><text:span text:style-name="T5">&gt;&lt;/</text:span><text:span text:style-name="T8">li</text:span><text:span text:style-name="T5">&gt;</text:span></text:p>
      <text:p text:style-name="P6">                        <text:span text:style-name="T5">&lt;</text:span><text:span text:style-name="T8">li</text:span><text:span text:style-name="T5">&gt;&lt;</text:span><text:span text:style-name="T8">a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2017</text:span><text:span text:style-name="T5">&lt;/</text:span><text:span text:style-name="T8">a</text:span><text:span text:style-name="T5">&gt;&lt;/</text:span><text:span text:style-name="T8">li</text:span><text:span text:style-name="T5">&gt;</text:span></text:p>
      <text:p text:style-name="P6">                    <text:span text:style-name="T5">&lt;/</text:span><text:span text:style-name="T8">ul</text:span><text:span text:style-name="T5">&gt;</text:span></text:p>
      <text:p text:style-name="P7"/>
      <text:p text:style-name="P6">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l-6 col-lg-3"</text:span><text:span text:style-name="T5">&gt;</text:span></text:p>
      <text:p text:style-name="P7"/>
      <text:p text:style-name="P6">                    <text:span text:style-name="T5">&lt;</text:span><text:span text:style-name="T8">h6</text:span><text:span text:style-name="T5">&gt;</text:span><text:span text:style-name="T13">Newsletter</text:span><text:span text:style-name="T5">&lt;/</text:span><text:span text:style-name="T8">h6</text:span><text:span text:style-name="T5">&gt;</text:span></text:p>
      <text:p text:style-name="P7"/>
      <text:p text:style-name="P6">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input-group mb-3"</text:span><text:span text:style-name="T5">&gt;</text:span></text:p>
      <text:p text:style-name="P6">                        <text:span text:style-name="T5">&lt;</text:span><text:span text:style-name="T8">input</text:span><text:span text:style-name="T13"> </text:span><text:span text:style-name="T11">type</text:span><text:span text:style-name="T13">=</text:span><text:span text:style-name="T14">"text"</text:span><text:span text:style-name="T13"> </text:span><text:span text:style-name="T11">class</text:span><text:span text:style-name="T13">=</text:span><text:span text:style-name="T14">"form-control"</text:span><text:span text:style-name="T13"> </text:span><text:span text:style-name="T11">placeholder</text:span><text:span text:style-name="T13">=</text:span><text:span text:style-name="T14">"Email"</text:span><text:span text:style-name="T13"> </text:span><text:span text:style-name="T11">aria-label</text:span><text:span text:style-name="T13">=</text:span><text:span text:style-name="T14">"Recipient's username"</text:span></text:p>
      <text:p text:style-name="P6">                            <text:span text:style-name="T11">aria-describedby</text:span><text:span text:style-name="T13">=</text:span><text:span text:style-name="T14">"button-addon2"</text:span><text:span text:style-name="T5">&gt;</text:span></text:p>
      <text:p text:style-name="P6">                        <text:span text:style-name="T5">&lt;</text:span><text:span text:style-name="T8">button</text:span><text:span text:style-name="T13"> </text:span><text:span text:style-name="T11">class</text:span><text:span text:style-name="T13">=</text:span><text:span text:style-name="T14">"btn btn-outline-light"</text:span><text:span text:style-name="T13"> </text:span><text:span text:style-name="T11">type</text:span><text:span text:style-name="T13">=</text:span><text:span text:style-name="T14">"button"</text:span><text:span text:style-name="T13"> </text:span><text:span text:style-name="T11">id</text:span><text:span text:style-name="T13">=</text:span><text:span text:style-name="T14">"button-addon2"</text:span><text:span text:style-name="T5">&gt;</text:span><text:span text:style-name="T13">S'inscrire</text:span><text:span text:style-name="T5">&lt;/</text:span><text:span text:style-name="T8">button</text:span><text:span text:style-name="T5">&gt;</text:span></text:p>
      <text:p text:style-name="P6">    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        <text:span text:style-name="T5">&lt;</text:span><text:span text:style-name="T8">h6</text:span><text:span text:style-name="T5">&gt;</text:span><text:span text:style-name="T13">Partager</text:span><text:span text:style-name="T5">&lt;/</text:span><text:span text:style-name="T8">h6</text:span><text:span text:style-name="T5">&gt;</text:span></text:p>
      <text:p text:style-name="P6">                    <text:span text:style-name="T5">&lt;</text:span><text:span text:style-name="T8">i</text:span><text:span text:style-name="T13"> </text:span><text:span text:style-name="T11">class</text:span><text:span text:style-name="T13">=</text:span><text:span text:style-name="T14">"bi bi-facebook"</text:span><text:span text:style-name="T5">&gt;&lt;/</text:span><text:span text:style-name="T8">i</text:span><text:span text:style-name="T5">&gt;</text:span></text:p>
      <text:p text:style-name="P6">                    <text:span text:style-name="T5">&lt;</text:span><text:span text:style-name="T8">i</text:span><text:span text:style-name="T13"> </text:span><text:span text:style-name="T11">class</text:span><text:span text:style-name="T13">=</text:span><text:span text:style-name="T14">"bi bi-instagram"</text:span><text:span text:style-name="T5">&gt;&lt;/</text:span><text:span text:style-name="T8">i</text:span><text:span text:style-name="T5">&gt;</text:span></text:p>
      <text:p text:style-name="P6">                    <text:span text:style-name="T5">&lt;</text:span><text:span text:style-name="T8">i</text:span><text:span text:style-name="T13"> </text:span><text:span text:style-name="T11">class</text:span><text:span text:style-name="T13">=</text:span><text:span text:style-name="T14">"bi bi-youtube"</text:span><text:span text:style-name="T5">&gt;&lt;/</text:span><text:span text:style-name="T8">i</text:span><text:span text:style-name="T5">&gt;</text:span></text:p>
      <text:p text:style-name="P6">                    <text:span text:style-name="T5">&lt;</text:span><text:span text:style-name="T8">i</text:span><text:span text:style-name="T13"> </text:span><text:span text:style-name="T11">class</text:span><text:span text:style-name="T13">=</text:span><text:span text:style-name="T14">"bi bi-twitter"</text:span><text:span text:style-name="T5">&gt;&lt;/</text:span><text:span text:style-name="T8">i</text:span><text:span text:style-name="T5">&gt;</text:span></text:p>
      <text:p text:style-name="P7"/>
      <text:p text:style-name="P6">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<text:span text:style-name="T5">&lt;/</text:span><text:span text:style-name="T8">div</text:span><text:span text:style-name="T5">&gt;</text:span></text:p>
      <text:p text:style-name="P7"/>
      <text:p text:style-name="P6"><text:soft-page-break/>        <text:span text:style-name="T5">&lt;/</text:span><text:span text:style-name="T8">div</text:span><text:span text:style-name="T5">&gt;</text:span></text:p>
      <text:p text:style-name="P7"/>
      <text:p text:style-name="P6">    <text:span text:style-name="T5">&lt;/</text:span><text:span text:style-name="T8">footer</text:span><text:span text:style-name="T5">&gt;</text:span></text:p>
      <text:p text:style-name="P11"/>
      <text:p text:style-name="P6">    <text:span text:style-name="T5">&lt;</text:span><text:span text:style-name="T8">script</text:span><text:span text:style-name="T13"> </text:span><text:span text:style-name="T11">src</text:span><text:span text:style-name="T13">=</text:span><text:span text:style-name="T14">"./js/bootstrap.js"</text:span><text:span text:style-name="T5">&gt;&lt;/</text:span><text:span text:style-name="T8">script</text:span><text:span text:style-name="T5">&gt;</text:span></text:p>
      <text:p text:style-name="P2"><text:span text:style-name="T4">&lt;/</text:span><text:span text:style-name="T7">body</text:span><text:span text:style-name="T4">&gt;</text:span></text:p>
      <text:p text:style-name="P7"/>
      <text:p text:style-name="P2"><text:span text:style-name="T4">&lt;/</text:span><text:span text:style-name="T7">html</text:span><text:span text:style-name="T4">&gt;</text:span></text:p>
      <text:p text:style-name="P13"/>
      <text:p text:style-name="P9"/>
      <text:p text:style-name="P19">team-member.html</text:p>
      <text:p text:style-name="P9"/>
      <text:p text:style-name="P5"><text:span text:style-name="T6">&lt;!</text:span><text:span text:style-name="T9">DOCTYPE</text:span><text:span text:style-name="T16"> </text:span><text:span text:style-name="T12">html</text:span><text:span text:style-name="T6">&gt;</text:span></text:p>
      <text:p text:style-name="P2"><text:span text:style-name="T4">&lt;</text:span><text:span text:style-name="T7">html</text:span><text:span text:style-name="T4">&gt;</text:span></text:p>
      <text:p text:style-name="P7"/>
      <text:p text:style-name="P2"><text:span text:style-name="T4">&lt;</text:span><text:span text:style-name="T7">head</text:span><text:span text:style-name="T4">&gt;</text:span></text:p>
      <text:p text:style-name="P6">    <text:span text:style-name="T5">&lt;</text:span><text:span text:style-name="T8">meta</text:span><text:span text:style-name="T13"> </text:span><text:span text:style-name="T11">charset</text:span><text:span text:style-name="T13">=</text:span><text:span text:style-name="T14">"utf-8"</text:span><text:span text:style-name="T5">&gt;</text:span></text:p>
      <text:p text:style-name="P6">    <text:span text:style-name="T5">&lt;</text:span><text:span text:style-name="T8">meta</text:span><text:span text:style-name="T13"> </text:span><text:span text:style-name="T11">name</text:span><text:span text:style-name="T13">=</text:span><text:span text:style-name="T14">"viewport"</text:span><text:span text:style-name="T13"> </text:span><text:span text:style-name="T11">content</text:span><text:span text:style-name="T13">=</text:span><text:span text:style-name="T14">"width=device-width, initial-scale=1"</text:span><text:span text:style-name="T5">&gt;</text:span></text:p>
      <text:p text:style-name="P6">    <text:span text:style-name="T5">&lt;</text:span><text:span text:style-name="T8">title</text:span><text:span text:style-name="T5">&gt;</text:span><text:span text:style-name="T13">Team member Cui'zine</text:span><text:span text:style-name="T5">&lt;/</text:span><text:span text:style-name="T8">title</text:span><text:span text:style-name="T5">&gt;</text:span></text:p>
      <text:p text:style-name="P7"/>
      <text:p text:style-name="P6">    <text:span text:style-name="T15">&lt;!-- Library --&gt;</text:span></text:p>
      <text:p text:style-name="P6">    <text:span text:style-name="T5">&lt;</text:span><text:span text:style-name="T8">link</text:span><text:span text:style-name="T13"> </text:span><text:span text:style-name="T11">rel</text:span><text:span text:style-name="T13">=</text:span><text:span text:style-name="T14">"stylesheet"</text:span><text:span text:style-name="T13"> </text:span><text:span text:style-name="T11">href</text:span><text:span text:style-name="T13">=</text:span><text:span text:style-name="T14">"./css/bootstrap.css"</text:span><text:span text:style-name="T5">&gt;</text:span></text:p>
      <text:p text:style-name="P7"/>
      <text:p text:style-name="P6">    <text:span text:style-name="T15">&lt;!-- Local --&gt;</text:span></text:p>
      <text:p text:style-name="P6">    <text:span text:style-name="T5">&lt;</text:span><text:span text:style-name="T8">link</text:span><text:span text:style-name="T13"> </text:span><text:span text:style-name="T11">rel</text:span><text:span text:style-name="T13">=</text:span><text:span text:style-name="T14">"stylesheet"</text:span><text:span text:style-name="T13"> </text:span><text:span text:style-name="T11">href</text:span><text:span text:style-name="T13">=</text:span><text:span text:style-name="T14">"./css/main.css"</text:span><text:span text:style-name="T5">&gt;</text:span></text:p>
      <text:p text:style-name="P6">    <text:span text:style-name="T5">&lt;</text:span><text:span text:style-name="T8">link</text:span><text:span text:style-name="T13"> </text:span><text:span text:style-name="T11">rel</text:span><text:span text:style-name="T13">=</text:span><text:span text:style-name="T14">"stylesheet"</text:span><text:span text:style-name="T13"> </text:span><text:span text:style-name="T11">href</text:span><text:span text:style-name="T13">=</text:span><text:span text:style-name="T14">"./css/team-member.css"</text:span><text:span text:style-name="T5">&gt;</text:span></text:p>
      <text:p text:style-name="P7"/>
      <text:p text:style-name="P2"><text:span text:style-name="T4">&lt;/</text:span><text:span text:style-name="T7">head</text:span><text:span text:style-name="T4">&gt;</text:span></text:p>
      <text:p text:style-name="P7"/>
      <text:p text:style-name="P2"><text:span text:style-name="T4">&lt;</text:span><text:span text:style-name="T7">body</text:span><text:span text:style-name="T4">&gt;</text:span></text:p>
      <text:p text:style-name="P7"/>
      <text:p text:style-name="P6">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background-team"</text:span><text:span text:style-name="T5">&gt;</text:span></text:p>
      <text:p text:style-name="P7"/>
      <text:p text:style-name="P6">        <text:span text:style-name="T5">&lt;</text:span><text:span text:style-name="T8">nav</text:span><text:span text:style-name="T13"> </text:span><text:span text:style-name="T11">class</text:span><text:span text:style-name="T13">=</text:span><text:span text:style-name="T14">"navbar navbar-expand-lg navbar-dark"</text:span><text:span text:style-name="T5">&gt;</text:span></text:p>
      <text:p text:style-name="P7"/>
      <text:p text:style-name="P6">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ntainer-fluid"</text:span><text:span text:style-name="T5">&gt;</text:span></text:p>
      <text:p text:style-name="P7"/>
      <text:p text:style-name="P6">                <text:span text:style-name="T5">&lt;</text:span><text:span text:style-name="T8">h2</text:span><text:span text:style-name="T5">&gt;</text:span></text:p>
      <text:p text:style-name="P6">                    <text:span text:style-name="T5">&lt;</text:span><text:span text:style-name="T8">a</text:span><text:span text:style-name="T13"> </text:span><text:span text:style-name="T11">class</text:span><text:span text:style-name="T13">=</text:span><text:span text:style-name="T14">"navbar-brand"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Cui'zine</text:span><text:span text:style-name="T5">&lt;/</text:span><text:span text:style-name="T8">a</text:span><text:span text:style-name="T5">&gt;</text:span></text:p>
      <text:p text:style-name="P6">                <text:span text:style-name="T5">&lt;/</text:span><text:span text:style-name="T8">h2</text:span><text:span text:style-name="T5">&gt;</text:span></text:p>
      <text:p text:style-name="P7"/>
      <text:p text:style-name="P6">                <text:span text:style-name="T5">&lt;</text:span><text:span text:style-name="T8">button</text:span><text:span text:style-name="T13"> </text:span><text:span text:style-name="T11">class</text:span><text:span text:style-name="T13">=</text:span><text:span text:style-name="T14">"navbar-toggler"</text:span><text:span text:style-name="T13"> </text:span><text:span text:style-name="T11">type</text:span><text:span text:style-name="T13">=</text:span><text:span text:style-name="T14">"button"</text:span><text:span text:style-name="T13"> </text:span><text:span text:style-name="T11">data-bs-toggle</text:span><text:span text:style-name="T13">=</text:span><text:span text:style-name="T14">"collapse"</text:span><text:span text:style-name="T13"> </text:span><text:span text:style-name="T11">data-bs-target</text:span><text:span text:style-name="T13">=</text:span><text:span text:style-name="T14">"#navbarNav"</text:span></text:p>
      <text:p text:style-name="P6">                    <text:span text:style-name="T11">aria-controls</text:span><text:span text:style-name="T13">=</text:span><text:span text:style-name="T14">"navbarNav"</text:span><text:span text:style-name="T13"> </text:span><text:span text:style-name="T11">aria-expanded</text:span><text:span text:style-name="T13">=</text:span><text:span text:style-name="T14">"false"</text:span><text:span text:style-name="T13"> </text:span><text:span text:style-name="T11">aria-label</text:span><text:span text:style-name="T13">=</text:span><text:span text:style-name="T14">"Toggle navigation"</text:span><text:span text:style-name="T5">&gt;</text:span></text:p>
      <text:p text:style-name="P6">                    <text:span text:style-name="T5">&lt;</text:span><text:span text:style-name="T8">span</text:span><text:span text:style-name="T13"> </text:span><text:span text:style-name="T11">class</text:span><text:span text:style-name="T13">=</text:span><text:span text:style-name="T14">"navbar-toggler-icon"</text:span><text:span text:style-name="T5">&gt;&lt;/</text:span><text:span text:style-name="T8">span</text:span><text:span text:style-name="T5">&gt;</text:span></text:p>
      <text:p text:style-name="P6"><text:soft-page-break/>                <text:span text:style-name="T5">&lt;/</text:span><text:span text:style-name="T8">button</text:span><text:span text:style-name="T5">&gt;</text:span></text:p>
      <text:p text:style-name="P7"/>
      <text:p text:style-name="P6">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llapse navbar-collapse justify-content-end"</text:span><text:span text:style-name="T13"> </text:span><text:span text:style-name="T11">id</text:span><text:span text:style-name="T13">=</text:span><text:span text:style-name="T14">"navbarNav"</text:span><text:span text:style-name="T5">&gt;</text:span></text:p>
      <text:p text:style-name="P7"/>
      <text:p text:style-name="P6">                    <text:span text:style-name="T5">&lt;</text:span><text:span text:style-name="T8">ul</text:span><text:span text:style-name="T13"> </text:span><text:span text:style-name="T11">class</text:span><text:span text:style-name="T13">=</text:span><text:span text:style-name="T14">"navbar-nav"</text:span><text:span text:style-name="T5">&gt;</text:span></text:p>
      <text:p text:style-name="P6">                        <text:span text:style-name="T5">&lt;</text:span><text:span text:style-name="T8">li</text:span><text:span text:style-name="T13"> </text:span><text:span text:style-name="T11">class</text:span><text:span text:style-name="T13">=</text:span><text:span text:style-name="T14">"nav-item"</text:span><text:span text:style-name="T5">&gt;</text:span></text:p>
      <text:p text:style-name="P6">                            <text:span text:style-name="T5">&lt;</text:span><text:span text:style-name="T8">a</text:span><text:span text:style-name="T13"> </text:span><text:span text:style-name="T11">class</text:span><text:span text:style-name="T13">=</text:span><text:span text:style-name="T14">"nav-link active"</text:span><text:span text:style-name="T13"> </text:span><text:span text:style-name="T11">aria-current</text:span><text:span text:style-name="T13">=</text:span><text:span text:style-name="T14">"page"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Accueil</text:span><text:span text:style-name="T5">&lt;/</text:span><text:span text:style-name="T8">a</text:span><text:span text:style-name="T5">&gt;</text:span></text:p>
      <text:p text:style-name="P6">                        <text:span text:style-name="T5">&lt;/</text:span><text:span text:style-name="T8">li</text:span><text:span text:style-name="T5">&gt;</text:span></text:p>
      <text:p text:style-name="P7"/>
      <text:p text:style-name="P6">                        <text:span text:style-name="T5">&lt;</text:span><text:span text:style-name="T8">li</text:span><text:span text:style-name="T13"> </text:span><text:span text:style-name="T11">class</text:span><text:span text:style-name="T13">=</text:span><text:span text:style-name="T14">"nav-item"</text:span><text:span text:style-name="T5">&gt;</text:span></text:p>
      <text:p text:style-name="P6">                            <text:span text:style-name="T5">&lt;</text:span><text:span text:style-name="T8">a</text:span><text:span text:style-name="T13"> </text:span><text:span text:style-name="T11">class</text:span><text:span text:style-name="T13">=</text:span><text:span text:style-name="T14">"nav-link"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Equipe</text:span><text:span text:style-name="T5">&lt;/</text:span><text:span text:style-name="T8">a</text:span><text:span text:style-name="T5">&gt;</text:span></text:p>
      <text:p text:style-name="P6">                        <text:span text:style-name="T5">&lt;/</text:span><text:span text:style-name="T8">li</text:span><text:span text:style-name="T5">&gt;</text:span></text:p>
      <text:p text:style-name="P7"/>
      <text:p text:style-name="P6">                        <text:span text:style-name="T5">&lt;</text:span><text:span text:style-name="T8">li</text:span><text:span text:style-name="T13"> </text:span><text:span text:style-name="T11">class</text:span><text:span text:style-name="T13">=</text:span><text:span text:style-name="T14">"nav-item"</text:span><text:span text:style-name="T5">&gt;</text:span></text:p>
      <text:p text:style-name="P6">                            <text:span text:style-name="T5">&lt;</text:span><text:span text:style-name="T8">a</text:span><text:span text:style-name="T13"> </text:span><text:span text:style-name="T11">class</text:span><text:span text:style-name="T13">=</text:span><text:span text:style-name="T14">"nav-link"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Blog</text:span><text:span text:style-name="T5">&lt;/</text:span><text:span text:style-name="T8">a</text:span><text:span text:style-name="T5">&gt;</text:span></text:p>
      <text:p text:style-name="P6">                        <text:span text:style-name="T5">&lt;/</text:span><text:span text:style-name="T8">li</text:span><text:span text:style-name="T5">&gt;</text:span></text:p>
      <text:p text:style-name="P7"/>
      <text:p text:style-name="P6">                        <text:span text:style-name="T5">&lt;</text:span><text:span text:style-name="T8">li</text:span><text:span text:style-name="T13"> </text:span><text:span text:style-name="T11">class</text:span><text:span text:style-name="T13">=</text:span><text:span text:style-name="T14">"nav-item"</text:span><text:span text:style-name="T5">&gt;</text:span></text:p>
      <text:p text:style-name="P6">                            <text:span text:style-name="T5">&lt;</text:span><text:span text:style-name="T8">a</text:span><text:span text:style-name="T13"> </text:span><text:span text:style-name="T11">class</text:span><text:span text:style-name="T13">=</text:span><text:span text:style-name="T14">"nav-link"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Contact</text:span><text:span text:style-name="T5">&lt;/</text:span><text:span text:style-name="T8">a</text:span><text:span text:style-name="T5">&gt;</text:span></text:p>
      <text:p text:style-name="P6">                        <text:span text:style-name="T5">&lt;/</text:span><text:span text:style-name="T8">li</text:span><text:span text:style-name="T5">&gt;</text:span></text:p>
      <text:p text:style-name="P7"/>
      <text:p text:style-name="P6">                    <text:span text:style-name="T5">&lt;/</text:span><text:span text:style-name="T8">ul</text:span><text:span text:style-name="T5">&gt;</text:span></text:p>
      <text:p text:style-name="P7"/>
      <text:p text:style-name="P6">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<text:span text:style-name="T5">&lt;/</text:span><text:span text:style-name="T8">div</text:span><text:span text:style-name="T5">&gt;</text:span></text:p>
      <text:p text:style-name="P7"/>
      <text:p text:style-name="P6">        <text:span text:style-name="T5">&lt;/</text:span><text:span text:style-name="T8">nav</text:span><text:span text:style-name="T5">&gt;</text:span></text:p>
      <text:p text:style-name="P7"/>
      <text:p text:style-name="P6">        <text:span text:style-name="T5">&lt;</text:span><text:span text:style-name="T8">header</text:span><text:span text:style-name="T13"> </text:span><text:span text:style-name="T11">class</text:span><text:span text:style-name="T13">=</text:span><text:span text:style-name="T14">"container-fluid"</text:span><text:span text:style-name="T5">&gt;</text:span></text:p>
      <text:p text:style-name="P7"/>
      <text:p text:style-name="P6">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row header-cuizine-row align-items-center"</text:span><text:span text:style-name="T5">&gt;</text:span></text:p>
      <text:p text:style-name="P7"/>
      <text:p text:style-name="P6">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l-12 text-white text-center"</text:span><text:span text:style-name="T5">&gt;</text:span></text:p>
      <text:p text:style-name="P7"/>
      <text:p text:style-name="P6">                    <text:span text:style-name="T5">&lt;</text:span><text:span text:style-name="T8">h1</text:span><text:span text:style-name="T13"> </text:span><text:span text:style-name="T11">class</text:span><text:span text:style-name="T13">=</text:span><text:span text:style-name="T14">"display-3"</text:span><text:span text:style-name="T5">&gt;</text:span><text:span text:style-name="T13">Antoine</text:span><text:span text:style-name="T5">&lt;/</text:span><text:span text:style-name="T8">h1</text:span><text:span text:style-name="T5">&gt;</text:span></text:p>
      <text:p text:style-name="P6">                    <text:span text:style-name="T5">&lt;</text:span><text:span text:style-name="T8">h2</text:span><text:span text:style-name="T13"> </text:span><text:span text:style-name="T11">class</text:span><text:span text:style-name="T13">=</text:span><text:span text:style-name="T14">"display-6"</text:span><text:span text:style-name="T5">&gt;</text:span><text:span text:style-name="T13">Gouteur professionel</text:span><text:span text:style-name="T5">&lt;/</text:span><text:span text:style-name="T8">h2</text:span><text:span text:style-name="T5">&gt;</text:span></text:p>
      <text:p text:style-name="P7"/>
      <text:p text:style-name="P6">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<text:span text:style-name="T5">&lt;/</text:span><text:span text:style-name="T8">div</text:span><text:span text:style-name="T5">&gt;</text:span></text:p>
      <text:p text:style-name="P7"/>
      <text:p text:style-name="P6">        <text:span text:style-name="T5">&lt;/</text:span><text:span text:style-name="T8">header</text:span><text:span text:style-name="T5">&gt;</text:span></text:p>
      <text:p text:style-name="P11"/>
      <text:p text:style-name="P6">    <text:span text:style-name="T5">&lt;/</text:span><text:span text:style-name="T8">div</text:span><text:span text:style-name="T5">&gt;</text:span></text:p>
      <text:p text:style-name="P7"/>
      <text:p text:style-name="P6"><text:soft-page-break/>    <text:span text:style-name="T5">&lt;</text:span><text:span text:style-name="T8">main</text:span><text:span text:style-name="T5">&gt;</text:span></text:p>
      <text:p text:style-name="P7"/>
      <text:p text:style-name="P6">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ntainer-lg section-articles my-5"</text:span><text:span text:style-name="T5">&gt;</text:span></text:p>
      <text:p text:style-name="P11"/>
      <text:p text:style-name="P6">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row"</text:span><text:span text:style-name="T5">&gt;</text:span></text:p>
      <text:p text:style-name="P7"/>
      <text:p text:style-name="P6">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l-12 col-lg-10"</text:span><text:span text:style-name="T5">&gt;</text:span></text:p>
      <text:p text:style-name="P7"/>
      <text:p text:style-name="P6">                    <text:span text:style-name="T5">&lt;</text:span><text:span text:style-name="T8">img</text:span><text:span text:style-name="T13"> </text:span><text:span text:style-name="T11">class</text:span><text:span text:style-name="T13">=</text:span><text:span text:style-name="T14">"rounded-circle float-start me-3"</text:span><text:span text:style-name="T13"> </text:span><text:span text:style-name="T11">src</text:span><text:span text:style-name="T13">=</text:span><text:span text:style-name="T14">"./img/team/antoine.jpg"</text:span><text:span text:style-name="T13"> </text:span><text:span text:style-name="T11">alt</text:span><text:span text:style-name="T13">=</text:span><text:span text:style-name="T14">"Antoine"</text:span><text:span text:style-name="T5">&gt;</text:span></text:p>
      <text:p text:style-name="P7"/>
      <text:p text:style-name="P6">                    <text:span text:style-name="T5">&lt;</text:span><text:span text:style-name="T8">p</text:span><text:span text:style-name="T5">&gt;</text:span><text:span text:style-name="T13">Antoine, né à London, en Ontario, a été élevé dans une famille mormone. Son père est d'origine</text:span></text:p>
      <text:p text:style-name="P6">                        <text:span text:style-name="T13">canadien-français. Il se destine d'abord à une carrière de danseur avant d'être engagé en 1993,</text:span></text:p>
      <text:p text:style-name="P6">                        <text:span text:style-name="T13">à l'âge de 12 ans, sur The Mickey Mouse Club (All New Mickey Mouse Club) aux côtés de Britney</text:span></text:p>
      <text:p text:style-name="P6">                        <text:span text:style-name="T13">Spears, Christina Aguilera et Justin Timberlake.</text:span><text:span text:style-name="T5">&lt;/</text:span><text:span text:style-name="T8">p</text:span><text:span text:style-name="T5">&gt;</text:span></text:p>
      <text:p text:style-name="P7"/>
      <text:p text:style-name="P6">                    <text:span text:style-name="T5">&lt;</text:span><text:span text:style-name="T8">p</text:span><text:span text:style-name="T5">&gt;</text:span><text:span text:style-name="T13">À la suite de ses débuts d'acteur en 1991, Antoine enchaîne quelques apparitions à la télévision</text:span></text:p>
      <text:p text:style-name="P6">                        <text:span text:style-name="T13">dans des séries canadiennes et américaines, puis endosse le rôle d'Hercule dans la série Hercule</text:span></text:p>
      <text:p text:style-name="P6">                        <text:span text:style-name="T13">contre Arès (Young Hercules) de 1998 à 1999.</text:span><text:span text:style-name="T5">&lt;/</text:span><text:span text:style-name="T8">p</text:span><text:span text:style-name="T5">&gt;</text:span></text:p>
      <text:p text:style-name="P7"/>
      <text:p text:style-name="P6">                    <text:span text:style-name="T5">&lt;</text:span><text:span text:style-name="T8">p</text:span><text:span text:style-name="T5">&gt;</text:span><text:span text:style-name="T13">En 2001, il apparaît pour la première fois sur grand écran dans le film de Boaz Yakin, produit</text:span></text:p>
      <text:p text:style-name="P6">                        <text:span text:style-name="T13">par Jerry Bruckheimer, Le Plus Beau des combats (Remember the Titans) où il interprète un jeune</text:span></text:p>
      <text:p text:style-name="P6">                        <text:span text:style-name="T13">joueur de football américain dans la première équipe scolaire de Virginie accueillant des noirs,</text:span></text:p>
      <text:p text:style-name="P6">                        <text:span text:style-name="T13">Les Titans. La même année, Antoine obtient le rôle d'un néo-nazi juif dans Danny Balint (The</text:span></text:p>
      <text:p text:style-name="P6">                        <text:span text:style-name="T13">Believer) de Henry Bean, le film remporte le « Grand Prix du Jury » au festival du film de</text:span></text:p>
      <text:p text:style-name="P6">                        <text:span text:style-name="T13">Sundance et le « St. George d'or » au festival international du film de Moscou.</text:span><text:span text:style-name="T5">&lt;/</text:span><text:span text:style-name="T8">p</text:span><text:span text:style-name="T5">&gt;</text:span></text:p>
      <text:p text:style-name="P7"/>
      <text:p text:style-name="P6">                    <text:span text:style-name="T5">&lt;</text:span><text:span text:style-name="T8">p</text:span><text:span text:style-name="T5">&gt;</text:span><text:span text:style-name="T13">De 2002 à 2004, il interprète surtout des rôles de jeunes gens tourmentés : un meurtrier perfide</text:span></text:p>
      <text:p text:style-name="P6">                        <text:span text:style-name="T13">et sûr de lui face à Sandra Bullock dans Calculs meurtriers (Murder by Numbers) de Barbet</text:span></text:p>
      <text:p text:style-name="P6">                        <text:span text:style-name="T13">Schroeder puis un adolescent énigmatique et fascinant dans The United States of Leland de</text:span></text:p>
      <text:p text:style-name="P6">                        <text:span text:style-name="T13">Matthew Ryan Hoge, aux côtés de Don Cheadle. Le film sera présenté au Festival de Deauville et</text:span></text:p>
      <text:p text:style-name="P6"><text:soft-page-break/>                        <text:span text:style-name="T13">au Festival de Sundance en 2003. Il a également participé au film d'Andrew J. Smith, The</text:span></text:p>
      <text:p text:style-name="P6">                        <text:span text:style-name="T13">Slaughter Rule en 2002, où David Morse l'entraîne dans son équipe de six-man football, un dérivé</text:span></text:p>
      <text:p text:style-name="P6">                        <text:span text:style-name="T13">brutal du football américain.</text:span><text:span text:style-name="T5">&lt;/</text:span><text:span text:style-name="T8">p</text:span><text:span text:style-name="T5">&gt;</text:span></text:p>
      <text:p text:style-name="P7"/>
      <text:p text:style-name="P6">                    <text:span text:style-name="T5">&lt;</text:span><text:span text:style-name="T8">p</text:span><text:span text:style-name="T5">&gt;</text:span><text:span text:style-name="T13">En 2004, Antoine tourne ensuite sous la direction de Nick Cassavetes dans N'oublie jamais (The</text:span></text:p>
      <text:p text:style-name="P6">                        <text:span text:style-name="T13">Notebook) avec Rachel McAdams, un drame romantique sur l'amour éternel à travers la maladie</text:span></text:p>
      <text:p text:style-name="P6">                        <text:span text:style-name="T13">d'Alzheimer, qui leur vaudra de nombreux prix du public aux Teen Choice Awards, et le MTV Movie</text:span></text:p>
      <text:p text:style-name="P6">                        <text:span text:style-name="T13">Award du meilleur baiser. La même année, le New York Times parle de lui comme l'un des nouveaux</text:span></text:p>
      <text:p text:style-name="P6">                        <text:span text:style-name="T13">talents en vue du cinéma américain.</text:span><text:span text:style-name="T5">&lt;/</text:span><text:span text:style-name="T8">p</text:span><text:span text:style-name="T5">&gt;</text:span></text:p>
      <text:p text:style-name="P7"/>
      <text:p text:style-name="P6">                    <text:span text:style-name="T5">&lt;</text:span><text:span text:style-name="T8">p</text:span><text:span text:style-name="T5">&gt;</text:span><text:span text:style-name="T13">Également compositeur, musicien et chanteur, il participe à la composition de la bande originale</text:span></text:p>
      <text:p text:style-name="P6">                        <text:span text:style-name="T13">du film Wild Roomies d'Oliver Robins en 2004.</text:span><text:span text:style-name="T5">&lt;/</text:span><text:span text:style-name="T8">p</text:span><text:span text:style-name="T5">&gt;</text:span></text:p>
      <text:p text:style-name="P7"/>
      <text:p text:style-name="P6">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    <text:span text:style-name="T5">&lt;</text:span><text:span text:style-name="T8">aside</text:span><text:span text:style-name="T13"> </text:span><text:span text:style-name="T11">class</text:span><text:span text:style-name="T13">=</text:span><text:span text:style-name="T14">"col-lg-2 d-none d-lg-block"</text:span><text:span text:style-name="T5">&gt;</text:span></text:p>
      <text:p text:style-name="P7"/>
      <text:p text:style-name="P6">                    <text:span text:style-name="T5">&lt;</text:span><text:span text:style-name="T8">div</text:span><text:span text:style-name="T5">&gt;</text:span></text:p>
      <text:p text:style-name="P7"/>
      <text:p text:style-name="P6">                        <text:span text:style-name="T5">&lt;</text:span><text:span text:style-name="T8">h6</text:span><text:span text:style-name="T5">&gt;</text:span><text:span text:style-name="T13">Recherche</text:span><text:span text:style-name="T5">&lt;/</text:span><text:span text:style-name="T8">h6</text:span><text:span text:style-name="T5">&gt;</text:span></text:p>
      <text:p text:style-name="P6">    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mb-3"</text:span><text:span text:style-name="T5">&gt;</text:span></text:p>
      <text:p text:style-name="P6">                            <text:span text:style-name="T5">&lt;</text:span><text:span text:style-name="T8">input</text:span><text:span text:style-name="T13"> </text:span><text:span text:style-name="T11">type</text:span><text:span text:style-name="T13">=</text:span><text:span text:style-name="T14">"text"</text:span><text:span text:style-name="T13"> </text:span><text:span text:style-name="T11">class</text:span><text:span text:style-name="T13">=</text:span><text:span text:style-name="T14">"form-control"</text:span><text:span text:style-name="T13"> </text:span><text:span text:style-name="T11">id</text:span><text:span text:style-name="T13">=</text:span><text:span text:style-name="T14">"exampleFormControlInput1"</text:span></text:p>
      <text:p text:style-name="P6">                                <text:span text:style-name="T11">placeholder</text:span><text:span text:style-name="T13">=</text:span><text:span text:style-name="T14">"Recherche"</text:span><text:span text:style-name="T5">&gt;</text:span></text:p>
      <text:p text:style-name="P6">                            <text:span text:style-name="T5">&lt;</text:span><text:span text:style-name="T8">button</text:span><text:span text:style-name="T13"> </text:span><text:span text:style-name="T11">type</text:span><text:span text:style-name="T13">=</text:span><text:span text:style-name="T14">"button"</text:span><text:span text:style-name="T13"> </text:span><text:span text:style-name="T11">class</text:span><text:span text:style-name="T13">=</text:span><text:span text:style-name="T14">"btn btn-outline-dark"</text:span><text:span text:style-name="T5">&gt;</text:span><text:span text:style-name="T13">Ok</text:span><text:span text:style-name="T5">&lt;/</text:span><text:span text:style-name="T8">button</text:span><text:span text:style-name="T5">&gt;</text:span></text:p>
      <text:p text:style-name="P6">        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        <text:span text:style-name="T5">&lt;</text:span><text:span text:style-name="T8">div</text:span><text:span text:style-name="T5">&gt;</text:span></text:p>
      <text:p text:style-name="P7"/>
      <text:p text:style-name="P6">                        <text:span text:style-name="T5">&lt;</text:span><text:span text:style-name="T8">h6</text:span><text:span text:style-name="T5">&gt;</text:span><text:span text:style-name="T13">Newsletter</text:span><text:span text:style-name="T5">&lt;/</text:span><text:span text:style-name="T8">h6</text:span><text:span text:style-name="T5">&gt;</text:span></text:p>
      <text:p text:style-name="P6">    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mb-3"</text:span><text:span text:style-name="T5">&gt;</text:span></text:p>
      <text:p text:style-name="P6">                            <text:span text:style-name="T5">&lt;</text:span><text:span text:style-name="T8">input</text:span><text:span text:style-name="T13"> </text:span><text:span text:style-name="T11">type</text:span><text:span text:style-name="T13">=</text:span><text:span text:style-name="T14">"email"</text:span><text:span text:style-name="T13"> </text:span><text:span text:style-name="T11">class</text:span><text:span text:style-name="T13">=</text:span><text:span text:style-name="T14">"form-control"</text:span><text:span text:style-name="T13"> </text:span><text:span text:style-name="T11">id</text:span><text:span text:style-name="T13">=</text:span><text:span text:style-name="T14">"exampleFormControlInput1"</text:span></text:p>
      <text:p text:style-name="P6">                                <text:span text:style-name="T11">placeholder</text:span><text:span text:style-name="T13">=</text:span><text:span text:style-name="T14">"Recherche"</text:span><text:span text:style-name="T5">&gt;</text:span></text:p>
      <text:p text:style-name="P6">                            <text:span text:style-name="T5">&lt;</text:span><text:span text:style-name="T8">button</text:span><text:span text:style-name="T13"> </text:span><text:span text:style-name="T11">type</text:span><text:span text:style-name="T13">=</text:span><text:span text:style-name="T14">"button"</text:span><text:span text:style-name="T13"> </text:span><text:span text:style-name="T11">class</text:span><text:span text:style-name="T13">=</text:span><text:span text:style-name="T14">"btn btn-outline-dark"</text:span><text:span text:style-name="T5">&gt;</text:span><text:span text:style-name="T13">S'inscrire</text:span><text:span text:style-name="T5">&lt;/</text:span><text:span text:style-name="T8">button</text:span><text:span text:style-name="T5">&gt;</text:span></text:p>
      <text:p text:style-name="P6">        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        <text:span text:style-name="T5">&lt;</text:span><text:span text:style-name="T8">h6</text:span><text:span text:style-name="T5">&gt;</text:span><text:span text:style-name="T13">Partager</text:span><text:span text:style-name="T5">&lt;/</text:span><text:span text:style-name="T8">h6</text:span><text:span text:style-name="T5">&gt;</text:span></text:p>
      <text:p text:style-name="P6"><text:soft-page-break/>                    <text:span text:style-name="T5">&lt;</text:span><text:span text:style-name="T8">i</text:span><text:span text:style-name="T13"> </text:span><text:span text:style-name="T11">class</text:span><text:span text:style-name="T13">=</text:span><text:span text:style-name="T14">"bi bi-facebook"</text:span><text:span text:style-name="T5">&gt;&lt;/</text:span><text:span text:style-name="T8">i</text:span><text:span text:style-name="T5">&gt;</text:span></text:p>
      <text:p text:style-name="P6">                    <text:span text:style-name="T5">&lt;</text:span><text:span text:style-name="T8">i</text:span><text:span text:style-name="T13"> </text:span><text:span text:style-name="T11">class</text:span><text:span text:style-name="T13">=</text:span><text:span text:style-name="T14">"bi bi-instagram"</text:span><text:span text:style-name="T5">&gt;&lt;/</text:span><text:span text:style-name="T8">i</text:span><text:span text:style-name="T5">&gt;</text:span></text:p>
      <text:p text:style-name="P6">                    <text:span text:style-name="T5">&lt;</text:span><text:span text:style-name="T8">i</text:span><text:span text:style-name="T13"> </text:span><text:span text:style-name="T11">class</text:span><text:span text:style-name="T13">=</text:span><text:span text:style-name="T14">"bi bi-youtube"</text:span><text:span text:style-name="T5">&gt;&lt;/</text:span><text:span text:style-name="T8">i</text:span><text:span text:style-name="T5">&gt;</text:span></text:p>
      <text:p text:style-name="P6">                    <text:span text:style-name="T5">&lt;</text:span><text:span text:style-name="T8">i</text:span><text:span text:style-name="T13"> </text:span><text:span text:style-name="T11">class</text:span><text:span text:style-name="T13">=</text:span><text:span text:style-name="T14">"bi bi-twitter"</text:span><text:span text:style-name="T5">&gt;&lt;/</text:span><text:span text:style-name="T8">i</text:span><text:span text:style-name="T5">&gt;</text:span></text:p>
      <text:p text:style-name="P7"/>
      <text:p text:style-name="P6">                <text:span text:style-name="T5">&lt;/</text:span><text:span text:style-name="T8">aside</text:span><text:span text:style-name="T5">&gt;</text:span></text:p>
      <text:p text:style-name="P7"/>
      <text:p text:style-name="P6">            <text:span text:style-name="T5">&lt;/</text:span><text:span text:style-name="T8">div</text:span><text:span text:style-name="T5">&gt;</text:span></text:p>
      <text:p text:style-name="P7"/>
      <text:p text:style-name="P6">        <text:span text:style-name="T5">&lt;/</text:span><text:span text:style-name="T8">div</text:span><text:span text:style-name="T5">&gt;</text:span></text:p>
      <text:p text:style-name="P7"/>
      <text:p text:style-name="P6">    <text:span text:style-name="T5">&lt;/</text:span><text:span text:style-name="T8">main</text:span><text:span text:style-name="T5">&gt;</text:span></text:p>
      <text:p text:style-name="P7"/>
      <text:p text:style-name="P6">    <text:span text:style-name="T5">&lt;</text:span><text:span text:style-name="T8">footer</text:span><text:span text:style-name="T13"> </text:span><text:span text:style-name="T11">class</text:span><text:span text:style-name="T13">=</text:span><text:span text:style-name="T14">"bg-dark text-white py-5"</text:span><text:span text:style-name="T5">&gt;</text:span></text:p>
      <text:p text:style-name="P7"/>
      <text:p text:style-name="P6">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ntainer"</text:span><text:span text:style-name="T5">&gt;</text:span></text:p>
      <text:p text:style-name="P7"/>
      <text:p text:style-name="P6">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row"</text:span><text:span text:style-name="T5">&gt;</text:span></text:p>
      <text:p text:style-name="P7"/>
      <text:p text:style-name="P6">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l-12 col-lg-4"</text:span><text:span text:style-name="T5">&gt;</text:span></text:p>
      <text:p text:style-name="P7"/>
      <text:p text:style-name="P6">                    <text:span text:style-name="T5">&lt;</text:span><text:span text:style-name="T8">h3</text:span><text:span text:style-name="T5">&gt;</text:span><text:span text:style-name="T13">Catégories</text:span><text:span text:style-name="T5">&lt;/</text:span><text:span text:style-name="T8">h3</text:span><text:span text:style-name="T5">&gt;</text:span></text:p>
      <text:p text:style-name="P6">                    <text:span text:style-name="T5">&lt;</text:span><text:span text:style-name="T8">ul</text:span><text:span text:style-name="T5">&gt;</text:span></text:p>
      <text:p text:style-name="P6">                        <text:span text:style-name="T5">&lt;</text:span><text:span text:style-name="T8">li</text:span><text:span text:style-name="T5">&gt;&lt;</text:span><text:span text:style-name="T8">a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Revues</text:span><text:span text:style-name="T5">&lt;/</text:span><text:span text:style-name="T8">a</text:span><text:span text:style-name="T5">&gt;&lt;/</text:span><text:span text:style-name="T8">li</text:span><text:span text:style-name="T5">&gt;</text:span></text:p>
      <text:p text:style-name="P6">                        <text:span text:style-name="T5">&lt;</text:span><text:span text:style-name="T8">li</text:span><text:span text:style-name="T5">&gt;&lt;</text:span><text:span text:style-name="T8">a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Recettes</text:span><text:span text:style-name="T5">&lt;/</text:span><text:span text:style-name="T8">a</text:span><text:span text:style-name="T5">&gt;&lt;/</text:span><text:span text:style-name="T8">li</text:span><text:span text:style-name="T5">&gt;</text:span></text:p>
      <text:p text:style-name="P6">                        <text:span text:style-name="T5">&lt;</text:span><text:span text:style-name="T8">li</text:span><text:span text:style-name="T5">&gt;&lt;</text:span><text:span text:style-name="T8">a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Découvertes</text:span><text:span text:style-name="T5">&lt;/</text:span><text:span text:style-name="T8">a</text:span><text:span text:style-name="T5">&gt;&lt;/</text:span><text:span text:style-name="T8">li</text:span><text:span text:style-name="T5">&gt;</text:span></text:p>
      <text:p text:style-name="P6">                    <text:span text:style-name="T5">&lt;/</text:span><text:span text:style-name="T8">ul</text:span><text:span text:style-name="T5">&gt;</text:span></text:p>
      <text:p text:style-name="P7"/>
      <text:p text:style-name="P6">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l-12 col-lg-4"</text:span><text:span text:style-name="T5">&gt;</text:span></text:p>
      <text:p text:style-name="P7"/>
      <text:p text:style-name="P6">                    <text:span text:style-name="T5">&lt;</text:span><text:span text:style-name="T8">h3</text:span><text:span text:style-name="T5">&gt;</text:span><text:span text:style-name="T13">Archives</text:span><text:span text:style-name="T5">&lt;/</text:span><text:span text:style-name="T8">h3</text:span><text:span text:style-name="T5">&gt;</text:span></text:p>
      <text:p text:style-name="P6">                    <text:span text:style-name="T5">&lt;</text:span><text:span text:style-name="T8">ul</text:span><text:span text:style-name="T5">&gt;</text:span></text:p>
      <text:p text:style-name="P6">                        <text:span text:style-name="T5">&lt;</text:span><text:span text:style-name="T8">li</text:span><text:span text:style-name="T5">&gt;&lt;</text:span><text:span text:style-name="T8">a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2019</text:span><text:span text:style-name="T5">&lt;/</text:span><text:span text:style-name="T8">a</text:span><text:span text:style-name="T5">&gt;&lt;/</text:span><text:span text:style-name="T8">li</text:span><text:span text:style-name="T5">&gt;</text:span></text:p>
      <text:p text:style-name="P6">                        <text:span text:style-name="T5">&lt;</text:span><text:span text:style-name="T8">li</text:span><text:span text:style-name="T5">&gt;&lt;</text:span><text:span text:style-name="T8">a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2018</text:span><text:span text:style-name="T5">&lt;/</text:span><text:span text:style-name="T8">a</text:span><text:span text:style-name="T5">&gt;&lt;/</text:span><text:span text:style-name="T8">li</text:span><text:span text:style-name="T5">&gt;</text:span></text:p>
      <text:p text:style-name="P6">                        <text:span text:style-name="T5">&lt;</text:span><text:span text:style-name="T8">li</text:span><text:span text:style-name="T5">&gt;&lt;</text:span><text:span text:style-name="T8">a</text:span><text:span text:style-name="T13"> </text:span><text:span text:style-name="T11">href</text:span><text:span text:style-name="T13">=</text:span><text:span text:style-name="T14">"#"</text:span><text:span text:style-name="T5">&gt;</text:span><text:span text:style-name="T13">2017</text:span><text:span text:style-name="T5">&lt;/</text:span><text:span text:style-name="T8">a</text:span><text:span text:style-name="T5">&gt;&lt;/</text:span><text:span text:style-name="T8">li</text:span><text:span text:style-name="T5">&gt;</text:span></text:p>
      <text:p text:style-name="P6">                    <text:span text:style-name="T5">&lt;/</text:span><text:span text:style-name="T8">ul</text:span><text:span text:style-name="T5">&gt;</text:span></text:p>
      <text:p text:style-name="P7"/>
      <text:p text:style-name="P6">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col-6 col-lg-3"</text:span><text:span text:style-name="T5">&gt;</text:span></text:p>
      <text:p text:style-name="P7"/>
      <text:p text:style-name="P6">                    <text:span text:style-name="T5">&lt;</text:span><text:span text:style-name="T8">h6</text:span><text:span text:style-name="T5">&gt;</text:span><text:span text:style-name="T13">Newsletter</text:span><text:span text:style-name="T5">&lt;/</text:span><text:span text:style-name="T8">h6</text:span><text:span text:style-name="T5">&gt;</text:span></text:p>
      <text:p text:style-name="P7"/>
      <text:p text:style-name="P6">                    <text:span text:style-name="T5">&lt;</text:span><text:span text:style-name="T8">div</text:span><text:span text:style-name="T13"> </text:span><text:span text:style-name="T11">class</text:span><text:span text:style-name="T13">=</text:span><text:span text:style-name="T14">"input-group mb-3"</text:span><text:span text:style-name="T5">&gt;</text:span></text:p>
      <text:p text:style-name="P6">                        <text:span text:style-name="T5">&lt;</text:span><text:span text:style-name="T8">input</text:span><text:span text:style-name="T13"> </text:span><text:span text:style-name="T11">type</text:span><text:span text:style-name="T13">=</text:span><text:span text:style-name="T14">"text"</text:span><text:span text:style-name="T13"> </text:span><text:span text:style-name="T11">class</text:span><text:span text:style-name="T13">=</text:span><text:span text:style-name="T14">"form-control"</text:span><text:span text:style-name="T13"> </text:span><text:span text:style-name="T11">placeholder</text:span><text:span text:style-name="T13">=</text:span><text:span text:style-name="T14">"Email"</text:span><text:span text:style-name="T13"> </text:span><text:span text:style-name="T11">aria-</text:span><text:soft-page-break/><text:span text:style-name="T11">label</text:span><text:span text:style-name="T13">=</text:span><text:span text:style-name="T14">"Recipient's username"</text:span></text:p>
      <text:p text:style-name="P6">                            <text:span text:style-name="T11">aria-describedby</text:span><text:span text:style-name="T13">=</text:span><text:span text:style-name="T14">"button-addon2"</text:span><text:span text:style-name="T5">&gt;</text:span></text:p>
      <text:p text:style-name="P6">                        <text:span text:style-name="T5">&lt;</text:span><text:span text:style-name="T8">button</text:span><text:span text:style-name="T13"> </text:span><text:span text:style-name="T11">class</text:span><text:span text:style-name="T13">=</text:span><text:span text:style-name="T14">"btn btn-outline-light"</text:span><text:span text:style-name="T13"> </text:span><text:span text:style-name="T11">type</text:span><text:span text:style-name="T13">=</text:span><text:span text:style-name="T14">"button"</text:span><text:span text:style-name="T13"> </text:span><text:span text:style-name="T11">id</text:span><text:span text:style-name="T13">=</text:span><text:span text:style-name="T14">"button-addon2"</text:span><text:span text:style-name="T5">&gt;</text:span><text:span text:style-name="T13">S'inscrire</text:span><text:span text:style-name="T5">&lt;/</text:span><text:span text:style-name="T8">button</text:span><text:span text:style-name="T5">&gt;</text:span></text:p>
      <text:p text:style-name="P6">    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        <text:span text:style-name="T5">&lt;</text:span><text:span text:style-name="T8">h6</text:span><text:span text:style-name="T5">&gt;</text:span><text:span text:style-name="T13">Partager</text:span><text:span text:style-name="T5">&lt;/</text:span><text:span text:style-name="T8">h6</text:span><text:span text:style-name="T5">&gt;</text:span></text:p>
      <text:p text:style-name="P6">                    <text:span text:style-name="T5">&lt;</text:span><text:span text:style-name="T8">i</text:span><text:span text:style-name="T13"> </text:span><text:span text:style-name="T11">class</text:span><text:span text:style-name="T13">=</text:span><text:span text:style-name="T14">"bi bi-facebook"</text:span><text:span text:style-name="T5">&gt;&lt;/</text:span><text:span text:style-name="T8">i</text:span><text:span text:style-name="T5">&gt;</text:span></text:p>
      <text:p text:style-name="P6">                    <text:span text:style-name="T5">&lt;</text:span><text:span text:style-name="T8">i</text:span><text:span text:style-name="T13"> </text:span><text:span text:style-name="T11">class</text:span><text:span text:style-name="T13">=</text:span><text:span text:style-name="T14">"bi bi-instagram"</text:span><text:span text:style-name="T5">&gt;&lt;/</text:span><text:span text:style-name="T8">i</text:span><text:span text:style-name="T5">&gt;</text:span></text:p>
      <text:p text:style-name="P6">                    <text:span text:style-name="T5">&lt;</text:span><text:span text:style-name="T8">i</text:span><text:span text:style-name="T13"> </text:span><text:span text:style-name="T11">class</text:span><text:span text:style-name="T13">=</text:span><text:span text:style-name="T14">"bi bi-youtube"</text:span><text:span text:style-name="T5">&gt;&lt;/</text:span><text:span text:style-name="T8">i</text:span><text:span text:style-name="T5">&gt;</text:span></text:p>
      <text:p text:style-name="P6">                    <text:span text:style-name="T5">&lt;</text:span><text:span text:style-name="T8">i</text:span><text:span text:style-name="T13"> </text:span><text:span text:style-name="T11">class</text:span><text:span text:style-name="T13">=</text:span><text:span text:style-name="T14">"bi bi-twitter"</text:span><text:span text:style-name="T5">&gt;&lt;/</text:span><text:span text:style-name="T8">i</text:span><text:span text:style-name="T5">&gt;</text:span></text:p>
      <text:p text:style-name="P7"/>
      <text:p text:style-name="P6">                <text:span text:style-name="T5">&lt;/</text:span><text:span text:style-name="T8">div</text:span><text:span text:style-name="T5">&gt;</text:span></text:p>
      <text:p text:style-name="P7"/>
      <text:p text:style-name="P6">            <text:span text:style-name="T5">&lt;/</text:span><text:span text:style-name="T8">div</text:span><text:span text:style-name="T5">&gt;</text:span></text:p>
      <text:p text:style-name="P7"/>
      <text:p text:style-name="P6">        <text:span text:style-name="T5">&lt;/</text:span><text:span text:style-name="T8">div</text:span><text:span text:style-name="T5">&gt;</text:span></text:p>
      <text:p text:style-name="P7"/>
      <text:p text:style-name="P7"><text:span text:style-name="T3">    </text:span><text:span text:style-name="T5">&lt;/</text:span><text:span text:style-name="T8">footer</text:span><text:span text:style-name="T5">&gt;</text:span></text:p>
      <text:p text:style-name="P15"/>
      <text:p text:style-name="P6">    <text:span text:style-name="T5">&lt;</text:span><text:span text:style-name="T8">script</text:span><text:span text:style-name="T13"> </text:span><text:span text:style-name="T11">src</text:span><text:span text:style-name="T13">=</text:span><text:span text:style-name="T14">"./js/bootstrap.js"</text:span><text:span text:style-name="T5">&gt;&lt;/</text:span><text:span text:style-name="T8">script</text:span><text:span text:style-name="T5">&gt;</text:span></text:p>
      <text:p text:style-name="P2"><text:span text:style-name="T4">&lt;/</text:span><text:span text:style-name="T7">body</text:span><text:span text:style-name="T4">&gt;</text:span></text:p>
      <text:p text:style-name="P7"/>
      <text:p text:style-name="P2"><text:span text:style-name="T4">&lt;/</text:span><text:span text:style-name="T7">html</text:span><text:span text:style-name="T4">&gt;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style:line-height-at-least="0.503cm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use-window-font-color="true" style:font-name="Consolas" fo:font-size="10.5pt" fo:font-weight="bold" fo:background-color="transparent" style:font-weight-asian="bold" style:font-weight-complex="bold"/>
    </style:style>
    <style:style style:name="M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0.82cm" fo:margin-right="0.91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Team member Cui'zine</text:span><text:tab/><text:tab/><text:tab/>Using bootstrap<text:tab/><text:tab/><text:tab/><text:tab/><text:tab/><text:span text:style-name="MT2">HTML</text:span> et CSS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21T11:22:35.28</meta:creation-date>
    <dc:date>2021-03-21T15:00:29.55</dc:date>
    <meta:editing-duration>PT30M8S</meta:editing-duration>
    <meta:editing-cycles>5</meta:editing-cycles>
    <meta:generator>OpenOffice/4.1.8$Win32 OpenOffice.org_project/418m3$Build-9803</meta:generator>
    <meta:document-statistic meta:table-count="0" meta:image-count="0" meta:object-count="0" meta:page-count="28" meta:paragraph-count="856" meta:word-count="2417" meta:character-count="41159"/>
  </office:meta>
</office:document-meta>
</file>